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65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  <style:map style:condition="cell-content()=&quot;Must buy!&quot;" style:apply-style-name="Alarm_21_" style:base-cell-address="'EV3 Combined List'.F1"/>
      <style:map style:condition="cell-content()=&quot;It's okay.&quot;" style:apply-style-name="Good." style:base-cell-address="'EV3 Combined List'.F1"/>
    </style:style>
    <style:style style:name="ce4" style:family="table-cell" style:parent-style-name="Default" style:data-style-name="N99">
      <style:map style:condition="cell-content()=&quot;Must buy!&quot;" style:apply-style-name="Alarm_21_" style:base-cell-address="'EV3 Combined List'.F1"/>
      <style:map style:condition="cell-content()=&quot;It's okay.&quot;" style:apply-style-name="Good." style:base-cell-address="'EV3 Combined List'.F1"/>
    </style:style>
    <style:style style:name="ce5" style:family="table-cell" style:parent-style-name="Default">
      <style:map style:condition="cell-content()=&quot;Must buy!&quot;" style:apply-style-name="Alarm_21_" style:base-cell-address="'EV3 Combined List'.F1"/>
      <style:map style:condition="cell-content()=&quot;It's okay.&quot;" style:apply-style-name="Good." style:base-cell-address="'EV3 Combined List'.F1"/>
    </style:style>
    <style:style style:name="ce6" style:family="table-cell" style:parent-style-name="Default">
      <style:text-properties fo:font-weight="bold" style:font-weight-asian="bold" style:font-weight-complex="bold"/>
      <style:map style:condition="cell-content()=0" style:apply-style-name="Fast_20_transparent" style:base-cell-address="'EV3 Combined List'.G1"/>
      <style:map style:condition="cell-content()&gt;0" style:apply-style-name="Fettes_20_Brot" style:base-cell-address="'EV3 Combined List'.G1"/>
      <style:map style:condition="cell-content()&lt;0" style:apply-style-name="Leicht_20_wie_20_Wolken" style:base-cell-address="'EV3 Combined List'.G1"/>
    </style:style>
    <style:style style:name="ce7" style:family="table-cell" style:parent-style-name="Default">
      <style:map style:condition="cell-content()=0" style:apply-style-name="Fast_20_transparent" style:base-cell-address="'EV3 Combined List'.G1"/>
      <style:map style:condition="cell-content()&gt;0" style:apply-style-name="Fettes_20_Brot" style:base-cell-address="'EV3 Combined List'.G1"/>
      <style:map style:condition="cell-content()&lt;0" style:apply-style-name="Leicht_20_wie_20_Wolken" style:base-cell-address="'EV3 Combined List'.G1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  <style:map style:condition="cell-content()=&quot;Must buy!&quot;" style:apply-style-name="Alarm_21_" style:base-cell-address="'EV3 Combined List'.I1"/>
      <style:map style:condition="cell-content()=&quot;It's okay.&quot;" style:apply-style-name="Good." style:base-cell-address="'EV3 Combined List'.I1"/>
    </style:style>
    <style:style style:name="ce10" style:family="table-cell" style:parent-style-name="Default">
      <style:map style:condition="cell-content()=&quot;Must buy!&quot;" style:apply-style-name="Alarm_21_" style:base-cell-address="'EV3 Combined List'.I1"/>
      <style:map style:condition="cell-content()=&quot;It's okay.&quot;" style:apply-style-name="Good." style:base-cell-address="'EV3 Combined List'.I1"/>
    </style:style>
    <style:style style:name="ce11" style:family="table-cell" style:parent-style-name="Default">
      <style:text-properties fo:font-weight="bold" style:font-weight-asian="bold" style:font-weight-complex="bold"/>
      <style:map style:condition="cell-content()=0" style:apply-style-name="Fast_20_transparent" style:base-cell-address="'EV3 Combined List'.J1"/>
      <style:map style:condition="cell-content()&lt;0" style:apply-style-name="Leicht_20_wie_20_Wolken" style:base-cell-address="'EV3 Combined List'.J1"/>
      <style:map style:condition="cell-content()&gt;0" style:apply-style-name="Fettes_20_Brot" style:base-cell-address="'EV3 Combined List'.J1"/>
    </style:style>
    <style:style style:name="ce12" style:family="table-cell" style:parent-style-name="Default">
      <style:map style:condition="cell-content()=0" style:apply-style-name="Fast_20_transparent" style:base-cell-address="'EV3 Combined List'.J1"/>
      <style:map style:condition="cell-content()&lt;0" style:apply-style-name="Leicht_20_wie_20_Wolken" style:base-cell-address="'EV3 Combined List'.J1"/>
      <style:map style:condition="cell-content()&gt;0" style:apply-style-name="Fettes_20_Brot" style:base-cell-address="'EV3 Combined List'.J1"/>
    </style:style>
  </office:automatic-styles>
  <office:body>
    <office:spreadsheet>
      <table:table table:name="EV3 Combined 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6" table:default-cell-style-name="ce7"/>
        <table:table-column table:style-name="co6" table:default-cell-style-name="Default"/>
        <table:table-column table:style-name="co6" table:default-cell-style-name="ce10"/>
        <table:table-column table:style-name="co6" table:default-cell-style-name="ce12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Lego Mindstroms EV3 Home Edition.csv</text:p>
          </table:table-cell>
          <table:table-cell table:style-name="ce1" office:value-type="string" calcext:value-type="string">
            <text:p>Lego Mindstroms Education Core Set.csv</text:p>
          </table:table-cell>
          <table:table-cell table:style-name="ce1" office:value-type="string" calcext:value-type="string">
            <text:p>Lego Mindstroms Education Expansion Set.csv</text:p>
          </table:table-cell>
          <table:table-cell table:style-name="ce2" office:value-type="string" calcext:value-type="string">
            <text:p>Part name</text:p>
          </table:table-cell>
          <table:table-cell table:style-name="ce3" office:value-type="string" calcext:value-type="string">
            <text:p>Upgrade after Home + Expansion</text:p>
          </table:table-cell>
          <table:table-cell table:style-name="ce6" office:value-type="string" calcext:value-type="string">
            <text:p>How many?</text:p>
          </table:table-cell>
          <table:table-cell table:style-name="ce8" office:value-type="string" calcext:value-type="string">
            <text:p>--</text:p>
          </table:table-cell>
          <table:table-cell table:style-name="ce9" office:value-type="string" calcext:value-type="string">
            <text:p>Upgrade after Edu + Expansion</text:p>
          </table:table-cell>
          <table:table-cell table:style-name="ce11" office:value-type="string" calcext:value-type="string">
            <text:p>How many?</text:p>
          </table:table-cell>
        </table:table-row>
        <table:table-row table:style-name="ro1">
          <table:table-cell office:value-type="float" office:value="70902" calcext:value-type="float">
            <text:p>70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-Belt Ø15, White</text:p>
          </table:table-cell>
          <table:table-cell table:style-name="ce4" table:formula="of:=IF(([.B2]+[.D2]) &gt;= ([.C2]+[.D2]);&quot;It's okay.&quot;;&quot;Must buy!&quot;)" office:value-type="string" office:string-value="It's okay." calcext:value-type="string">
            <text:p>It's okay.</text:p>
          </table:table-cell>
          <table:table-cell table:formula="of:=([.C2]+[.D2])-([.B2]+[.D2])" office:value-type="float" office:value="0" calcext:value-type="float">
            <text:p>0</text:p>
          </table:table-cell>
          <table:table-cell/>
          <table:table-cell table:formula="of:=IF(([.C2]+[.D2]) &gt;= [.B2];&quot;It's okay.&quot;;&quot;Must buy!&quot;)" office:value-type="string" office:string-value="It's okay." calcext:value-type="string">
            <text:p>It's okay.</text:p>
          </table:table-cell>
          <table:table-cell table:formula="of:=[.B2]-([.C2]+[.D2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0904" calcext:value-type="float">
            <text:p>70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-Belt Ø26, Blue</text:p>
          </table:table-cell>
          <table:table-cell table:style-name="ce4" table:formula="of:=IF(([.B3]+[.D3]) &gt;= ([.C3]+[.D3]);&quot;It's okay.&quot;;&quot;Must buy!&quot;)" office:value-type="string" office:string-value="It's okay." calcext:value-type="string">
            <text:p>It's okay.</text:p>
          </table:table-cell>
          <table:table-cell table:formula="of:=([.C3]+[.D3])-([.B3]+[.D3])" office:value-type="float" office:value="0" calcext:value-type="float">
            <text:p>0</text:p>
          </table:table-cell>
          <table:table-cell/>
          <table:table-cell table:formula="of:=IF(([.C3]+[.D3]) &gt;= [.B3];&quot;It's okay.&quot;;&quot;Must buy!&quot;)" office:value-type="string" office:string-value="It's okay." calcext:value-type="string">
            <text:p>It's okay.</text:p>
          </table:table-cell>
          <table:table-cell table:formula="of:=[.B3]-([.C3]+[.D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0905" calcext:value-type="float">
            <text:p>70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-Belt Ø33, Yellow</text:p>
          </table:table-cell>
          <table:table-cell table:style-name="ce4" table:formula="of:=IF(([.B4]+[.D4]) &gt;= ([.C4]+[.D4]);&quot;It's okay.&quot;;&quot;Must buy!&quot;)" office:value-type="string" office:string-value="It's okay." calcext:value-type="string">
            <text:p>It's okay.</text:p>
          </table:table-cell>
          <table:table-cell table:formula="of:=([.C4]+[.D4])-([.B4]+[.D4])" office:value-type="float" office:value="0" calcext:value-type="float">
            <text:p>0</text:p>
          </table:table-cell>
          <table:table-cell/>
          <table:table-cell table:formula="of:=IF(([.C4]+[.D4]) &gt;= [.B4];&quot;It's okay.&quot;;&quot;Must buy!&quot;)" office:value-type="string" office:string-value="It's okay." calcext:value-type="string">
            <text:p>It's okay.</text:p>
          </table:table-cell>
          <table:table-cell table:formula="of:=[.B4]-([.C4]+[.D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0526" calcext:value-type="float">
            <text:p>3705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oss Axle 4M</text:p>
          </table:table-cell>
          <table:table-cell table:style-name="ce4" table:formula="of:=IF(([.B5]+[.D5]) &gt;= ([.C5]+[.D5]);&quot;It's okay.&quot;;&quot;Must buy!&quot;)" office:value-type="string" office:string-value="Must buy!" calcext:value-type="string">
            <text:p>Must buy!</text:p>
          </table:table-cell>
          <table:table-cell table:formula="of:=([.C5]+[.D5])-([.B5]+[.D5])" office:value-type="float" office:value="4" calcext:value-type="float">
            <text:p>4</text:p>
          </table:table-cell>
          <table:table-cell/>
          <table:table-cell table:formula="of:=IF(([.C5]+[.D5]) &gt;= [.B5];&quot;It's okay.&quot;;&quot;Must buy!&quot;)" office:value-type="string" office:string-value="It's okay." calcext:value-type="string">
            <text:p>It's okay.</text:p>
          </table:table-cell>
          <table:table-cell table:formula="of:=[.B5]-([.C5]+[.D5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70626" calcext:value-type="float">
            <text:p>3706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 Axle 6M</text:p>
          </table:table-cell>
          <table:table-cell table:style-name="ce4" table:formula="of:=IF(([.B6]+[.D6]) &gt;= ([.C6]+[.D6]);&quot;It's okay.&quot;;&quot;Must buy!&quot;)" office:value-type="string" office:string-value="It's okay." calcext:value-type="string">
            <text:p>It's okay.</text:p>
          </table:table-cell>
          <table:table-cell table:formula="of:=([.C6]+[.D6])-([.B6]+[.D6])" office:value-type="float" office:value="-5" calcext:value-type="float">
            <text:p>-5</text:p>
          </table:table-cell>
          <table:table-cell/>
          <table:table-cell table:formula="of:=IF(([.C6]+[.D6]) &gt;= [.B6];&quot;It's okay.&quot;;&quot;Must buy!&quot;)" office:value-type="string" office:string-value="Must buy!" calcext:value-type="string">
            <text:p>Must buy!</text:p>
          </table:table-cell>
          <table:table-cell table:formula="of:=[.B6]-([.C6]+[.D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726" calcext:value-type="float">
            <text:p>3707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 Axle 8M</text:p>
          </table:table-cell>
          <table:table-cell table:style-name="ce4" table:formula="of:=IF(([.B7]+[.D7]) &gt;= ([.C7]+[.D7]);&quot;It's okay.&quot;;&quot;Must buy!&quot;)" office:value-type="string" office:string-value="Must buy!" calcext:value-type="string">
            <text:p>Must buy!</text:p>
          </table:table-cell>
          <table:table-cell table:formula="of:=([.C7]+[.D7])-([.B7]+[.D7])" office:value-type="float" office:value="2" calcext:value-type="float">
            <text:p>2</text:p>
          </table:table-cell>
          <table:table-cell/>
          <table:table-cell table:formula="of:=IF(([.C7]+[.D7]) &gt;= [.B7];&quot;It's okay.&quot;;&quot;Must buy!&quot;)" office:value-type="string" office:string-value="It's okay." calcext:value-type="string">
            <text:p>It's okay.</text:p>
          </table:table-cell>
          <table:table-cell table:formula="of:=[.B7]-([.C7]+[.D7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70826" calcext:value-type="float">
            <text:p>3708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 Axle 12M</text:p>
          </table:table-cell>
          <table:table-cell table:style-name="ce4" table:formula="of:=IF(([.B8]+[.D8]) &gt;= ([.C8]+[.D8]);&quot;It's okay.&quot;;&quot;Must buy!&quot;)" office:value-type="string" office:string-value="Must buy!" calcext:value-type="string">
            <text:p>Must buy!</text:p>
          </table:table-cell>
          <table:table-cell table:formula="of:=([.C8]+[.D8])-([.B8]+[.D8])" office:value-type="float" office:value="2" calcext:value-type="float">
            <text:p>2</text:p>
          </table:table-cell>
          <table:table-cell/>
          <table:table-cell table:formula="of:=IF(([.C8]+[.D8]) &gt;= [.B8];&quot;It's okay.&quot;;&quot;Must buy!&quot;)" office:value-type="string" office:string-value="It's okay." calcext:value-type="string">
            <text:p>It's okay.</text:p>
          </table:table-cell>
          <table:table-cell table:formula="of:=[.B8]-([.C8]+[.D8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73726" calcext:value-type="float">
            <text:p>3737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 Axle 10M</text:p>
          </table:table-cell>
          <table:table-cell table:style-name="ce4" table:formula="of:=IF(([.B9]+[.D9]) &gt;= ([.C9]+[.D9]);&quot;It's okay.&quot;;&quot;Must buy!&quot;)" office:value-type="string" office:string-value="Must buy!" calcext:value-type="string">
            <text:p>Must buy!</text:p>
          </table:table-cell>
          <table:table-cell table:formula="of:=([.C9]+[.D9])-([.B9]+[.D9])" office:value-type="float" office:value="2" calcext:value-type="float">
            <text:p>2</text:p>
          </table:table-cell>
          <table:table-cell/>
          <table:table-cell table:formula="of:=IF(([.C9]+[.D9]) &gt;= [.B9];&quot;It's okay.&quot;;&quot;Must buy!&quot;)" office:value-type="string" office:string-value="It's okay." calcext:value-type="string">
            <text:p>It's okay.</text:p>
          </table:table-cell>
          <table:table-cell table:formula="of:=[.B9]-([.C9]+[.D9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03226" calcext:value-type="float">
            <text:p>403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te 2X2 Round</text:p>
          </table:table-cell>
          <table:table-cell table:style-name="ce4" table:formula="of:=IF(([.B10]+[.D10]) &gt;= ([.C10]+[.D10]);&quot;It's okay.&quot;;&quot;Must buy!&quot;)" office:value-type="string" office:string-value="It's okay." calcext:value-type="string">
            <text:p>It's okay.</text:p>
          </table:table-cell>
          <table:table-cell table:formula="of:=([.C10]+[.D10])-([.B10]+[.D10])" office:value-type="float" office:value="0" calcext:value-type="float">
            <text:p>0</text:p>
          </table:table-cell>
          <table:table-cell/>
          <table:table-cell table:formula="of:=IF(([.C10]+[.D10]) &gt;= [.B10];&quot;It's okay.&quot;;&quot;Must buy!&quot;)" office:value-type="string" office:string-value="It's okay." calcext:value-type="string">
            <text:p>It's okay.</text:p>
          </table:table-cell>
          <table:table-cell table:formula="of:=[.B10]-([.C10]+[.D10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11649" calcext:value-type="float">
            <text:p>611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 2X2 Round Ii</text:p>
          </table:table-cell>
          <table:table-cell table:style-name="ce4" table:formula="of:=IF(([.B11]+[.D11]) &gt;= ([.C11]+[.D11]);&quot;It's okay.&quot;;&quot;Must buy!&quot;)" office:value-type="string" office:string-value="It's okay." calcext:value-type="string">
            <text:p>It's okay.</text:p>
          </table:table-cell>
          <table:table-cell table:formula="of:=([.C11]+[.D11])-([.B11]+[.D11])" office:value-type="float" office:value="0" calcext:value-type="float">
            <text:p>0</text:p>
          </table:table-cell>
          <table:table-cell/>
          <table:table-cell table:formula="of:=IF(([.C11]+[.D11]) &gt;= [.B11];&quot;It's okay.&quot;;&quot;Must buy!&quot;)" office:value-type="string" office:string-value="It's okay." calcext:value-type="string">
            <text:p>It's okay.</text:p>
          </table:table-cell>
          <table:table-cell table:formula="of:=[.B11]-([.C11]+[.D11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00396" calcext:value-type="float">
            <text:p>41003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-Belt Ø24 <text:s/>/ Clear Red</text:p>
          </table:table-cell>
          <table:table-cell table:style-name="ce4" table:formula="of:=IF(([.B12]+[.D12]) &gt;= ([.C12]+[.D12]);&quot;It's okay.&quot;;&quot;Must buy!&quot;)" office:value-type="string" office:string-value="It's okay." calcext:value-type="string">
            <text:p>It's okay.</text:p>
          </table:table-cell>
          <table:table-cell table:formula="of:=([.C12]+[.D12])-([.B12]+[.D12])" office:value-type="float" office:value="-1" calcext:value-type="float">
            <text:p>-1</text:p>
          </table:table-cell>
          <table:table-cell/>
          <table:table-cell table:formula="of:=IF(([.C12]+[.D12]) &gt;= [.B12];&quot;It's okay.&quot;;&quot;Must buy!&quot;)" office:value-type="string" office:string-value="It's okay." calcext:value-type="string">
            <text:p>It's okay.</text:p>
          </table:table-cell>
          <table:table-cell table:formula="of:=[.B12]-([.C12]+[.D12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07081" calcext:value-type="float">
            <text:p>4107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tch W. Cross Hole</text:p>
          </table:table-cell>
          <table:table-cell table:style-name="ce4" table:formula="of:=IF(([.B13]+[.D13]) &gt;= ([.C13]+[.D13]);&quot;It's okay.&quot;;&quot;Must buy!&quot;)" office:value-type="string" office:string-value="It's okay." calcext:value-type="string">
            <text:p>It's okay.</text:p>
          </table:table-cell>
          <table:table-cell table:formula="of:=([.C13]+[.D13])-([.B13]+[.D13])" office:value-type="float" office:value="0" calcext:value-type="float">
            <text:p>0</text:p>
          </table:table-cell>
          <table:table-cell/>
          <table:table-cell table:formula="of:=IF(([.C13]+[.D13]) &gt;= [.B13];&quot;It's okay.&quot;;&quot;Must buy!&quot;)" office:value-type="string" office:string-value="It's okay." calcext:value-type="string">
            <text:p>It's okay.</text:p>
          </table:table-cell>
          <table:table-cell table:formula="of:=[.B13]-([.C13]+[.D13]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107082" calcext:value-type="float">
            <text:p>4107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le Element, 157,5 Degr. [3]</text:p>
          </table:table-cell>
          <table:table-cell table:style-name="ce4" table:formula="of:=IF(([.B14]+[.D14]) &gt;= ([.C14]+[.D14]);&quot;It's okay.&quot;;&quot;Must buy!&quot;)" office:value-type="string" office:string-value="It's okay." calcext:value-type="string">
            <text:p>It's okay.</text:p>
          </table:table-cell>
          <table:table-cell table:formula="of:=([.C14]+[.D14])-([.B14]+[.D14])" office:value-type="float" office:value="0" calcext:value-type="float">
            <text:p>0</text:p>
          </table:table-cell>
          <table:table-cell/>
          <table:table-cell table:formula="of:=IF(([.C14]+[.D14]) &gt;= [.B14];&quot;It's okay.&quot;;&quot;Must buy!&quot;)" office:value-type="string" office:string-value="It's okay." calcext:value-type="string">
            <text:p>It's okay.</text:p>
          </table:table-cell>
          <table:table-cell table:formula="of:=[.B14]-([.C14]+[.D1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07084" calcext:value-type="float">
            <text:p>4107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le Element, 112,5 Degr. [5]</text:p>
          </table:table-cell>
          <table:table-cell table:style-name="ce4" table:formula="of:=IF(([.B15]+[.D15]) &gt;= ([.C15]+[.D15]);&quot;It's okay.&quot;;&quot;Must buy!&quot;)" office:value-type="string" office:string-value="It's okay." calcext:value-type="string">
            <text:p>It's okay.</text:p>
          </table:table-cell>
          <table:table-cell table:formula="of:=([.C15]+[.D15])-([.B15]+[.D15])" office:value-type="float" office:value="0" calcext:value-type="float">
            <text:p>0</text:p>
          </table:table-cell>
          <table:table-cell/>
          <table:table-cell table:formula="of:=IF(([.C15]+[.D15]) &gt;= [.B15];&quot;It's okay.&quot;;&quot;Must buy!&quot;)" office:value-type="string" office:string-value="It's okay." calcext:value-type="string">
            <text:p>It's okay.</text:p>
          </table:table-cell>
          <table:table-cell table:formula="of:=[.B15]-([.C15]+[.D15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107085" calcext:value-type="float">
            <text:p>41070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le Element, 0 Degrees [1]</text:p>
          </table:table-cell>
          <table:table-cell table:style-name="ce4" table:formula="of:=IF(([.B16]+[.D16]) &gt;= ([.C16]+[.D16]);&quot;It's okay.&quot;;&quot;Must buy!&quot;)" office:value-type="string" office:string-value="Must buy!" calcext:value-type="string">
            <text:p>Must buy!</text:p>
          </table:table-cell>
          <table:table-cell table:formula="of:=([.C16]+[.D16])-([.B16]+[.D16])" office:value-type="float" office:value="4" calcext:value-type="float">
            <text:p>4</text:p>
          </table:table-cell>
          <table:table-cell/>
          <table:table-cell table:formula="of:=IF(([.C16]+[.D16]) &gt;= [.B16];&quot;It's okay.&quot;;&quot;Must buy!&quot;)" office:value-type="string" office:string-value="It's okay." calcext:value-type="string">
            <text:p>It's okay.</text:p>
          </table:table-cell>
          <table:table-cell table:formula="of:=[.B16]-([.C16]+[.D16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107767" calcext:value-type="float">
            <text:p>41077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gle Element, 90 Degrees [6]</text:p>
          </table:table-cell>
          <table:table-cell table:style-name="ce4" table:formula="of:=IF(([.B17]+[.D17]) &gt;= ([.C17]+[.D17]);&quot;It's okay.&quot;;&quot;Must buy!&quot;)" office:value-type="string" office:string-value="Must buy!" calcext:value-type="string">
            <text:p>Must buy!</text:p>
          </table:table-cell>
          <table:table-cell table:formula="of:=([.C17]+[.D17])-([.B17]+[.D17])" office:value-type="float" office:value="2" calcext:value-type="float">
            <text:p>2</text:p>
          </table:table-cell>
          <table:table-cell/>
          <table:table-cell table:formula="of:=IF(([.C17]+[.D17]) &gt;= [.B17];&quot;It's okay.&quot;;&quot;Must buy!&quot;)" office:value-type="string" office:string-value="It's okay." calcext:value-type="string">
            <text:p>It's okay.</text:p>
          </table:table-cell>
          <table:table-cell table:formula="of:=[.B17]-([.C17]+[.D17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07783" calcext:value-type="float">
            <text:p>41077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le Element, 180 Degrees [2]</text:p>
          </table:table-cell>
          <table:table-cell table:style-name="ce4" table:formula="of:=IF(([.B18]+[.D18]) &gt;= ([.C18]+[.D18]);&quot;It's okay.&quot;;&quot;Must buy!&quot;)" office:value-type="string" office:string-value="Must buy!" calcext:value-type="string">
            <text:p>Must buy!</text:p>
          </table:table-cell>
          <table:table-cell table:formula="of:=([.C18]+[.D18])-([.B18]+[.D18])" office:value-type="float" office:value="4" calcext:value-type="float">
            <text:p>4</text:p>
          </table:table-cell>
          <table:table-cell/>
          <table:table-cell table:formula="of:=IF(([.C18]+[.D18]) &gt;= [.B18];&quot;It's okay.&quot;;&quot;Must buy!&quot;)" office:value-type="string" office:string-value="It's okay." calcext:value-type="string">
            <text:p>It's okay.</text:p>
          </table:table-cell>
          <table:table-cell table:formula="of:=[.B18]-([.C18]+[.D18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111998" calcext:value-type="float">
            <text:p>411199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 Angular Beam 3X7 45°</text:p>
          </table:table-cell>
          <table:table-cell table:style-name="ce4" table:formula="of:=IF(([.B19]+[.D19]) &gt;= ([.C19]+[.D19]);&quot;It's okay.&quot;;&quot;Must buy!&quot;)" office:value-type="string" office:string-value="It's okay." calcext:value-type="string">
            <text:p>It's okay.</text:p>
          </table:table-cell>
          <table:table-cell table:formula="of:=([.C19]+[.D19])-([.B19]+[.D19])" office:value-type="float" office:value="-12" calcext:value-type="float">
            <text:p>-12</text:p>
          </table:table-cell>
          <table:table-cell/>
          <table:table-cell table:formula="of:=IF(([.C19]+[.D19]) &gt;= [.B19];&quot;It's okay.&quot;;&quot;Must buy!&quot;)" office:value-type="string" office:string-value="Must buy!" calcext:value-type="string">
            <text:p>Must buy!</text:p>
          </table:table-cell>
          <table:table-cell table:formula="of:=[.B19]-([.C19]+[.D1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12282" calcext:value-type="float">
            <text:p>41122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hnic Angular Beam 4X6</text:p>
          </table:table-cell>
          <table:table-cell table:style-name="ce4" table:formula="of:=IF(([.B20]+[.D20]) &gt;= ([.C20]+[.D20]);&quot;It's okay.&quot;;&quot;Must buy!&quot;)" office:value-type="string" office:string-value="Must buy!" calcext:value-type="string">
            <text:p>Must buy!</text:p>
          </table:table-cell>
          <table:table-cell table:formula="of:=([.C20]+[.D20])-([.B20]+[.D20])" office:value-type="float" office:value="4" calcext:value-type="float">
            <text:p>4</text:p>
          </table:table-cell>
          <table:table-cell/>
          <table:table-cell table:formula="of:=IF(([.C20]+[.D20]) &gt;= [.B20];&quot;It's okay.&quot;;&quot;Must buy!&quot;)" office:value-type="string" office:string-value="It's okay." calcext:value-type="string">
            <text:p>It's okay.</text:p>
          </table:table-cell>
          <table:table-cell table:formula="of:=[.B20]-([.C20]+[.D20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119589" calcext:value-type="float">
            <text:p>4119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ule Bush</text:p>
          </table:table-cell>
          <table:table-cell table:style-name="ce4" table:formula="of:=IF(([.B21]+[.D21]) &gt;= ([.C21]+[.D21]);&quot;It's okay.&quot;;&quot;Must buy!&quot;)" office:value-type="string" office:string-value="It's okay." calcext:value-type="string">
            <text:p>It's okay.</text:p>
          </table:table-cell>
          <table:table-cell table:formula="of:=([.C21]+[.D21])-([.B21]+[.D21])" office:value-type="float" office:value="0" calcext:value-type="float">
            <text:p>0</text:p>
          </table:table-cell>
          <table:table-cell/>
          <table:table-cell table:formula="of:=IF(([.C21]+[.D21]) &gt;= [.B21];&quot;It's okay.&quot;;&quot;Must buy!&quot;)" office:value-type="string" office:string-value="It's okay." calcext:value-type="string">
            <text:p>It's okay.</text:p>
          </table:table-cell>
          <table:table-cell table:formula="of:=[.B21]-([.C21]+[.D21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20017" calcext:value-type="float">
            <text:p>41200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chnic Ang. Beam 4X2 90 Deg</text:p>
          </table:table-cell>
          <table:table-cell table:style-name="ce4" table:formula="of:=IF(([.B22]+[.D22]) &gt;= ([.C22]+[.D22]);&quot;It's okay.&quot;;&quot;Must buy!&quot;)" office:value-type="string" office:string-value="It's okay." calcext:value-type="string">
            <text:p>It's okay.</text:p>
          </table:table-cell>
          <table:table-cell table:formula="of:=([.C22]+[.D22])-([.B22]+[.D22])" office:value-type="float" office:value="-8" calcext:value-type="float">
            <text:p>-8</text:p>
          </table:table-cell>
          <table:table-cell/>
          <table:table-cell table:formula="of:=IF(([.C22]+[.D22]) &gt;= [.B22];&quot;It's okay.&quot;;&quot;Must buy!&quot;)" office:value-type="string" office:string-value="Must buy!" calcext:value-type="string">
            <text:p>Must buy!</text:p>
          </table:table-cell>
          <table:table-cell table:formula="of:=[.B22]-([.C22]+[.D2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121667" calcext:value-type="float">
            <text:p>4121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uble Cross Block</text:p>
          </table:table-cell>
          <table:table-cell table:style-name="ce4" table:formula="of:=IF(([.B23]+[.D23]) &gt;= ([.C23]+[.D23]);&quot;It's okay.&quot;;&quot;Must buy!&quot;)" office:value-type="string" office:string-value="Must buy!" calcext:value-type="string">
            <text:p>Must buy!</text:p>
          </table:table-cell>
          <table:table-cell table:formula="of:=([.C23]+[.D23])-([.B23]+[.D23])" office:value-type="float" office:value="8" calcext:value-type="float">
            <text:p>8</text:p>
          </table:table-cell>
          <table:table-cell/>
          <table:table-cell table:formula="of:=IF(([.C23]+[.D23]) &gt;= [.B23];&quot;It's okay.&quot;;&quot;Must buy!&quot;)" office:value-type="string" office:string-value="It's okay." calcext:value-type="string">
            <text:p>It's okay.</text:p>
          </table:table-cell>
          <table:table-cell table:formula="of:=[.B23]-([.C23]+[.D23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121715" calcext:value-type="float">
            <text:p>41217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nnector Peg W. Friction</text:p>
          </table:table-cell>
          <table:table-cell table:style-name="ce4" table:formula="of:=IF(([.B24]+[.D24]) &gt;= ([.C24]+[.D24]);&quot;It's okay.&quot;;&quot;Must buy!&quot;)" office:value-type="string" office:string-value="It's okay." calcext:value-type="string">
            <text:p>It's okay.</text:p>
          </table:table-cell>
          <table:table-cell table:formula="of:=([.C24]+[.D24])-([.B24]+[.D24])" office:value-type="float" office:value="-35" calcext:value-type="float">
            <text:p>-35</text:p>
          </table:table-cell>
          <table:table-cell/>
          <table:table-cell table:formula="of:=IF(([.C24]+[.D24]) &gt;= [.B24];&quot;It's okay.&quot;;&quot;Must buy!&quot;)" office:value-type="string" office:string-value="It's okay." calcext:value-type="string">
            <text:p>It's okay.</text:p>
          </table:table-cell>
          <table:table-cell table:formula="of:=[.B24]-([.C24]+[.D24])"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4128593" calcext:value-type="float">
            <text:p>41285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chnic Angular Beam 4X4</text:p>
          </table:table-cell>
          <table:table-cell table:style-name="ce4" table:formula="of:=IF(([.B25]+[.D25]) &gt;= ([.C25]+[.D25]);&quot;It's okay.&quot;;&quot;Must buy!&quot;)" office:value-type="string" office:string-value="It's okay." calcext:value-type="string">
            <text:p>It's okay.</text:p>
          </table:table-cell>
          <table:table-cell table:formula="of:=([.C25]+[.D25])-([.B25]+[.D25])" office:value-type="float" office:value="-4" calcext:value-type="float">
            <text:p>-4</text:p>
          </table:table-cell>
          <table:table-cell/>
          <table:table-cell table:formula="of:=IF(([.C25]+[.D25]) &gt;= [.B25];&quot;It's okay.&quot;;&quot;Must buy!&quot;)" office:value-type="string" office:string-value="Must buy!" calcext:value-type="string">
            <text:p>Must buy!</text:p>
          </table:table-cell>
          <table:table-cell table:formula="of:=[.B25]-([.C25]+[.D2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28594" calcext:value-type="float">
            <text:p>41285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chnic Cross Block 2X1</text:p>
          </table:table-cell>
          <table:table-cell table:style-name="ce4" table:formula="of:=IF(([.B26]+[.D26]) &gt;= ([.C26]+[.D26]);&quot;It's okay.&quot;;&quot;Must buy!&quot;)" office:value-type="string" office:string-value="It's okay." calcext:value-type="string">
            <text:p>It's okay.</text:p>
          </table:table-cell>
          <table:table-cell table:formula="of:=([.C26]+[.D26])-([.B26]+[.D26])" office:value-type="float" office:value="-2" calcext:value-type="float">
            <text:p>-2</text:p>
          </table:table-cell>
          <table:table-cell/>
          <table:table-cell table:formula="of:=IF(([.C26]+[.D26]) &gt;= [.B26];&quot;It's okay.&quot;;&quot;Must buy!&quot;)" office:value-type="string" office:string-value="Must buy!" calcext:value-type="string">
            <text:p>Must buy!</text:p>
          </table:table-cell>
          <table:table-cell table:formula="of:=[.B26]-([.C26]+[.D2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28598" calcext:value-type="float">
            <text:p>412859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 Cross Block</text:p>
          </table:table-cell>
          <table:table-cell table:style-name="ce4" table:formula="of:=IF(([.B27]+[.D27]) &gt;= ([.C27]+[.D27]);&quot;It's okay.&quot;;&quot;Must buy!&quot;)" office:value-type="string" office:string-value="It's okay." calcext:value-type="string">
            <text:p>It's okay.</text:p>
          </table:table-cell>
          <table:table-cell table:formula="of:=([.C27]+[.D27])-([.B27]+[.D27])" office:value-type="float" office:value="-17" calcext:value-type="float">
            <text:p>-17</text:p>
          </table:table-cell>
          <table:table-cell/>
          <table:table-cell table:formula="of:=IF(([.C27]+[.D27]) &gt;= [.B27];&quot;It's okay.&quot;;&quot;Must buy!&quot;)" office:value-type="string" office:string-value="Must buy!" calcext:value-type="string">
            <text:p>Must buy!</text:p>
          </table:table-cell>
          <table:table-cell table:formula="of:=[.B27]-([.C27]+[.D2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40327" calcext:value-type="float">
            <text:p>41403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chnic Angular Beam 3X7</text:p>
          </table:table-cell>
          <table:table-cell table:style-name="ce4" table:formula="of:=IF(([.B28]+[.D28]) &gt;= ([.C28]+[.D28]);&quot;It's okay.&quot;;&quot;Must buy!&quot;)" office:value-type="string" office:string-value="It's okay." calcext:value-type="string">
            <text:p>It's okay.</text:p>
          </table:table-cell>
          <table:table-cell table:formula="of:=([.C28]+[.D28])-([.B28]+[.D28])" office:value-type="float" office:value="-12" calcext:value-type="float">
            <text:p>-12</text:p>
          </table:table-cell>
          <table:table-cell/>
          <table:table-cell table:formula="of:=IF(([.C28]+[.D28]) &gt;= [.B28];&quot;It's okay.&quot;;&quot;Must buy!&quot;)" office:value-type="string" office:string-value="Must buy!" calcext:value-type="string">
            <text:p>Must buy!</text:p>
          </table:table-cell>
          <table:table-cell table:formula="of:=[.B28]-([.C28]+[.D28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40430" calcext:value-type="float">
            <text:p>41404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hnic Cross Block 2X1</text:p>
          </table:table-cell>
          <table:table-cell table:style-name="ce4" table:formula="of:=IF(([.B29]+[.D29]) &gt;= ([.C29]+[.D29]);&quot;It's okay.&quot;;&quot;Must buy!&quot;)" office:value-type="string" office:string-value="Must buy!" calcext:value-type="string">
            <text:p>Must buy!</text:p>
          </table:table-cell>
          <table:table-cell table:formula="of:=([.C29]+[.D29])-([.B29]+[.D29])" office:value-type="float" office:value="4" calcext:value-type="float">
            <text:p>4</text:p>
          </table:table-cell>
          <table:table-cell/>
          <table:table-cell table:formula="of:=IF(([.C29]+[.D29]) &gt;= [.B29];&quot;It's okay.&quot;;&quot;Must buy!&quot;)" office:value-type="string" office:string-value="It's okay." calcext:value-type="string">
            <text:p>It's okay.</text:p>
          </table:table-cell>
          <table:table-cell table:formula="of:=[.B29]-([.C29]+[.D29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40806" calcext:value-type="float">
            <text:p>414080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M Fric. Snap W/Cross Hole</text:p>
          </table:table-cell>
          <table:table-cell table:style-name="ce4" table:formula="of:=IF(([.B30]+[.D30]) &gt;= ([.C30]+[.D30]);&quot;It's okay.&quot;;&quot;Must buy!&quot;)" office:value-type="string" office:string-value="Must buy!" calcext:value-type="string">
            <text:p>Must buy!</text:p>
          </table:table-cell>
          <table:table-cell table:formula="of:=([.C30]+[.D30])-([.B30]+[.D30])" office:value-type="float" office:value="12" calcext:value-type="float">
            <text:p>12</text:p>
          </table:table-cell>
          <table:table-cell/>
          <table:table-cell table:formula="of:=IF(([.C30]+[.D30]) &gt;= [.B30];&quot;It's okay.&quot;;&quot;Must buy!&quot;)" office:value-type="string" office:string-value="It's okay." calcext:value-type="string">
            <text:p>It's okay.</text:p>
          </table:table-cell>
          <table:table-cell table:formula="of:=[.B30]-([.C30]+[.D30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141270" calcext:value-type="float">
            <text:p>41412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c Ang. Beam 4X2 90 Deg</text:p>
          </table:table-cell>
          <table:table-cell table:style-name="ce4" table:formula="of:=IF(([.B31]+[.D31]) &gt;= ([.C31]+[.D31]);&quot;It's okay.&quot;;&quot;Must buy!&quot;)" office:value-type="string" office:string-value="Must buy!" calcext:value-type="string">
            <text:p>Must buy!</text:p>
          </table:table-cell>
          <table:table-cell table:formula="of:=([.C31]+[.D31])-([.B31]+[.D31])" office:value-type="float" office:value="6" calcext:value-type="float">
            <text:p>6</text:p>
          </table:table-cell>
          <table:table-cell/>
          <table:table-cell table:formula="of:=IF(([.C31]+[.D31]) &gt;= [.B31];&quot;It's okay.&quot;;&quot;Must buy!&quot;)" office:value-type="string" office:string-value="It's okay." calcext:value-type="string">
            <text:p>It's okay.</text:p>
          </table:table-cell>
          <table:table-cell table:formula="of:=[.B31]-([.C31]+[.D31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141300" calcext:value-type="float">
            <text:p>4141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t Steering Gear</text:p>
          </table:table-cell>
          <table:table-cell table:style-name="ce4" table:formula="of:=IF(([.B32]+[.D32]) &gt;= ([.C32]+[.D32]);&quot;It's okay.&quot;;&quot;Must buy!&quot;)" office:value-type="string" office:string-value="It's okay." calcext:value-type="string">
            <text:p>It's okay.</text:p>
          </table:table-cell>
          <table:table-cell table:formula="of:=([.C32]+[.D32])-([.B32]+[.D32])" office:value-type="float" office:value="-4" calcext:value-type="float">
            <text:p>-4</text:p>
          </table:table-cell>
          <table:table-cell/>
          <table:table-cell table:formula="of:=IF(([.C32]+[.D32]) &gt;= [.B32];&quot;It's okay.&quot;;&quot;Must buy!&quot;)" office:value-type="string" office:string-value="Must buy!" calcext:value-type="string">
            <text:p>Must buy!</text:p>
          </table:table-cell>
          <table:table-cell table:formula="of:=[.B32]-([.C32]+[.D3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2135" calcext:value-type="float">
            <text:p>41421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chnic 5M Beam</text:p>
          </table:table-cell>
          <table:table-cell table:style-name="ce4" table:formula="of:=IF(([.B33]+[.D33]) &gt;= ([.C33]+[.D33]);&quot;It's okay.&quot;;&quot;Must buy!&quot;)" office:value-type="string" office:string-value="It's okay." calcext:value-type="string">
            <text:p>It's okay.</text:p>
          </table:table-cell>
          <table:table-cell table:formula="of:=([.C33]+[.D33])-([.B33]+[.D33])" office:value-type="float" office:value="-10" calcext:value-type="float">
            <text:p>-10</text:p>
          </table:table-cell>
          <table:table-cell/>
          <table:table-cell table:formula="of:=IF(([.C33]+[.D33]) &gt;= [.B33];&quot;It's okay.&quot;;&quot;Must buy!&quot;)" office:value-type="string" office:string-value="Must buy!" calcext:value-type="string">
            <text:p>Must buy!</text:p>
          </table:table-cell>
          <table:table-cell table:formula="of:=[.B33]-([.C33]+[.D3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42236" calcext:value-type="float">
            <text:p>41422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ver 1X4, Without Notch</text:p>
          </table:table-cell>
          <table:table-cell table:style-name="ce4" table:formula="of:=IF(([.B34]+[.D34]) &gt;= ([.C34]+[.D34]);&quot;It's okay.&quot;;&quot;Must buy!&quot;)" office:value-type="string" office:string-value="Must buy!" calcext:value-type="string">
            <text:p>Must buy!</text:p>
          </table:table-cell>
          <table:table-cell table:formula="of:=([.C34]+[.D34])-([.B34]+[.D34])" office:value-type="float" office:value="2" calcext:value-type="float">
            <text:p>2</text:p>
          </table:table-cell>
          <table:table-cell/>
          <table:table-cell table:formula="of:=IF(([.C34]+[.D34]) &gt;= [.B34];&quot;It's okay.&quot;;&quot;Must buy!&quot;)" office:value-type="string" office:string-value="It's okay." calcext:value-type="string">
            <text:p>It's okay.</text:p>
          </table:table-cell>
          <table:table-cell table:formula="of:=[.B34]-([.C34]+[.D3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42822" calcext:value-type="float">
            <text:p>41428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hnic 3M Beam</text:p>
          </table:table-cell>
          <table:table-cell table:style-name="ce4" table:formula="of:=IF(([.B35]+[.D35]) &gt;= ([.C35]+[.D35]);&quot;It's okay.&quot;;&quot;Must buy!&quot;)" office:value-type="string" office:string-value="It's okay." calcext:value-type="string">
            <text:p>It's okay.</text:p>
          </table:table-cell>
          <table:table-cell table:formula="of:=([.C35]+[.D35])-([.B35]+[.D35])" office:value-type="float" office:value="-10" calcext:value-type="float">
            <text:p>-10</text:p>
          </table:table-cell>
          <table:table-cell/>
          <table:table-cell table:formula="of:=IF(([.C35]+[.D35]) &gt;= [.B35];&quot;It's okay.&quot;;&quot;Must buy!&quot;)" office:value-type="string" office:string-value="Must buy!" calcext:value-type="string">
            <text:p>Must buy!</text:p>
          </table:table-cell>
          <table:table-cell table:formula="of:=[.B35]-([.C35]+[.D3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42823" calcext:value-type="float">
            <text:p>41428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chnic Ang. Beam 3X5 90 Deg.</text:p>
          </table:table-cell>
          <table:table-cell table:style-name="ce4" table:formula="of:=IF(([.B36]+[.D36]) &gt;= ([.C36]+[.D36]);&quot;It's okay.&quot;;&quot;Must buy!&quot;)" office:value-type="string" office:string-value="It's okay." calcext:value-type="string">
            <text:p>It's okay.</text:p>
          </table:table-cell>
          <table:table-cell table:formula="of:=([.C36]+[.D36])-([.B36]+[.D36])" office:value-type="float" office:value="-6" calcext:value-type="float">
            <text:p>-6</text:p>
          </table:table-cell>
          <table:table-cell/>
          <table:table-cell table:formula="of:=IF(([.C36]+[.D36]) &gt;= [.B36];&quot;It's okay.&quot;;&quot;Must buy!&quot;)" office:value-type="string" office:string-value="Must buy!" calcext:value-type="string">
            <text:p>Must buy!</text:p>
          </table:table-cell>
          <table:table-cell table:formula="of:=[.B36]-([.C36]+[.D3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42865" calcext:value-type="float">
            <text:p>414286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M Cross Axle W. Groove</text:p>
          </table:table-cell>
          <table:table-cell table:style-name="ce4" table:formula="of:=IF(([.B37]+[.D37]) &gt;= ([.C37]+[.D37]);&quot;It's okay.&quot;;&quot;Must buy!&quot;)" office:value-type="string" office:string-value="It's okay." calcext:value-type="string">
            <text:p>It's okay.</text:p>
          </table:table-cell>
          <table:table-cell table:formula="of:=([.C37]+[.D37])-([.B37]+[.D37])" office:value-type="float" office:value="-2" calcext:value-type="float">
            <text:p>-2</text:p>
          </table:table-cell>
          <table:table-cell/>
          <table:table-cell table:formula="of:=IF(([.C37]+[.D37]) &gt;= [.B37];&quot;It's okay.&quot;;&quot;Must buy!&quot;)" office:value-type="string" office:string-value="It's okay." calcext:value-type="string">
            <text:p>It's okay.</text:p>
          </table:table-cell>
          <table:table-cell table:formula="of:=[.B37]-([.C37]+[.D37]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143187" calcext:value-type="float">
            <text:p>41431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b Wheel</text:p>
          </table:table-cell>
          <table:table-cell table:style-name="ce4" table:formula="of:=IF(([.B38]+[.D38]) &gt;= ([.C38]+[.D38]);&quot;It's okay.&quot;;&quot;Must buy!&quot;)" office:value-type="string" office:string-value="It's okay." calcext:value-type="string">
            <text:p>It's okay.</text:p>
          </table:table-cell>
          <table:table-cell table:formula="of:=([.C38]+[.D38])-([.B38]+[.D38])" office:value-type="float" office:value="-2" calcext:value-type="float">
            <text:p>-2</text:p>
          </table:table-cell>
          <table:table-cell/>
          <table:table-cell table:formula="of:=IF(([.C38]+[.D38]) &gt;= [.B38];&quot;It's okay.&quot;;&quot;Must buy!&quot;)" office:value-type="string" office:string-value="Must buy!" calcext:value-type="string">
            <text:p>Must buy!</text:p>
          </table:table-cell>
          <table:table-cell table:formula="of:=[.B38]-([.C38]+[.D3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53707" calcext:value-type="float">
            <text:p>41537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hnic 3M Beam</text:p>
          </table:table-cell>
          <table:table-cell table:style-name="ce4" table:formula="of:=IF(([.B39]+[.D39]) &gt;= ([.C39]+[.D39]);&quot;It's okay.&quot;;&quot;Must buy!&quot;)" office:value-type="string" office:string-value="Must buy!" calcext:value-type="string">
            <text:p>Must buy!</text:p>
          </table:table-cell>
          <table:table-cell table:formula="of:=([.C39]+[.D39])-([.B39]+[.D39])" office:value-type="float" office:value="4" calcext:value-type="float">
            <text:p>4</text:p>
          </table:table-cell>
          <table:table-cell/>
          <table:table-cell table:formula="of:=IF(([.C39]+[.D39]) &gt;= [.B39];&quot;It's okay.&quot;;&quot;Must buy!&quot;)" office:value-type="string" office:string-value="It's okay." calcext:value-type="string">
            <text:p>It's okay.</text:p>
          </table:table-cell>
          <table:table-cell table:formula="of:=[.B39]-([.C39]+[.D39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53718" calcext:value-type="float">
            <text:p>4153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hnic 3M Beam</text:p>
          </table:table-cell>
          <table:table-cell table:style-name="ce4" table:formula="of:=IF(([.B40]+[.D40]) &gt;= ([.C40]+[.D40]);&quot;It's okay.&quot;;&quot;Must buy!&quot;)" office:value-type="string" office:string-value="Must buy!" calcext:value-type="string">
            <text:p>Must buy!</text:p>
          </table:table-cell>
          <table:table-cell table:formula="of:=([.C40]+[.D40])-([.B40]+[.D40])" office:value-type="float" office:value="4" calcext:value-type="float">
            <text:p>4</text:p>
          </table:table-cell>
          <table:table-cell/>
          <table:table-cell table:formula="of:=IF(([.C40]+[.D40]) &gt;= [.B40];&quot;It's okay.&quot;;&quot;Must buy!&quot;)" office:value-type="string" office:string-value="It's okay." calcext:value-type="string">
            <text:p>It's okay.</text:p>
          </table:table-cell>
          <table:table-cell table:formula="of:=[.B40]-([.C40]+[.D40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156151" calcext:value-type="float">
            <text:p>41561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chnic 11M Beam</text:p>
          </table:table-cell>
          <table:table-cell table:style-name="ce4" table:formula="of:=IF(([.B41]+[.D41]) &gt;= ([.C41]+[.D41]);&quot;It's okay.&quot;;&quot;Must buy!&quot;)" office:value-type="string" office:string-value="Must buy!" calcext:value-type="string">
            <text:p>Must buy!</text:p>
          </table:table-cell>
          <table:table-cell table:formula="of:=([.C41]+[.D41])-([.B41]+[.D41])" office:value-type="float" office:value="4" calcext:value-type="float">
            <text:p>4</text:p>
          </table:table-cell>
          <table:table-cell/>
          <table:table-cell table:formula="of:=IF(([.C41]+[.D41]) &gt;= [.B41];&quot;It's okay.&quot;;&quot;Must buy!&quot;)" office:value-type="string" office:string-value="It's okay." calcext:value-type="string">
            <text:p>It's okay.</text:p>
          </table:table-cell>
          <table:table-cell table:formula="of:=[.B41]-([.C41]+[.D41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162857" calcext:value-type="float">
            <text:p>41628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hnic Cross Block/Fork 2X2</text:p>
          </table:table-cell>
          <table:table-cell table:style-name="ce4" table:formula="of:=IF(([.B42]+[.D42]) &gt;= ([.C42]+[.D42]);&quot;It's okay.&quot;;&quot;Must buy!&quot;)" office:value-type="string" office:string-value="Must buy!" calcext:value-type="string">
            <text:p>Must buy!</text:p>
          </table:table-cell>
          <table:table-cell table:formula="of:=([.C42]+[.D42])-([.B42]+[.D42])" office:value-type="float" office:value="4" calcext:value-type="float">
            <text:p>4</text:p>
          </table:table-cell>
          <table:table-cell/>
          <table:table-cell table:formula="of:=IF(([.C42]+[.D42]) &gt;= [.B42];&quot;It's okay.&quot;;&quot;Must buy!&quot;)" office:value-type="string" office:string-value="It's okay." calcext:value-type="string">
            <text:p>It's okay.</text:p>
          </table:table-cell>
          <table:table-cell table:formula="of:=[.B42]-([.C42]+[.D42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64133" calcext:value-type="float">
            <text:p>4164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hnic Lever 2M</text:p>
          </table:table-cell>
          <table:table-cell table:style-name="ce4" table:formula="of:=IF(([.B43]+[.D43]) &gt;= ([.C43]+[.D43]);&quot;It's okay.&quot;;&quot;Must buy!&quot;)" office:value-type="string" office:string-value="It's okay." calcext:value-type="string">
            <text:p>It's okay.</text:p>
          </table:table-cell>
          <table:table-cell table:formula="of:=([.C43]+[.D43])-([.B43]+[.D43])" office:value-type="float" office:value="0" calcext:value-type="float">
            <text:p>0</text:p>
          </table:table-cell>
          <table:table-cell/>
          <table:table-cell table:formula="of:=IF(([.C43]+[.D43]) &gt;= [.B43];&quot;It's okay.&quot;;&quot;Must buy!&quot;)" office:value-type="string" office:string-value="It's okay." calcext:value-type="string">
            <text:p>It's okay.</text:p>
          </table:table-cell>
          <table:table-cell table:formula="of:=[.B43]-([.C43]+[.D4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73941" calcext:value-type="float">
            <text:p>4173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n. Eye</text:p>
          </table:table-cell>
          <table:table-cell table:style-name="ce4" table:formula="of:=IF(([.B44]+[.D44]) &gt;= ([.C44]+[.D44]);&quot;It's okay.&quot;;&quot;Must buy!&quot;)" office:value-type="string" office:string-value="It's okay." calcext:value-type="string">
            <text:p>It's okay.</text:p>
          </table:table-cell>
          <table:table-cell table:formula="of:=([.C44]+[.D44])-([.B44]+[.D44])" office:value-type="float" office:value="0" calcext:value-type="float">
            <text:p>0</text:p>
          </table:table-cell>
          <table:table-cell/>
          <table:table-cell table:formula="of:=IF(([.C44]+[.D44]) &gt;= [.B44];&quot;It's okay.&quot;;&quot;Must buy!&quot;)" office:value-type="string" office:string-value="It's okay." calcext:value-type="string">
            <text:p>It's okay.</text:p>
          </table:table-cell>
          <table:table-cell table:formula="of:=[.B44]-([.C44]+[.D4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73975" calcext:value-type="float">
            <text:p>41739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chnic Cross Block/Fork 2X2</text:p>
          </table:table-cell>
          <table:table-cell table:style-name="ce4" table:formula="of:=IF(([.B45]+[.D45]) &gt;= ([.C45]+[.D45]);&quot;It's okay.&quot;;&quot;Must buy!&quot;)" office:value-type="string" office:string-value="It's okay." calcext:value-type="string">
            <text:p>It's okay.</text:p>
          </table:table-cell>
          <table:table-cell table:formula="of:=([.C45]+[.D45])-([.B45]+[.D45])" office:value-type="float" office:value="-4" calcext:value-type="float">
            <text:p>-4</text:p>
          </table:table-cell>
          <table:table-cell/>
          <table:table-cell table:formula="of:=IF(([.C45]+[.D45]) &gt;= [.B45];&quot;It's okay.&quot;;&quot;Must buy!&quot;)" office:value-type="string" office:string-value="Must buy!" calcext:value-type="string">
            <text:p>Must buy!</text:p>
          </table:table-cell>
          <table:table-cell table:formula="of:=[.B45]-([.C45]+[.D4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75442" calcext:value-type="float">
            <text:p>41754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oss Blok 3M</text:p>
          </table:table-cell>
          <table:table-cell table:style-name="ce4" table:formula="of:=IF(([.B46]+[.D46]) &gt;= ([.C46]+[.D46]);&quot;It's okay.&quot;;&quot;Must buy!&quot;)" office:value-type="string" office:string-value="It's okay." calcext:value-type="string">
            <text:p>It's okay.</text:p>
          </table:table-cell>
          <table:table-cell table:formula="of:=([.C46]+[.D46])-([.B46]+[.D46])" office:value-type="float" office:value="-14" calcext:value-type="float">
            <text:p>-14</text:p>
          </table:table-cell>
          <table:table-cell/>
          <table:table-cell table:formula="of:=IF(([.C46]+[.D46]) &gt;= [.B46];&quot;It's okay.&quot;;&quot;Must buy!&quot;)" office:value-type="string" office:string-value="Must buy!" calcext:value-type="string">
            <text:p>Must buy!</text:p>
          </table:table-cell>
          <table:table-cell table:formula="of:=[.B46]-([.C46]+[.D4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77430" calcext:value-type="float">
            <text:p>41774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 bevel gear, 20-tooth</text:p>
          </table:table-cell>
          <table:table-cell table:style-name="ce4" table:formula="of:=IF(([.B47]+[.D47]) &gt;= ([.C47]+[.D47]);&quot;It's okay.&quot;;&quot;Must buy!&quot;)" office:value-type="string" office:string-value="It's okay." calcext:value-type="string">
            <text:p>It's okay.</text:p>
          </table:table-cell>
          <table:table-cell table:formula="of:=([.C47]+[.D47])-([.B47]+[.D47])" office:value-type="float" office:value="-2" calcext:value-type="float">
            <text:p>-2</text:p>
          </table:table-cell>
          <table:table-cell/>
          <table:table-cell table:formula="of:=IF(([.C47]+[.D47]) &gt;= [.B47];&quot;It's okay.&quot;;&quot;Must buy!&quot;)" office:value-type="string" office:string-value="Must buy!" calcext:value-type="string">
            <text:p>Must buy!</text:p>
          </table:table-cell>
          <table:table-cell table:formula="of:=[.B47]-([.C47]+[.D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7431" calcext:value-type="float">
            <text:p>417743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ouble Conical Wheel Z12 1M</text:p>
          </table:table-cell>
          <table:table-cell table:style-name="ce4" table:formula="of:=IF(([.B48]+[.D48]) &gt;= ([.C48]+[.D48]);&quot;It's okay.&quot;;&quot;Must buy!&quot;)" office:value-type="string" office:string-value="It's okay." calcext:value-type="string">
            <text:p>It's okay.</text:p>
          </table:table-cell>
          <table:table-cell table:formula="of:=([.C48]+[.D48])-([.B48]+[.D48])" office:value-type="float" office:value="0" calcext:value-type="float">
            <text:p>0</text:p>
          </table:table-cell>
          <table:table-cell/>
          <table:table-cell table:formula="of:=IF(([.C48]+[.D48]) &gt;= [.B48];&quot;It's okay.&quot;;&quot;Must buy!&quot;)" office:value-type="string" office:string-value="It's okay." calcext:value-type="string">
            <text:p>It's okay.</text:p>
          </table:table-cell>
          <table:table-cell table:formula="of:=[.B48]-([.C48]+[.D48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78398" calcext:value-type="float">
            <text:p>4178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 2X2 Round Ii</text:p>
          </table:table-cell>
          <table:table-cell table:style-name="ce4" table:formula="of:=IF(([.B49]+[.D49]) &gt;= ([.C49]+[.D49]);&quot;It's okay.&quot;;&quot;Must buy!&quot;)" office:value-type="string" office:string-value="It's okay." calcext:value-type="string">
            <text:p>It's okay.</text:p>
          </table:table-cell>
          <table:table-cell table:formula="of:=([.C49]+[.D49])-([.B49]+[.D49])" office:value-type="float" office:value="0" calcext:value-type="float">
            <text:p>0</text:p>
          </table:table-cell>
          <table:table-cell/>
          <table:table-cell table:formula="of:=IF(([.C49]+[.D49]) &gt;= [.B49];&quot;It's okay.&quot;;&quot;Must buy!&quot;)" office:value-type="string" office:string-value="It's okay." calcext:value-type="string">
            <text:p>It's okay.</text:p>
          </table:table-cell>
          <table:table-cell table:formula="of:=[.B49]-([.C49]+[.D49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84169" calcext:value-type="float">
            <text:p>41841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ll With Friction Snap</text:p>
          </table:table-cell>
          <table:table-cell table:style-name="ce4" table:formula="of:=IF(([.B50]+[.D50]) &gt;= ([.C50]+[.D50]);&quot;It's okay.&quot;;&quot;Must buy!&quot;)" office:value-type="string" office:string-value="It's okay." calcext:value-type="string">
            <text:p>It's okay.</text:p>
          </table:table-cell>
          <table:table-cell table:formula="of:=([.C50]+[.D50])-([.B50]+[.D50])" office:value-type="float" office:value="-6" calcext:value-type="float">
            <text:p>-6</text:p>
          </table:table-cell>
          <table:table-cell/>
          <table:table-cell table:formula="of:=IF(([.C50]+[.D50]) &gt;= [.B50];&quot;It's okay.&quot;;&quot;Must buy!&quot;)" office:value-type="string" office:string-value="It's okay." calcext:value-type="string">
            <text:p>It's okay.</text:p>
          </table:table-cell>
          <table:table-cell table:formula="of:=[.B50]-([.C50]+[.D5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84286" calcext:value-type="float">
            <text:p>41842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Normal Wide Ø43,2 X 22</text:p>
          </table:table-cell>
          <table:table-cell table:style-name="ce4" table:formula="of:=IF(([.B51]+[.D51]) &gt;= ([.C51]+[.D51]);&quot;It's okay.&quot;;&quot;Must buy!&quot;)" office:value-type="string" office:string-value="It's okay." calcext:value-type="string">
            <text:p>It's okay.</text:p>
          </table:table-cell>
          <table:table-cell table:formula="of:=([.C51]+[.D51])-([.B51]+[.D51])" office:value-type="float" office:value="-4" calcext:value-type="float">
            <text:p>-4</text:p>
          </table:table-cell>
          <table:table-cell/>
          <table:table-cell table:formula="of:=IF(([.C51]+[.D51]) &gt;= [.B51];&quot;It's okay.&quot;;&quot;Must buy!&quot;)" office:value-type="string" office:string-value="Must buy!" calcext:value-type="string">
            <text:p>Must buy!</text:p>
          </table:table-cell>
          <table:table-cell table:formula="of:=[.B51]-([.C51]+[.D5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85661" calcext:value-type="float">
            <text:p>41856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n. Eye</text:p>
          </table:table-cell>
          <table:table-cell table:style-name="ce4" table:formula="of:=IF(([.B52]+[.D52]) &gt;= ([.C52]+[.D52]);&quot;It's okay.&quot;;&quot;Must buy!&quot;)" office:value-type="string" office:string-value="It's okay." calcext:value-type="string">
            <text:p>It's okay.</text:p>
          </table:table-cell>
          <table:table-cell table:formula="of:=([.C52]+[.D52])-([.B52]+[.D52])" office:value-type="float" office:value="-6" calcext:value-type="float">
            <text:p>-6</text:p>
          </table:table-cell>
          <table:table-cell/>
          <table:table-cell table:formula="of:=IF(([.C52]+[.D52]) &gt;= [.B52];&quot;It's okay.&quot;;&quot;Must buy!&quot;)" office:value-type="string" office:string-value="Must buy!" calcext:value-type="string">
            <text:p>Must buy!</text:p>
          </table:table-cell>
          <table:table-cell table:formula="of:=[.B52]-([.C52]+[.D5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8298" calcext:value-type="float">
            <text:p>41882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oss Block 90°</text:p>
          </table:table-cell>
          <table:table-cell table:style-name="ce4" table:formula="of:=IF(([.B53]+[.D53]) &gt;= ([.C53]+[.D53]);&quot;It's okay.&quot;;&quot;Must buy!&quot;)" office:value-type="string" office:string-value="It's okay." calcext:value-type="string">
            <text:p>It's okay.</text:p>
          </table:table-cell>
          <table:table-cell table:formula="of:=([.C53]+[.D53])-([.B53]+[.D53])" office:value-type="float" office:value="-8" calcext:value-type="float">
            <text:p>-8</text:p>
          </table:table-cell>
          <table:table-cell/>
          <table:table-cell table:formula="of:=IF(([.C53]+[.D53]) &gt;= [.B53];&quot;It's okay.&quot;;&quot;Must buy!&quot;)" office:value-type="string" office:string-value="Must buy!" calcext:value-type="string">
            <text:p>Must buy!</text:p>
          </table:table-cell>
          <table:table-cell table:formula="of:=[.B53]-([.C53]+[.D5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189131" calcext:value-type="float">
            <text:p>4189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gle Element, 90 Degrees [6]</text:p>
          </table:table-cell>
          <table:table-cell table:style-name="ce4" table:formula="of:=IF(([.B54]+[.D54]) &gt;= ([.C54]+[.D54]);&quot;It's okay.&quot;;&quot;Must buy!&quot;)" office:value-type="string" office:string-value="It's okay." calcext:value-type="string">
            <text:p>It's okay.</text:p>
          </table:table-cell>
          <table:table-cell table:formula="of:=([.C54]+[.D54])-([.B54]+[.D54])" office:value-type="float" office:value="-1" calcext:value-type="float">
            <text:p>-1</text:p>
          </table:table-cell>
          <table:table-cell/>
          <table:table-cell table:formula="of:=IF(([.C54]+[.D54]) &gt;= [.B54];&quot;It's okay.&quot;;&quot;Must buy!&quot;)" office:value-type="string" office:string-value="Must buy!" calcext:value-type="string">
            <text:p>Must buy!</text:p>
          </table:table-cell>
          <table:table-cell table:formula="of:=[.B54]-([.C54]+[.D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9936" calcext:value-type="float">
            <text:p>41899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gle Element 135 Deg. [4]</text:p>
          </table:table-cell>
          <table:table-cell table:style-name="ce4" table:formula="of:=IF(([.B55]+[.D55]) &gt;= ([.C55]+[.D55]);&quot;It's okay.&quot;;&quot;Must buy!&quot;)" office:value-type="string" office:string-value="It's okay." calcext:value-type="string">
            <text:p>It's okay.</text:p>
          </table:table-cell>
          <table:table-cell table:formula="of:=([.C55]+[.D55])-([.B55]+[.D55])" office:value-type="float" office:value="-4" calcext:value-type="float">
            <text:p>-4</text:p>
          </table:table-cell>
          <table:table-cell/>
          <table:table-cell table:formula="of:=IF(([.C55]+[.D55]) &gt;= [.B55];&quot;It's okay.&quot;;&quot;Must buy!&quot;)" office:value-type="string" office:string-value="Must buy!" calcext:value-type="string">
            <text:p>Must buy!</text:p>
          </table:table-cell>
          <table:table-cell table:formula="of:=[.B55]-([.C55]+[.D5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98367" calcext:value-type="float">
            <text:p>41983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per 2M</text:p>
          </table:table-cell>
          <table:table-cell table:style-name="ce4" table:formula="of:=IF(([.B56]+[.D56]) &gt;= ([.C56]+[.D56]);&quot;It's okay.&quot;;&quot;Must buy!&quot;)" office:value-type="string" office:string-value="Must buy!" calcext:value-type="string">
            <text:p>Must buy!</text:p>
          </table:table-cell>
          <table:table-cell table:formula="of:=([.C56]+[.D56])-([.B56]+[.D56])" office:value-type="float" office:value="4" calcext:value-type="float">
            <text:p>4</text:p>
          </table:table-cell>
          <table:table-cell/>
          <table:table-cell table:formula="of:=IF(([.C56]+[.D56]) &gt;= [.B56];&quot;It's okay.&quot;;&quot;Must buy!&quot;)" office:value-type="string" office:string-value="It's okay." calcext:value-type="string">
            <text:p>It's okay.</text:p>
          </table:table-cell>
          <table:table-cell table:formula="of:=[.B56]-([.C56]+[.D56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06482" calcext:value-type="float">
            <text:p>420648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n.Bush W.Fric./Crossale</text:p>
          </table:table-cell>
          <table:table-cell table:style-name="ce4" table:formula="of:=IF(([.B57]+[.D57]) &gt;= ([.C57]+[.D57]);&quot;It's okay.&quot;;&quot;Must buy!&quot;)" office:value-type="string" office:string-value="It's okay." calcext:value-type="string">
            <text:p>It's okay.</text:p>
          </table:table-cell>
          <table:table-cell table:formula="of:=([.C57]+[.D57])-([.B57]+[.D57])" office:value-type="float" office:value="-8" calcext:value-type="float">
            <text:p>-8</text:p>
          </table:table-cell>
          <table:table-cell/>
          <table:table-cell table:formula="of:=IF(([.C57]+[.D57]) &gt;= [.B57];&quot;It's okay.&quot;;&quot;Must buy!&quot;)" office:value-type="string" office:string-value="It's okay." calcext:value-type="string">
            <text:p>It's okay.</text:p>
          </table:table-cell>
          <table:table-cell table:formula="of:=[.B57]-([.C57]+[.D57])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4207456" calcext:value-type="float">
            <text:p>420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 Axle, Extension M/3 Ribs</text:p>
          </table:table-cell>
          <table:table-cell table:style-name="ce4" table:formula="of:=IF(([.B58]+[.D58]) &gt;= ([.C58]+[.D58]);&quot;It's okay.&quot;;&quot;Must buy!&quot;)" office:value-type="string" office:string-value="It's okay." calcext:value-type="string">
            <text:p>It's okay.</text:p>
          </table:table-cell>
          <table:table-cell table:formula="of:=([.C58]+[.D58])-([.B58]+[.D58])" office:value-type="float" office:value="0" calcext:value-type="float">
            <text:p>0</text:p>
          </table:table-cell>
          <table:table-cell/>
          <table:table-cell table:formula="of:=IF(([.C58]+[.D58]) &gt;= [.B58];&quot;It's okay.&quot;;&quot;Must buy!&quot;)" office:value-type="string" office:string-value="It's okay." calcext:value-type="string">
            <text:p>It's okay.</text:p>
          </table:table-cell>
          <table:table-cell table:formula="of:=[.B58]-([.C58]+[.D58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08160" calcext:value-type="float">
            <text:p>4208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 3M Beam</text:p>
          </table:table-cell>
          <table:table-cell table:style-name="ce4" table:formula="of:=IF(([.B59]+[.D59]) &gt;= ([.C59]+[.D59]);&quot;It's okay.&quot;;&quot;Must buy!&quot;)" office:value-type="string" office:string-value="It's okay." calcext:value-type="string">
            <text:p>It's okay.</text:p>
          </table:table-cell>
          <table:table-cell table:formula="of:=([.C59]+[.D59])-([.B59]+[.D59])" office:value-type="float" office:value="0" calcext:value-type="float">
            <text:p>0</text:p>
          </table:table-cell>
          <table:table-cell/>
          <table:table-cell table:formula="of:=IF(([.C59]+[.D59]) &gt;= [.B59];&quot;It's okay.&quot;;&quot;Must buy!&quot;)" office:value-type="string" office:string-value="It's okay." calcext:value-type="string">
            <text:p>It's okay.</text:p>
          </table:table-cell>
          <table:table-cell table:formula="of:=[.B59]-([.C59]+[.D5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10665" calcext:value-type="float">
            <text:p>4210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ch</text:p>
          </table:table-cell>
          <table:table-cell table:style-name="ce4" table:formula="of:=IF(([.B60]+[.D60]) &gt;= ([.C60]+[.D60]);&quot;It's okay.&quot;;&quot;Must buy!&quot;)" office:value-type="string" office:string-value="It's okay." calcext:value-type="string">
            <text:p>It's okay.</text:p>
          </table:table-cell>
          <table:table-cell table:formula="of:=([.C60]+[.D60])-([.B60]+[.D60])" office:value-type="float" office:value="0" calcext:value-type="float">
            <text:p>0</text:p>
          </table:table-cell>
          <table:table-cell/>
          <table:table-cell table:formula="of:=IF(([.C60]+[.D60]) &gt;= [.B60];&quot;It's okay.&quot;;&quot;Must buy!&quot;)" office:value-type="string" office:string-value="It's okay." calcext:value-type="string">
            <text:p>It's okay.</text:p>
          </table:table-cell>
          <table:table-cell table:formula="of:=[.B60]-([.C60]+[.D6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10759" calcext:value-type="float">
            <text:p>4210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 Wheel</text:p>
          </table:table-cell>
          <table:table-cell table:style-name="ce4" table:formula="of:=IF(([.B61]+[.D61]) &gt;= ([.C61]+[.D61]);&quot;It's okay.&quot;;&quot;Must buy!&quot;)" office:value-type="string" office:string-value="It's okay." calcext:value-type="string">
            <text:p>It's okay.</text:p>
          </table:table-cell>
          <table:table-cell table:formula="of:=([.C61]+[.D61])-([.B61]+[.D61])" office:value-type="float" office:value="0" calcext:value-type="float">
            <text:p>0</text:p>
          </table:table-cell>
          <table:table-cell/>
          <table:table-cell table:formula="of:=IF(([.C61]+[.D61]) &gt;= [.B61];&quot;It's okay.&quot;;&quot;Must buy!&quot;)" office:value-type="string" office:string-value="It's okay." calcext:value-type="string">
            <text:p>It's okay.</text:p>
          </table:table-cell>
          <table:table-cell table:formula="of:=[.B61]-([.C61]+[.D61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10857" calcext:value-type="float">
            <text:p>42108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oss Blok 3M</text:p>
          </table:table-cell>
          <table:table-cell table:style-name="ce4" table:formula="of:=IF(([.B62]+[.D62]) &gt;= ([.C62]+[.D62]);&quot;It's okay.&quot;;&quot;Must buy!&quot;)" office:value-type="string" office:string-value="Must buy!" calcext:value-type="string">
            <text:p>Must buy!</text:p>
          </table:table-cell>
          <table:table-cell table:formula="of:=([.C62]+[.D62])-([.B62]+[.D62])" office:value-type="float" office:value="8" calcext:value-type="float">
            <text:p>8</text:p>
          </table:table-cell>
          <table:table-cell/>
          <table:table-cell table:formula="of:=IF(([.C62]+[.D62]) &gt;= [.B62];&quot;It's okay.&quot;;&quot;Must buy!&quot;)" office:value-type="string" office:string-value="It's okay." calcext:value-type="string">
            <text:p>It's okay.</text:p>
          </table:table-cell>
          <table:table-cell table:formula="of:=[.B62]-([.C62]+[.D62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211026" calcext:value-type="float">
            <text:p>421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ck Rod 6M,</text:p>
          </table:table-cell>
          <table:table-cell table:style-name="ce4" table:formula="of:=IF(([.B63]+[.D63]) &gt;= ([.C63]+[.D63]);&quot;It's okay.&quot;;&quot;Must buy!&quot;)" office:value-type="string" office:string-value="It's okay." calcext:value-type="string">
            <text:p>It's okay.</text:p>
          </table:table-cell>
          <table:table-cell table:formula="of:=([.C63]+[.D63])-([.B63]+[.D63])" office:value-type="float" office:value="0" calcext:value-type="float">
            <text:p>0</text:p>
          </table:table-cell>
          <table:table-cell/>
          <table:table-cell table:formula="of:=IF(([.C63]+[.D63]) &gt;= [.B63];&quot;It's okay.&quot;;&quot;Must buy!&quot;)" office:value-type="string" office:string-value="It's okay." calcext:value-type="string">
            <text:p>It's okay.</text:p>
          </table:table-cell>
          <table:table-cell table:formula="of:=[.B63]-([.C63]+[.D6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11375" calcext:value-type="float">
            <text:p>42113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 W. Cross Axle</text:p>
          </table:table-cell>
          <table:table-cell table:style-name="ce4" table:formula="of:=IF(([.B64]+[.D64]) &gt;= ([.C64]+[.D64]);&quot;It's okay.&quot;;&quot;Must buy!&quot;)" office:value-type="string" office:string-value="It's okay." calcext:value-type="string">
            <text:p>It's okay.</text:p>
          </table:table-cell>
          <table:table-cell table:formula="of:=([.C64]+[.D64])-([.B64]+[.D64])" office:value-type="float" office:value="-6" calcext:value-type="float">
            <text:p>-6</text:p>
          </table:table-cell>
          <table:table-cell/>
          <table:table-cell table:formula="of:=IF(([.C64]+[.D64]) &gt;= [.B64];&quot;It's okay.&quot;;&quot;Must buy!&quot;)" office:value-type="string" office:string-value="Must buy!" calcext:value-type="string">
            <text:p>Must buy!</text:p>
          </table:table-cell>
          <table:table-cell table:formula="of:=[.B64]-([.C64]+[.D6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1510" calcext:value-type="float">
            <text:p>42115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m</text:p>
          </table:table-cell>
          <table:table-cell table:style-name="ce4" table:formula="of:=IF(([.B65]+[.D65]) &gt;= ([.C65]+[.D65]);&quot;It's okay.&quot;;&quot;Must buy!&quot;)" office:value-type="string" office:string-value="It's okay." calcext:value-type="string">
            <text:p>It's okay.</text:p>
          </table:table-cell>
          <table:table-cell table:formula="of:=([.C65]+[.D65])-([.B65]+[.D65])" office:value-type="float" office:value="0" calcext:value-type="float">
            <text:p>0</text:p>
          </table:table-cell>
          <table:table-cell/>
          <table:table-cell table:formula="of:=IF(([.C65]+[.D65]) &gt;= [.B65];&quot;It's okay.&quot;;&quot;Must buy!&quot;)" office:value-type="string" office:string-value="It's okay." calcext:value-type="string">
            <text:p>It's okay.</text:p>
          </table:table-cell>
          <table:table-cell table:formula="of:=[.B65]-([.C65]+[.D65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11553" calcext:value-type="float">
            <text:p>42115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tch W. Cross Hole</text:p>
          </table:table-cell>
          <table:table-cell table:style-name="ce4" table:formula="of:=IF(([.B66]+[.D66]) &gt;= ([.C66]+[.D66]);&quot;It's okay.&quot;;&quot;Must buy!&quot;)" office:value-type="string" office:string-value="It's okay." calcext:value-type="string">
            <text:p>It's okay.</text:p>
          </table:table-cell>
          <table:table-cell table:formula="of:=([.C66]+[.D66])-([.B66]+[.D66])" office:value-type="float" office:value="-2" calcext:value-type="float">
            <text:p>-2</text:p>
          </table:table-cell>
          <table:table-cell/>
          <table:table-cell table:formula="of:=IF(([.C66]+[.D66]) &gt;= [.B66];&quot;It's okay.&quot;;&quot;Must buy!&quot;)" office:value-type="string" office:string-value="Must buy!" calcext:value-type="string">
            <text:p>Must buy!</text:p>
          </table:table-cell>
          <table:table-cell table:formula="of:=[.B66]-([.C66]+[.D6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1566" calcext:value-type="float">
            <text:p>42115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chnic Lever 3M</text:p>
          </table:table-cell>
          <table:table-cell table:style-name="ce4" table:formula="of:=IF(([.B67]+[.D67]) &gt;= ([.C67]+[.D67]);&quot;It's okay.&quot;;&quot;Must buy!&quot;)" office:value-type="string" office:string-value="It's okay." calcext:value-type="string">
            <text:p>It's okay.</text:p>
          </table:table-cell>
          <table:table-cell table:formula="of:=([.C67]+[.D67])-([.B67]+[.D67])" office:value-type="float" office:value="-1" calcext:value-type="float">
            <text:p>-1</text:p>
          </table:table-cell>
          <table:table-cell/>
          <table:table-cell table:formula="of:=IF(([.C67]+[.D67]) &gt;= [.B67];&quot;It's okay.&quot;;&quot;Must buy!&quot;)" office:value-type="string" office:string-value="It's okay." calcext:value-type="string">
            <text:p>It's okay.</text:p>
          </table:table-cell>
          <table:table-cell table:formula="of:=[.B67]-([.C67]+[.D67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211610" calcext:value-type="float">
            <text:p>4211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chnic Ang. Beam 4X2 90 Deg</text:p>
          </table:table-cell>
          <table:table-cell table:style-name="ce4" table:formula="of:=IF(([.B68]+[.D68]) &gt;= ([.C68]+[.D68]);&quot;It's okay.&quot;;&quot;Must buy!&quot;)" office:value-type="string" office:string-value="It's okay." calcext:value-type="string">
            <text:p>It's okay.</text:p>
          </table:table-cell>
          <table:table-cell table:formula="of:=([.C68]+[.D68])-([.B68]+[.D68])" office:value-type="float" office:value="0" calcext:value-type="float">
            <text:p>0</text:p>
          </table:table-cell>
          <table:table-cell/>
          <table:table-cell table:formula="of:=IF(([.C68]+[.D68]) &gt;= [.B68];&quot;It's okay.&quot;;&quot;Must buy!&quot;)" office:value-type="string" office:string-value="It's okay." calcext:value-type="string">
            <text:p>It's okay.</text:p>
          </table:table-cell>
          <table:table-cell table:formula="of:=[.B68]-([.C68]+[.D68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211622" calcext:value-type="float">
            <text:p>42116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ush For Cross Axle</text:p>
          </table:table-cell>
          <table:table-cell table:style-name="ce4" table:formula="of:=IF(([.B69]+[.D69]) &gt;= ([.C69]+[.D69]);&quot;It's okay.&quot;;&quot;Must buy!&quot;)" office:value-type="string" office:string-value="Must buy!" calcext:value-type="string">
            <text:p>Must buy!</text:p>
          </table:table-cell>
          <table:table-cell table:formula="of:=([.C69]+[.D69])-([.B69]+[.D69])" office:value-type="float" office:value="10" calcext:value-type="float">
            <text:p>10</text:p>
          </table:table-cell>
          <table:table-cell/>
          <table:table-cell table:formula="of:=IF(([.C69]+[.D69]) &gt;= [.B69];&quot;It's okay.&quot;;&quot;Must buy!&quot;)" office:value-type="string" office:string-value="It's okay." calcext:value-type="string">
            <text:p>It's okay.</text:p>
          </table:table-cell>
          <table:table-cell table:formula="of:=[.B69]-([.C69]+[.D69]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4211624" calcext:value-type="float">
            <text:p>42116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hnic Angular Beam 3X7</text:p>
          </table:table-cell>
          <table:table-cell table:style-name="ce4" table:formula="of:=IF(([.B70]+[.D70]) &gt;= ([.C70]+[.D70]);&quot;It's okay.&quot;;&quot;Must buy!&quot;)" office:value-type="string" office:string-value="Must buy!" calcext:value-type="string">
            <text:p>Must buy!</text:p>
          </table:table-cell>
          <table:table-cell table:formula="of:=([.C70]+[.D70])-([.B70]+[.D70])" office:value-type="float" office:value="4" calcext:value-type="float">
            <text:p>4</text:p>
          </table:table-cell>
          <table:table-cell/>
          <table:table-cell table:formula="of:=IF(([.C70]+[.D70]) &gt;= [.B70];&quot;It's okay.&quot;;&quot;Must buy!&quot;)" office:value-type="string" office:string-value="It's okay." calcext:value-type="string">
            <text:p>It's okay.</text:p>
          </table:table-cell>
          <table:table-cell table:formula="of:=[.B70]-([.C70]+[.D70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11639" calcext:value-type="float">
            <text:p>421163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oss Axle 5M</text:p>
          </table:table-cell>
          <table:table-cell table:style-name="ce4" table:formula="of:=IF(([.B71]+[.D71]) &gt;= ([.C71]+[.D71]);&quot;It's okay.&quot;;&quot;Must buy!&quot;)" office:value-type="string" office:string-value="It's okay." calcext:value-type="string">
            <text:p>It's okay.</text:p>
          </table:table-cell>
          <table:table-cell table:formula="of:=([.C71]+[.D71])-([.B71]+[.D71])" office:value-type="float" office:value="-3" calcext:value-type="float">
            <text:p>-3</text:p>
          </table:table-cell>
          <table:table-cell/>
          <table:table-cell table:formula="of:=IF(([.C71]+[.D71]) &gt;= [.B71];&quot;It's okay.&quot;;&quot;Must buy!&quot;)" office:value-type="string" office:string-value="It's okay." calcext:value-type="string">
            <text:p>It's okay.</text:p>
          </table:table-cell>
          <table:table-cell table:formula="of:=[.B71]-([.C71]+[.D71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211651" calcext:value-type="float">
            <text:p>42116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chnic 5M Beam</text:p>
          </table:table-cell>
          <table:table-cell table:style-name="ce4" table:formula="of:=IF(([.B72]+[.D72]) &gt;= ([.C72]+[.D72]);&quot;It's okay.&quot;;&quot;Must buy!&quot;)" office:value-type="string" office:string-value="Must buy!" calcext:value-type="string">
            <text:p>Must buy!</text:p>
          </table:table-cell>
          <table:table-cell table:formula="of:=([.C72]+[.D72])-([.B72]+[.D72])" office:value-type="float" office:value="4" calcext:value-type="float">
            <text:p>4</text:p>
          </table:table-cell>
          <table:table-cell/>
          <table:table-cell table:formula="of:=IF(([.C72]+[.D72]) &gt;= [.B72];&quot;It's okay.&quot;;&quot;Must buy!&quot;)" office:value-type="string" office:string-value="It's okay." calcext:value-type="string">
            <text:p>It's okay.</text:p>
          </table:table-cell>
          <table:table-cell table:formula="of:=[.B72]-([.C72]+[.D72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211655" calcext:value-type="float">
            <text:p>4211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chnic 3M Beam</text:p>
          </table:table-cell>
          <table:table-cell table:style-name="ce4" table:formula="of:=IF(([.B73]+[.D73]) &gt;= ([.C73]+[.D73]);&quot;It's okay.&quot;;&quot;Must buy!&quot;)" office:value-type="string" office:string-value="It's okay." calcext:value-type="string">
            <text:p>It's okay.</text:p>
          </table:table-cell>
          <table:table-cell table:formula="of:=([.C73]+[.D73])-([.B73]+[.D73])" office:value-type="float" office:value="0" calcext:value-type="float">
            <text:p>0</text:p>
          </table:table-cell>
          <table:table-cell/>
          <table:table-cell table:formula="of:=IF(([.C73]+[.D73]) &gt;= [.B73];&quot;It's okay.&quot;;&quot;Must buy!&quot;)" office:value-type="string" office:string-value="It's okay." calcext:value-type="string">
            <text:p>It's okay.</text:p>
          </table:table-cell>
          <table:table-cell table:formula="of:=[.B73]-([.C73]+[.D73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211713" calcext:value-type="float">
            <text:p>42117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chnic Ang. Beam 3X5 90 Deg.</text:p>
          </table:table-cell>
          <table:table-cell table:style-name="ce4" table:formula="of:=IF(([.B74]+[.D74]) &gt;= ([.C74]+[.D74]);&quot;It's okay.&quot;;&quot;Must buy!&quot;)" office:value-type="string" office:string-value="Must buy!" calcext:value-type="string">
            <text:p>Must buy!</text:p>
          </table:table-cell>
          <table:table-cell table:formula="of:=([.C74]+[.D74])-([.B74]+[.D74])" office:value-type="float" office:value="2" calcext:value-type="float">
            <text:p>2</text:p>
          </table:table-cell>
          <table:table-cell/>
          <table:table-cell table:formula="of:=IF(([.C74]+[.D74]) &gt;= [.B74];&quot;It's okay.&quot;;&quot;Must buy!&quot;)" office:value-type="string" office:string-value="It's okay." calcext:value-type="string">
            <text:p>It's okay.</text:p>
          </table:table-cell>
          <table:table-cell table:formula="of:=[.B74]-([.C74]+[.D74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211714" calcext:value-type="float">
            <text:p>4211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c Crossblock 2X3</text:p>
          </table:table-cell>
          <table:table-cell table:style-name="ce4" table:formula="of:=IF(([.B75]+[.D75]) &gt;= ([.C75]+[.D75]);&quot;It's okay.&quot;;&quot;Must buy!&quot;)" office:value-type="string" office:string-value="It's okay." calcext:value-type="string">
            <text:p>It's okay.</text:p>
          </table:table-cell>
          <table:table-cell table:formula="of:=([.C75]+[.D75])-([.B75]+[.D75])" office:value-type="float" office:value="0" calcext:value-type="float">
            <text:p>0</text:p>
          </table:table-cell>
          <table:table-cell/>
          <table:table-cell table:formula="of:=IF(([.C75]+[.D75]) &gt;= [.B75];&quot;It's okay.&quot;;&quot;Must buy!&quot;)" office:value-type="string" office:string-value="It's okay." calcext:value-type="string">
            <text:p>It's okay.</text:p>
          </table:table-cell>
          <table:table-cell table:formula="of:=[.B75]-([.C75]+[.D75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11741" calcext:value-type="float">
            <text:p>4211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 Lever 2M</text:p>
          </table:table-cell>
          <table:table-cell table:style-name="ce4" table:formula="of:=IF(([.B76]+[.D76]) &gt;= ([.C76]+[.D76]);&quot;It's okay.&quot;;&quot;Must buy!&quot;)" office:value-type="string" office:string-value="It's okay." calcext:value-type="string">
            <text:p>It's okay.</text:p>
          </table:table-cell>
          <table:table-cell table:formula="of:=([.C76]+[.D76])-([.B76]+[.D76])" office:value-type="float" office:value="0" calcext:value-type="float">
            <text:p>0</text:p>
          </table:table-cell>
          <table:table-cell/>
          <table:table-cell table:formula="of:=IF(([.C76]+[.D76]) &gt;= [.B76];&quot;It's okay.&quot;;&quot;Must buy!&quot;)" office:value-type="string" office:string-value="It's okay." calcext:value-type="string">
            <text:p>It's okay.</text:p>
          </table:table-cell>
          <table:table-cell table:formula="of:=[.B76]-([.C76]+[.D76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11758" calcext:value-type="float">
            <text:p>42117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ub Ø11,2 X 7,84</text:p>
          </table:table-cell>
          <table:table-cell table:style-name="ce4" table:formula="of:=IF(([.B77]+[.D77]) &gt;= ([.C77]+[.D77]);&quot;It's okay.&quot;;&quot;Must buy!&quot;)" office:value-type="string" office:string-value="It's okay." calcext:value-type="string">
            <text:p>It's okay.</text:p>
          </table:table-cell>
          <table:table-cell table:formula="of:=([.C77]+[.D77])-([.B77]+[.D77])" office:value-type="float" office:value="-4" calcext:value-type="float">
            <text:p>-4</text:p>
          </table:table-cell>
          <table:table-cell/>
          <table:table-cell table:formula="of:=IF(([.C77]+[.D77]) &gt;= [.B77];&quot;It's okay.&quot;;&quot;Must buy!&quot;)" office:value-type="string" office:string-value="It's okay." calcext:value-type="string">
            <text:p>It's okay.</text:p>
          </table:table-cell>
          <table:table-cell table:formula="of:=[.B77]-([.C77]+[.D77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211775" calcext:value-type="float">
            <text:p>42117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oss Block 90°</text:p>
          </table:table-cell>
          <table:table-cell table:style-name="ce4" table:formula="of:=IF(([.B78]+[.D78]) &gt;= ([.C78]+[.D78]);&quot;It's okay.&quot;;&quot;Must buy!&quot;)" office:value-type="string" office:string-value="Must buy!" calcext:value-type="string">
            <text:p>Must buy!</text:p>
          </table:table-cell>
          <table:table-cell table:formula="of:=([.C78]+[.D78])-([.B78]+[.D78])" office:value-type="float" office:value="8" calcext:value-type="float">
            <text:p>8</text:p>
          </table:table-cell>
          <table:table-cell/>
          <table:table-cell table:formula="of:=IF(([.C78]+[.D78]) &gt;= [.B78];&quot;It's okay.&quot;;&quot;Must buy!&quot;)" office:value-type="string" office:string-value="It's okay." calcext:value-type="string">
            <text:p>It's okay.</text:p>
          </table:table-cell>
          <table:table-cell table:formula="of:=[.B78]-([.C78]+[.D78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211805" calcext:value-type="float">
            <text:p>42118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ss Axle 7M</text:p>
          </table:table-cell>
          <table:table-cell table:style-name="ce4" table:formula="of:=IF(([.B79]+[.D79]) &gt;= ([.C79]+[.D79]);&quot;It's okay.&quot;;&quot;Must buy!&quot;)" office:value-type="string" office:string-value="Must buy!" calcext:value-type="string">
            <text:p>Must buy!</text:p>
          </table:table-cell>
          <table:table-cell table:formula="of:=([.C79]+[.D79])-([.B79]+[.D79])" office:value-type="float" office:value="3" calcext:value-type="float">
            <text:p>3</text:p>
          </table:table-cell>
          <table:table-cell/>
          <table:table-cell table:formula="of:=IF(([.C79]+[.D79]) &gt;= [.B79];&quot;It's okay.&quot;;&quot;Must buy!&quot;)" office:value-type="string" office:string-value="It's okay." calcext:value-type="string">
            <text:p>It's okay.</text:p>
          </table:table-cell>
          <table:table-cell table:formula="of:=[.B79]-([.C79]+[.D79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211807" calcext:value-type="float">
            <text:p>421180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or Peg</text:p>
          </table:table-cell>
          <table:table-cell table:style-name="ce4" table:formula="of:=IF(([.B80]+[.D80]) &gt;= ([.C80]+[.D80]);&quot;It's okay.&quot;;&quot;Must buy!&quot;)" office:value-type="string" office:string-value="Must buy!" calcext:value-type="string">
            <text:p>Must buy!</text:p>
          </table:table-cell>
          <table:table-cell table:formula="of:=([.C80]+[.D80])-([.B80]+[.D80])" office:value-type="float" office:value="6" calcext:value-type="float">
            <text:p>6</text:p>
          </table:table-cell>
          <table:table-cell/>
          <table:table-cell table:formula="of:=IF(([.C80]+[.D80]) &gt;= [.B80];&quot;It's okay.&quot;;&quot;Must buy!&quot;)" office:value-type="string" office:string-value="It's okay." calcext:value-type="string">
            <text:p>It's okay.</text:p>
          </table:table-cell>
          <table:table-cell table:formula="of:=[.B80]-([.C80]+[.D80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211815" calcext:value-type="float">
            <text:p>421181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oss Axle 3M</text:p>
          </table:table-cell>
          <table:table-cell table:style-name="ce4" table:formula="of:=IF(([.B81]+[.D81]) &gt;= ([.C81]+[.D81]);&quot;It's okay.&quot;;&quot;Must buy!&quot;)" office:value-type="string" office:string-value="It's okay." calcext:value-type="string">
            <text:p>It's okay.</text:p>
          </table:table-cell>
          <table:table-cell table:formula="of:=([.C81]+[.D81])-([.B81]+[.D81])" office:value-type="float" office:value="-8" calcext:value-type="float">
            <text:p>-8</text:p>
          </table:table-cell>
          <table:table-cell/>
          <table:table-cell table:formula="of:=IF(([.C81]+[.D81]) &gt;= [.B81];&quot;It's okay.&quot;;&quot;Must buy!&quot;)" office:value-type="string" office:string-value="It's okay." calcext:value-type="string">
            <text:p>It's okay.</text:p>
          </table:table-cell>
          <table:table-cell table:formula="of:=[.B81]-([.C81]+[.D81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11845" calcext:value-type="float">
            <text:p>4211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m Extra-Wide</text:p>
          </table:table-cell>
          <table:table-cell table:style-name="ce4" table:formula="of:=IF(([.B82]+[.D82]) &gt;= ([.C82]+[.D82]);&quot;It's okay.&quot;;&quot;Must buy!&quot;)" office:value-type="string" office:string-value="It's okay." calcext:value-type="string">
            <text:p>It's okay.</text:p>
          </table:table-cell>
          <table:table-cell table:formula="of:=([.C82]+[.D82])-([.B82]+[.D82])" office:value-type="float" office:value="0" calcext:value-type="float">
            <text:p>0</text:p>
          </table:table-cell>
          <table:table-cell/>
          <table:table-cell table:formula="of:=IF(([.C82]+[.D82]) &gt;= [.B82];&quot;It's okay.&quot;;&quot;Must buy!&quot;)" office:value-type="string" office:string-value="It's okay." calcext:value-type="string">
            <text:p>It's okay.</text:p>
          </table:table-cell>
          <table:table-cell table:formula="of:=[.B82]-([.C82]+[.D82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11862" calcext:value-type="float">
            <text:p>4211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chnic 2M Beam</text:p>
          </table:table-cell>
          <table:table-cell table:style-name="ce4" table:formula="of:=IF(([.B83]+[.D83]) &gt;= ([.C83]+[.D83]);&quot;It's okay.&quot;;&quot;Must buy!&quot;)" office:value-type="string" office:string-value="It's okay." calcext:value-type="string">
            <text:p>It's okay.</text:p>
          </table:table-cell>
          <table:table-cell table:formula="of:=([.C83]+[.D83])-([.B83]+[.D83])" office:value-type="float" office:value="0" calcext:value-type="float">
            <text:p>0</text:p>
          </table:table-cell>
          <table:table-cell/>
          <table:table-cell table:formula="of:=IF(([.C83]+[.D83]) &gt;= [.B83];&quot;It's okay.&quot;;&quot;Must buy!&quot;)" office:value-type="string" office:string-value="It's okay." calcext:value-type="string">
            <text:p>It's okay.</text:p>
          </table:table-cell>
          <table:table-cell table:formula="of:=[.B83]-([.C83]+[.D83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211866" calcext:value-type="float">
            <text:p>42118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chnic 9M Beam</text:p>
          </table:table-cell>
          <table:table-cell table:style-name="ce4" table:formula="of:=IF(([.B84]+[.D84]) &gt;= ([.C84]+[.D84]);&quot;It's okay.&quot;;&quot;Must buy!&quot;)" office:value-type="string" office:string-value="Must buy!" calcext:value-type="string">
            <text:p>Must buy!</text:p>
          </table:table-cell>
          <table:table-cell table:formula="of:=([.C84]+[.D84])-([.B84]+[.D84])" office:value-type="float" office:value="6" calcext:value-type="float">
            <text:p>6</text:p>
          </table:table-cell>
          <table:table-cell/>
          <table:table-cell table:formula="of:=IF(([.C84]+[.D84]) &gt;= [.B84];&quot;It's okay.&quot;;&quot;Must buy!&quot;)" office:value-type="string" office:string-value="It's okay." calcext:value-type="string">
            <text:p>It's okay.</text:p>
          </table:table-cell>
          <table:table-cell table:formula="of:=[.B84]-([.C84]+[.D84]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211888" calcext:value-type="float">
            <text:p>42118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ule Bush</text:p>
          </table:table-cell>
          <table:table-cell table:style-name="ce4" table:formula="of:=IF(([.B85]+[.D85]) &gt;= ([.C85]+[.D85]);&quot;It's okay.&quot;;&quot;Must buy!&quot;)" office:value-type="string" office:string-value="It's okay." calcext:value-type="string">
            <text:p>It's okay.</text:p>
          </table:table-cell>
          <table:table-cell table:formula="of:=([.C85]+[.D85])-([.B85]+[.D85])" office:value-type="float" office:value="-4" calcext:value-type="float">
            <text:p>-4</text:p>
          </table:table-cell>
          <table:table-cell/>
          <table:table-cell table:formula="of:=IF(([.C85]+[.D85]) &gt;= [.B85];&quot;It's okay.&quot;;&quot;Must buy!&quot;)" office:value-type="string" office:string-value="Must buy!" calcext:value-type="string">
            <text:p>Must buy!</text:p>
          </table:table-cell>
          <table:table-cell table:formula="of:=[.B85]-([.C85]+[.D8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25033" calcext:value-type="float">
            <text:p>42250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am 3 M. W/4 Snaps</text:p>
          </table:table-cell>
          <table:table-cell table:style-name="ce4" table:formula="of:=IF(([.B86]+[.D86]) &gt;= ([.C86]+[.D86]);&quot;It's okay.&quot;;&quot;Must buy!&quot;)" office:value-type="string" office:string-value="It's okay." calcext:value-type="string">
            <text:p>It's okay.</text:p>
          </table:table-cell>
          <table:table-cell table:formula="of:=([.C86]+[.D86])-([.B86]+[.D86])" office:value-type="float" office:value="-6" calcext:value-type="float">
            <text:p>-6</text:p>
          </table:table-cell>
          <table:table-cell/>
          <table:table-cell table:formula="of:=IF(([.C86]+[.D86]) &gt;= [.B86];&quot;It's okay.&quot;;&quot;Must buy!&quot;)" office:value-type="string" office:string-value="It's okay." calcext:value-type="string">
            <text:p>It's okay.</text:p>
          </table:table-cell>
          <table:table-cell table:formula="of:=[.B86]-([.C86]+[.D86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27155" calcext:value-type="float">
            <text:p>42271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h For Cross Axle</text:p>
          </table:table-cell>
          <table:table-cell table:style-name="ce4" table:formula="of:=IF(([.B87]+[.D87]) &gt;= ([.C87]+[.D87]);&quot;It's okay.&quot;;&quot;Must buy!&quot;)" office:value-type="string" office:string-value="It's okay." calcext:value-type="string">
            <text:p>It's okay.</text:p>
          </table:table-cell>
          <table:table-cell table:formula="of:=([.C87]+[.D87])-([.B87]+[.D87])" office:value-type="float" office:value="-9" calcext:value-type="float">
            <text:p>-9</text:p>
          </table:table-cell>
          <table:table-cell/>
          <table:table-cell table:formula="of:=IF(([.C87]+[.D87]) &gt;= [.B87];&quot;It's okay.&quot;;&quot;Must buy!&quot;)" office:value-type="string" office:string-value="Must buy!" calcext:value-type="string">
            <text:p>Must buy!</text:p>
          </table:table-cell>
          <table:table-cell table:formula="of:=[.B87]-([.C87]+[.D8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34240" calcext:value-type="float">
            <text:p>4234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uble Angular Beam 3X7 45°</text:p>
          </table:table-cell>
          <table:table-cell table:style-name="ce4" table:formula="of:=IF(([.B88]+[.D88]) &gt;= ([.C88]+[.D88]);&quot;It's okay.&quot;;&quot;Must buy!&quot;)" office:value-type="string" office:string-value="It's okay." calcext:value-type="string">
            <text:p>It's okay.</text:p>
          </table:table-cell>
          <table:table-cell table:formula="of:=([.C88]+[.D88])-([.B88]+[.D88])" office:value-type="float" office:value="0" calcext:value-type="float">
            <text:p>0</text:p>
          </table:table-cell>
          <table:table-cell/>
          <table:table-cell table:formula="of:=IF(([.C88]+[.D88]) &gt;= [.B88];&quot;It's okay.&quot;;&quot;Must buy!&quot;)" office:value-type="string" office:string-value="It's okay." calcext:value-type="string">
            <text:p>It's okay.</text:p>
          </table:table-cell>
          <table:table-cell table:formula="of:=[.B88]-([.C88]+[.D88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34429" calcext:value-type="float">
            <text:p>42344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gle Element, 180 Degrees [2]</text:p>
          </table:table-cell>
          <table:table-cell table:style-name="ce4" table:formula="of:=IF(([.B89]+[.D89]) &gt;= ([.C89]+[.D89]);&quot;It's okay.&quot;;&quot;Must buy!&quot;)" office:value-type="string" office:string-value="It's okay." calcext:value-type="string">
            <text:p>It's okay.</text:p>
          </table:table-cell>
          <table:table-cell table:formula="of:=([.C89]+[.D89])-([.B89]+[.D89])" office:value-type="float" office:value="-6" calcext:value-type="float">
            <text:p>-6</text:p>
          </table:table-cell>
          <table:table-cell/>
          <table:table-cell table:formula="of:=IF(([.C89]+[.D89]) &gt;= [.B89];&quot;It's okay.&quot;;&quot;Must buy!&quot;)" office:value-type="string" office:string-value="Must buy!" calcext:value-type="string">
            <text:p>Must buy!</text:p>
          </table:table-cell>
          <table:table-cell table:formula="of:=[.B89]-([.C89]+[.D8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37267" calcext:value-type="float">
            <text:p>4237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r Wheel Z16-Ø4.9</text:p>
          </table:table-cell>
          <table:table-cell table:style-name="ce4" table:formula="of:=IF(([.B90]+[.D90]) &gt;= ([.C90]+[.D90]);&quot;It's okay.&quot;;&quot;Must buy!&quot;)" office:value-type="string" office:string-value="It's okay." calcext:value-type="string">
            <text:p>It's okay.</text:p>
          </table:table-cell>
          <table:table-cell table:formula="of:=([.C90]+[.D90])-([.B90]+[.D90])" office:value-type="float" office:value="0" calcext:value-type="float">
            <text:p>0</text:p>
          </table:table-cell>
          <table:table-cell/>
          <table:table-cell table:formula="of:=IF(([.C90]+[.D90]) &gt;= [.B90];&quot;It's okay.&quot;;&quot;Must buy!&quot;)" office:value-type="string" office:string-value="It's okay." calcext:value-type="string">
            <text:p>It's okay.</text:p>
          </table:table-cell>
          <table:table-cell table:formula="of:=[.B90]-([.C90]+[.D9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39601" calcext:value-type="float">
            <text:p>423960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/2 Bush</text:p>
          </table:table-cell>
          <table:table-cell table:style-name="ce4" table:formula="of:=IF(([.B91]+[.D91]) &gt;= ([.C91]+[.D91]);&quot;It's okay.&quot;;&quot;Must buy!&quot;)" office:value-type="string" office:string-value="It's okay." calcext:value-type="string">
            <text:p>It's okay.</text:p>
          </table:table-cell>
          <table:table-cell table:formula="of:=([.C91]+[.D91])-([.B91]+[.D91])" office:value-type="float" office:value="-1" calcext:value-type="float">
            <text:p>-1</text:p>
          </table:table-cell>
          <table:table-cell/>
          <table:table-cell table:formula="of:=IF(([.C91]+[.D91]) &gt;= [.B91];&quot;It's okay.&quot;;&quot;Must buy!&quot;)" office:value-type="string" office:string-value="It's okay." calcext:value-type="string">
            <text:p>It's okay.</text:p>
          </table:table-cell>
          <table:table-cell table:formula="of:=[.B91]-([.C91]+[.D91]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246901" calcext:value-type="float">
            <text:p>42469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yre Low Narrow Ø14.58 X 6.24</text:p>
          </table:table-cell>
          <table:table-cell table:style-name="ce4" table:formula="of:=IF(([.B92]+[.D92]) &gt;= ([.C92]+[.D92]);&quot;It's okay.&quot;;&quot;Must buy!&quot;)" office:value-type="string" office:string-value="It's okay." calcext:value-type="string">
            <text:p>It's okay.</text:p>
          </table:table-cell>
          <table:table-cell table:formula="of:=([.C92]+[.D92])-([.B92]+[.D92])" office:value-type="float" office:value="-2" calcext:value-type="float">
            <text:p>-2</text:p>
          </table:table-cell>
          <table:table-cell/>
          <table:table-cell table:formula="of:=IF(([.C92]+[.D92]) &gt;= [.B92];&quot;It's okay.&quot;;&quot;Must buy!&quot;)" office:value-type="string" office:string-value="Must buy!" calcext:value-type="string">
            <text:p>Must buy!</text:p>
          </table:table-cell>
          <table:table-cell table:formula="of:=[.B92]-([.C92]+[.D9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8204" calcext:value-type="float">
            <text:p>42482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hnic Angular Wheel</text:p>
          </table:table-cell>
          <table:table-cell table:style-name="ce4" table:formula="of:=IF(([.B93]+[.D93]) &gt;= ([.C93]+[.D93]);&quot;It's okay.&quot;;&quot;Must buy!&quot;)" office:value-type="string" office:string-value="It's okay." calcext:value-type="string">
            <text:p>It's okay.</text:p>
          </table:table-cell>
          <table:table-cell table:formula="of:=([.C93]+[.D93])-([.B93]+[.D93])" office:value-type="float" office:value="0" calcext:value-type="float">
            <text:p>0</text:p>
          </table:table-cell>
          <table:table-cell/>
          <table:table-cell table:formula="of:=IF(([.C93]+[.D93]) &gt;= [.B93];&quot;It's okay.&quot;;&quot;Must buy!&quot;)" office:value-type="string" office:string-value="It's okay." calcext:value-type="string">
            <text:p>It's okay.</text:p>
          </table:table-cell>
          <table:table-cell table:formula="of:=[.B93]-([.C93]+[.D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4606" calcext:value-type="float">
            <text:p>42546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gle Element, 0 Degrees [1]</text:p>
          </table:table-cell>
          <table:table-cell table:style-name="ce4" table:formula="of:=IF(([.B94]+[.D94]) &gt;= ([.C94]+[.D94]);&quot;It's okay.&quot;;&quot;Must buy!&quot;)" office:value-type="string" office:string-value="It's okay." calcext:value-type="string">
            <text:p>It's okay.</text:p>
          </table:table-cell>
          <table:table-cell table:formula="of:=([.C94]+[.D94])-([.B94]+[.D94])" office:value-type="float" office:value="-4" calcext:value-type="float">
            <text:p>-4</text:p>
          </table:table-cell>
          <table:table-cell/>
          <table:table-cell table:formula="of:=IF(([.C94]+[.D94]) &gt;= [.B94];&quot;It's okay.&quot;;&quot;Must buy!&quot;)" office:value-type="string" office:string-value="Must buy!" calcext:value-type="string">
            <text:p>Must buy!</text:p>
          </table:table-cell>
          <table:table-cell table:formula="of:=[.B94]-([.C94]+[.D9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55563" calcext:value-type="float">
            <text:p>42555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Conical Wheel Z36</text:p>
          </table:table-cell>
          <table:table-cell table:style-name="ce4" table:formula="of:=IF(([.B95]+[.D95]) &gt;= ([.C95]+[.D95]);&quot;It's okay.&quot;;&quot;Must buy!&quot;)" office:value-type="string" office:string-value="It's okay." calcext:value-type="string">
            <text:p>It's okay.</text:p>
          </table:table-cell>
          <table:table-cell table:formula="of:=([.C95]+[.D95])-([.B95]+[.D95])" office:value-type="float" office:value="-3" calcext:value-type="float">
            <text:p>-3</text:p>
          </table:table-cell>
          <table:table-cell/>
          <table:table-cell table:formula="of:=IF(([.C95]+[.D95]) &gt;= [.B95];&quot;It's okay.&quot;;&quot;Must buy!&quot;)" office:value-type="string" office:string-value="Must buy!" calcext:value-type="string">
            <text:p>Must buy!</text:p>
          </table:table-cell>
          <table:table-cell table:formula="of:=[.B95]-([.C95]+[.D9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68659" calcext:value-type="float">
            <text:p>4268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 Cardan Ball</text:p>
          </table:table-cell>
          <table:table-cell table:style-name="ce4" table:formula="of:=IF(([.B96]+[.D96]) &gt;= ([.C96]+[.D96]);&quot;It's okay.&quot;;&quot;Must buy!&quot;)" office:value-type="string" office:string-value="It's okay." calcext:value-type="string">
            <text:p>It's okay.</text:p>
          </table:table-cell>
          <table:table-cell table:formula="of:=([.C96]+[.D96])-([.B96]+[.D96])" office:value-type="float" office:value="0" calcext:value-type="float">
            <text:p>0</text:p>
          </table:table-cell>
          <table:table-cell/>
          <table:table-cell table:formula="of:=IF(([.C96]+[.D96]) &gt;= [.B96];&quot;It's okay.&quot;;&quot;Must buy!&quot;)" office:value-type="string" office:string-value="It's okay." calcext:value-type="string">
            <text:p>It's okay.</text:p>
          </table:table-cell>
          <table:table-cell table:formula="of:=[.B96]-([.C96]+[.D96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70473" calcext:value-type="float">
            <text:p>4270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 Change-Over Catch</text:p>
          </table:table-cell>
          <table:table-cell table:style-name="ce4" table:formula="of:=IF(([.B97]+[.D97]) &gt;= ([.C97]+[.D97]);&quot;It's okay.&quot;;&quot;Must buy!&quot;)" office:value-type="string" office:string-value="It's okay." calcext:value-type="string">
            <text:p>It's okay.</text:p>
          </table:table-cell>
          <table:table-cell table:formula="of:=([.C97]+[.D97])-([.B97]+[.D97])" office:value-type="float" office:value="0" calcext:value-type="float">
            <text:p>0</text:p>
          </table:table-cell>
          <table:table-cell/>
          <table:table-cell table:formula="of:=IF(([.C97]+[.D97]) &gt;= [.B97];&quot;It's okay.&quot;;&quot;Must buy!&quot;)" office:value-type="string" office:string-value="It's okay." calcext:value-type="string">
            <text:p>It's okay.</text:p>
          </table:table-cell>
          <table:table-cell table:formula="of:=[.B97]-([.C97]+[.D9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78359" calcext:value-type="float">
            <text:p>4278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ide Shoe Round 2X2</text:p>
          </table:table-cell>
          <table:table-cell table:style-name="ce4" table:formula="of:=IF(([.B98]+[.D98]) &gt;= ([.C98]+[.D98]);&quot;It's okay.&quot;;&quot;Must buy!&quot;)" office:value-type="string" office:string-value="It's okay." calcext:value-type="string">
            <text:p>It's okay.</text:p>
          </table:table-cell>
          <table:table-cell table:formula="of:=([.C98]+[.D98])-([.B98]+[.D98])" office:value-type="float" office:value="0" calcext:value-type="float">
            <text:p>0</text:p>
          </table:table-cell>
          <table:table-cell/>
          <table:table-cell table:formula="of:=IF(([.C98]+[.D98]) &gt;= [.B98];&quot;It's okay.&quot;;&quot;Must buy!&quot;)" office:value-type="string" office:string-value="It's okay." calcext:value-type="string">
            <text:p>It's okay.</text:p>
          </table:table-cell>
          <table:table-cell table:formula="of:=[.B98]-([.C98]+[.D98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278957" calcext:value-type="float">
            <text:p>4278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ving Ring</text:p>
          </table:table-cell>
          <table:table-cell table:style-name="ce4" table:formula="of:=IF(([.B99]+[.D99]) &gt;= ([.C99]+[.D99]);&quot;It's okay.&quot;;&quot;Must buy!&quot;)" office:value-type="string" office:string-value="It's okay." calcext:value-type="string">
            <text:p>It's okay.</text:p>
          </table:table-cell>
          <table:table-cell table:formula="of:=([.C99]+[.D99])-([.B99]+[.D99])" office:value-type="float" office:value="0" calcext:value-type="float">
            <text:p>0</text:p>
          </table:table-cell>
          <table:table-cell/>
          <table:table-cell table:formula="of:=IF(([.C99]+[.D99]) &gt;= [.B99];&quot;It's okay.&quot;;&quot;Must buy!&quot;)" office:value-type="string" office:string-value="It's okay." calcext:value-type="string">
            <text:p>It's okay.</text:p>
          </table:table-cell>
          <table:table-cell table:formula="of:=[.B99]-([.C99]+[.D9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85634" calcext:value-type="float">
            <text:p>42856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ar Wheel 40T</text:p>
          </table:table-cell>
          <table:table-cell table:style-name="ce4" table:formula="of:=IF(([.B100]+[.D100]) &gt;= ([.C100]+[.D100]);&quot;It's okay.&quot;;&quot;Must buy!&quot;)" office:value-type="string" office:string-value="Must buy!" calcext:value-type="string">
            <text:p>Must buy!</text:p>
          </table:table-cell>
          <table:table-cell table:formula="of:=([.C100]+[.D100])-([.B100]+[.D100])" office:value-type="float" office:value="2" calcext:value-type="float">
            <text:p>2</text:p>
          </table:table-cell>
          <table:table-cell/>
          <table:table-cell table:formula="of:=IF(([.C100]+[.D100]) &gt;= [.B100];&quot;It's okay.&quot;;&quot;Must buy!&quot;)" office:value-type="string" office:string-value="It's okay." calcext:value-type="string">
            <text:p>It's okay.</text:p>
          </table:table-cell>
          <table:table-cell table:formula="of:=[.B100]-([.C100]+[.D100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96059" calcext:value-type="float">
            <text:p>4296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ngular Beam 90Degr. W.4 Snaps</text:p>
          </table:table-cell>
          <table:table-cell table:style-name="ce4" table:formula="of:=IF(([.B101]+[.D101]) &gt;= ([.C101]+[.D101]);&quot;It's okay.&quot;;&quot;Must buy!&quot;)" office:value-type="string" office:string-value="Must buy!" calcext:value-type="string">
            <text:p>Must buy!</text:p>
          </table:table-cell>
          <table:table-cell table:formula="of:=([.C101]+[.D101])-([.B101]+[.D101])" office:value-type="float" office:value="4" calcext:value-type="float">
            <text:p>4</text:p>
          </table:table-cell>
          <table:table-cell/>
          <table:table-cell table:formula="of:=IF(([.C101]+[.D101]) &gt;= [.B101];&quot;It's okay.&quot;;&quot;Must buy!&quot;)" office:value-type="string" office:string-value="It's okay." calcext:value-type="string">
            <text:p>It's okay.</text:p>
          </table:table-cell>
          <table:table-cell table:formula="of:=[.B101]-([.C101]+[.D101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297210" calcext:value-type="float">
            <text:p>4297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m Wide W.Cross 30/20</text:p>
          </table:table-cell>
          <table:table-cell table:style-name="ce4" table:formula="of:=IF(([.B102]+[.D102]) &gt;= ([.C102]+[.D102]);&quot;It's okay.&quot;;&quot;Must buy!&quot;)" office:value-type="string" office:string-value="It's okay." calcext:value-type="string">
            <text:p>It's okay.</text:p>
          </table:table-cell>
          <table:table-cell table:formula="of:=([.C102]+[.D102])-([.B102]+[.D102])" office:value-type="float" office:value="0" calcext:value-type="float">
            <text:p>0</text:p>
          </table:table-cell>
          <table:table-cell/>
          <table:table-cell table:formula="of:=IF(([.C102]+[.D102]) &gt;= [.B102];&quot;It's okay.&quot;;&quot;Must buy!&quot;)" office:value-type="string" office:string-value="It's okay." calcext:value-type="string">
            <text:p>It's okay.</text:p>
          </table:table-cell>
          <table:table-cell table:formula="of:=[.B102]-([.C102]+[.D102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299389" calcext:value-type="float">
            <text:p>42993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m Wide W.Cross 30/20</text:p>
          </table:table-cell>
          <table:table-cell table:style-name="ce4" table:formula="of:=IF(([.B103]+[.D103]) &gt;= ([.C103]+[.D103]);&quot;It's okay.&quot;;&quot;Must buy!&quot;)" office:value-type="string" office:string-value="It's okay." calcext:value-type="string">
            <text:p>It's okay.</text:p>
          </table:table-cell>
          <table:table-cell table:formula="of:=([.C103]+[.D103])-([.B103]+[.D103])" office:value-type="float" office:value="-4" calcext:value-type="float">
            <text:p>-4</text:p>
          </table:table-cell>
          <table:table-cell/>
          <table:table-cell table:formula="of:=IF(([.C103]+[.D103]) &gt;= [.B103];&quot;It's okay.&quot;;&quot;Must buy!&quot;)" office:value-type="string" office:string-value="Must buy!" calcext:value-type="string">
            <text:p>Must buy!</text:p>
          </table:table-cell>
          <table:table-cell table:formula="of:=[.B103]-([.C103]+[.D10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90127" calcext:value-type="float">
            <text:p>449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m Wide 18/14 W. Cross Ø4.8</text:p>
          </table:table-cell>
          <table:table-cell table:style-name="ce4" table:formula="of:=IF(([.B104]+[.D104]) &gt;= ([.C104]+[.D104]);&quot;It's okay.&quot;;&quot;Must buy!&quot;)" office:value-type="string" office:string-value="It's okay." calcext:value-type="string">
            <text:p>It's okay.</text:p>
          </table:table-cell>
          <table:table-cell table:formula="of:=([.C104]+[.D104])-([.B104]+[.D104])" office:value-type="float" office:value="0" calcext:value-type="float">
            <text:p>0</text:p>
          </table:table-cell>
          <table:table-cell/>
          <table:table-cell table:formula="of:=IF(([.C104]+[.D104]) &gt;= [.B104];&quot;It's okay.&quot;;&quot;Must buy!&quot;)" office:value-type="string" office:string-value="It's okay." calcext:value-type="string">
            <text:p>It's okay.</text:p>
          </table:table-cell>
          <table:table-cell table:formula="of:=[.B104]-([.C104]+[.D104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494222" calcext:value-type="float">
            <text:p>44942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dge-Belt Wheel Ø24</text:p>
          </table:table-cell>
          <table:table-cell table:style-name="ce4" table:formula="of:=IF(([.B105]+[.D105]) &gt;= ([.C105]+[.D105]);&quot;It's okay.&quot;;&quot;Must buy!&quot;)" office:value-type="string" office:string-value="It's okay." calcext:value-type="string">
            <text:p>It's okay.</text:p>
          </table:table-cell>
          <table:table-cell table:formula="of:=([.C105]+[.D105])-([.B105]+[.D105])" office:value-type="float" office:value="-3" calcext:value-type="float">
            <text:p>-3</text:p>
          </table:table-cell>
          <table:table-cell/>
          <table:table-cell table:formula="of:=IF(([.C105]+[.D105]) &gt;= [.B105];&quot;It's okay.&quot;;&quot;Must buy!&quot;)" office:value-type="string" office:string-value="Must buy!" calcext:value-type="string">
            <text:p>Must buy!</text:p>
          </table:table-cell>
          <table:table-cell table:formula="of:=[.B105]-([.C105]+[.D10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95412" calcext:value-type="float">
            <text:p>44954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ngular Beam 3X7 45°</text:p>
          </table:table-cell>
          <table:table-cell table:style-name="ce4" table:formula="of:=IF(([.B106]+[.D106]) &gt;= ([.C106]+[.D106]);&quot;It's okay.&quot;;&quot;Must buy!&quot;)" office:value-type="string" office:string-value="Must buy!" calcext:value-type="string">
            <text:p>Must buy!</text:p>
          </table:table-cell>
          <table:table-cell table:formula="of:=([.C106]+[.D106])-([.B106]+[.D106])" office:value-type="float" office:value="4" calcext:value-type="float">
            <text:p>4</text:p>
          </table:table-cell>
          <table:table-cell/>
          <table:table-cell table:formula="of:=IF(([.C106]+[.D106]) &gt;= [.B106];&quot;It's okay.&quot;;&quot;Must buy!&quot;)" office:value-type="string" office:string-value="It's okay." calcext:value-type="string">
            <text:p>It's okay.</text:p>
          </table:table-cell>
          <table:table-cell table:formula="of:=[.B106]-([.C106]+[.D106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495930" calcext:value-type="float">
            <text:p>44959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chnic 7M Beam</text:p>
          </table:table-cell>
          <table:table-cell table:style-name="ce4" table:formula="of:=IF(([.B107]+[.D107]) &gt;= ([.C107]+[.D107]);&quot;It's okay.&quot;;&quot;Must buy!&quot;)" office:value-type="string" office:string-value="Must buy!" calcext:value-type="string">
            <text:p>Must buy!</text:p>
          </table:table-cell>
          <table:table-cell table:formula="of:=([.C107]+[.D107])-([.B107]+[.D107])" office:value-type="float" office:value="4" calcext:value-type="float">
            <text:p>4</text:p>
          </table:table-cell>
          <table:table-cell/>
          <table:table-cell table:formula="of:=IF(([.C107]+[.D107]) &gt;= [.B107];&quot;It's okay.&quot;;&quot;Must buy!&quot;)" office:value-type="string" office:string-value="It's okay." calcext:value-type="string">
            <text:p>It's okay.</text:p>
          </table:table-cell>
          <table:table-cell table:formula="of:=[.B107]-([.C107]+[.D107]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495935" calcext:value-type="float">
            <text:p>44959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chnic 7M Beam</text:p>
          </table:table-cell>
          <table:table-cell table:style-name="ce4" table:formula="of:=IF(([.B108]+[.D108]) &gt;= ([.C108]+[.D108]);&quot;It's okay.&quot;;&quot;Must buy!&quot;)" office:value-type="string" office:string-value="It's okay." calcext:value-type="string">
            <text:p>It's okay.</text:p>
          </table:table-cell>
          <table:table-cell table:formula="of:=([.C108]+[.D108])-([.B108]+[.D108])" office:value-type="float" office:value="-6" calcext:value-type="float">
            <text:p>-6</text:p>
          </table:table-cell>
          <table:table-cell/>
          <table:table-cell table:formula="of:=IF(([.C108]+[.D108]) &gt;= [.B108];&quot;It's okay.&quot;;&quot;Must buy!&quot;)" office:value-type="string" office:string-value="Must buy!" calcext:value-type="string">
            <text:p>Must buy!</text:p>
          </table:table-cell>
          <table:table-cell table:formula="of:=[.B108]-([.C108]+[.D10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499858" calcext:value-type="float">
            <text:p>449985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oss Axle 8M With End Stop</text:p>
          </table:table-cell>
          <table:table-cell table:style-name="ce4" table:formula="of:=IF(([.B109]+[.D109]) &gt;= ([.C109]+[.D109]);&quot;It's okay.&quot;;&quot;Must buy!&quot;)" office:value-type="string" office:string-value="It's okay." calcext:value-type="string">
            <text:p>It's okay.</text:p>
          </table:table-cell>
          <table:table-cell table:formula="of:=([.C109]+[.D109])-([.B109]+[.D109])" office:value-type="float" office:value="-4" calcext:value-type="float">
            <text:p>-4</text:p>
          </table:table-cell>
          <table:table-cell/>
          <table:table-cell table:formula="of:=IF(([.C109]+[.D109]) &gt;= [.B109];&quot;It's okay.&quot;;&quot;Must buy!&quot;)" office:value-type="string" office:string-value="It's okay." calcext:value-type="string">
            <text:p>It's okay.</text:p>
          </table:table-cell>
          <table:table-cell table:formula="of:=[.B109]-([.C109]+[.D109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02595" calcext:value-type="float">
            <text:p>45025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Branch Cross Axle W/Cross H.</text:p>
          </table:table-cell>
          <table:table-cell table:style-name="ce4" table:formula="of:=IF(([.B110]+[.D110]) &gt;= ([.C110]+[.D110]);&quot;It's okay.&quot;;&quot;Must buy!&quot;)" office:value-type="string" office:string-value="Must buy!" calcext:value-type="string">
            <text:p>Must buy!</text:p>
          </table:table-cell>
          <table:table-cell table:formula="of:=([.C110]+[.D110])-([.B110]+[.D110])" office:value-type="float" office:value="1" calcext:value-type="float">
            <text:p>1</text:p>
          </table:table-cell>
          <table:table-cell/>
          <table:table-cell table:formula="of:=IF(([.C110]+[.D110]) &gt;= [.B110];&quot;It's okay.&quot;;&quot;Must buy!&quot;)" office:value-type="string" office:string-value="It's okay." calcext:value-type="string">
            <text:p>It's okay.</text:p>
          </table:table-cell>
          <table:table-cell table:formula="of:=[.B110]-([.C110]+[.D110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02834" calcext:value-type="float">
            <text:p>45028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terpillar Track</text:p>
          </table:table-cell>
          <table:table-cell table:style-name="ce4" table:formula="of:=IF(([.B111]+[.D111]) &gt;= ([.C111]+[.D111]);&quot;It's okay.&quot;;&quot;Must buy!&quot;)" office:value-type="string" office:string-value="It's okay." calcext:value-type="string">
            <text:p>It's okay.</text:p>
          </table:table-cell>
          <table:table-cell table:formula="of:=([.C111]+[.D111])-([.B111]+[.D111])" office:value-type="float" office:value="-2" calcext:value-type="float">
            <text:p>-2</text:p>
          </table:table-cell>
          <table:table-cell/>
          <table:table-cell table:formula="of:=IF(([.C111]+[.D111]) &gt;= [.B111];&quot;It's okay.&quot;;&quot;Must buy!&quot;)" office:value-type="string" office:string-value="Must buy!" calcext:value-type="string">
            <text:p>Must buy!</text:p>
          </table:table-cell>
          <table:table-cell table:formula="of:=[.B111]-([.C111]+[.D1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8553" calcext:value-type="float">
            <text:p>45085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oss Axle 5,5 <text:s/>With Stop 1M.</text:p>
          </table:table-cell>
          <table:table-cell table:style-name="ce4" table:formula="of:=IF(([.B112]+[.D112]) &gt;= ([.C112]+[.D112]);&quot;It's okay.&quot;;&quot;Must buy!&quot;)" office:value-type="string" office:string-value="It's okay." calcext:value-type="string">
            <text:p>It's okay.</text:p>
          </table:table-cell>
          <table:table-cell table:formula="of:=([.C112]+[.D112])-([.B112]+[.D112])" office:value-type="float" office:value="-2" calcext:value-type="float">
            <text:p>-2</text:p>
          </table:table-cell>
          <table:table-cell/>
          <table:table-cell table:formula="of:=IF(([.C112]+[.D112]) &gt;= [.B112];&quot;It's okay.&quot;;&quot;Must buy!&quot;)" office:value-type="string" office:string-value="It's okay." calcext:value-type="string">
            <text:p>It's okay.</text:p>
          </table:table-cell>
          <table:table-cell table:formula="of:=[.B112]-([.C112]+[.D112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09376" calcext:value-type="float">
            <text:p>45093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hnic 3M Beam</text:p>
          </table:table-cell>
          <table:table-cell table:style-name="ce4" table:formula="of:=IF(([.B113]+[.D113]) &gt;= ([.C113]+[.D113]);&quot;It's okay.&quot;;&quot;Must buy!&quot;)" office:value-type="string" office:string-value="Must buy!" calcext:value-type="string">
            <text:p>Must buy!</text:p>
          </table:table-cell>
          <table:table-cell table:formula="of:=([.C113]+[.D113])-([.B113]+[.D113])" office:value-type="float" office:value="4" calcext:value-type="float">
            <text:p>4</text:p>
          </table:table-cell>
          <table:table-cell/>
          <table:table-cell table:formula="of:=IF(([.C113]+[.D113]) &gt;= [.B113];&quot;It's okay.&quot;;&quot;Must buy!&quot;)" office:value-type="string" office:string-value="It's okay." calcext:value-type="string">
            <text:p>It's okay.</text:p>
          </table:table-cell>
          <table:table-cell table:formula="of:=[.B113]-([.C113]+[.D113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509912" calcext:value-type="float">
            <text:p>45099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hnic Angular Beam 4X4</text:p>
          </table:table-cell>
          <table:table-cell table:style-name="ce4" table:formula="of:=IF(([.B114]+[.D114]) &gt;= ([.C114]+[.D114]);&quot;It's okay.&quot;;&quot;Must buy!&quot;)" office:value-type="string" office:string-value="Must buy!" calcext:value-type="string">
            <text:p>Must buy!</text:p>
          </table:table-cell>
          <table:table-cell table:formula="of:=([.C114]+[.D114])-([.B114]+[.D114])" office:value-type="float" office:value="6" calcext:value-type="float">
            <text:p>6</text:p>
          </table:table-cell>
          <table:table-cell/>
          <table:table-cell table:formula="of:=IF(([.C114]+[.D114]) &gt;= [.B114];&quot;It's okay.&quot;;&quot;Must buy!&quot;)" office:value-type="string" office:string-value="It's okay." calcext:value-type="string">
            <text:p>It's okay.</text:p>
          </table:table-cell>
          <table:table-cell table:formula="of:=[.B114]-([.C114]+[.D114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13174" calcext:value-type="float">
            <text:p>45131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oss Axle, Extension, 2M</text:p>
          </table:table-cell>
          <table:table-cell table:style-name="ce4" table:formula="of:=IF(([.B115]+[.D115]) &gt;= ([.C115]+[.D115]);&quot;It's okay.&quot;;&quot;Must buy!&quot;)" office:value-type="string" office:string-value="Must buy!" calcext:value-type="string">
            <text:p>Must buy!</text:p>
          </table:table-cell>
          <table:table-cell table:formula="of:=([.C115]+[.D115])-([.B115]+[.D115])" office:value-type="float" office:value="3" calcext:value-type="float">
            <text:p>3</text:p>
          </table:table-cell>
          <table:table-cell/>
          <table:table-cell table:formula="of:=IF(([.C115]+[.D115]) &gt;= [.B115];&quot;It's okay.&quot;;&quot;Must buy!&quot;)" office:value-type="string" office:string-value="It's okay." calcext:value-type="string">
            <text:p>It's okay.</text:p>
          </table:table-cell>
          <table:table-cell table:formula="of:=[.B115]-([.C115]+[.D115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514553" calcext:value-type="float">
            <text:p>451455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nector Peg W. Friction 3M</text:p>
          </table:table-cell>
          <table:table-cell table:style-name="ce4" table:formula="of:=IF(([.B116]+[.D116]) &gt;= ([.C116]+[.D116]);&quot;It's okay.&quot;;&quot;Must buy!&quot;)" office:value-type="string" office:string-value="It's okay." calcext:value-type="string">
            <text:p>It's okay.</text:p>
          </table:table-cell>
          <table:table-cell table:formula="of:=([.C116]+[.D116])-([.B116]+[.D116])" office:value-type="float" office:value="-8" calcext:value-type="float">
            <text:p>-8</text:p>
          </table:table-cell>
          <table:table-cell/>
          <table:table-cell table:formula="of:=IF(([.C116]+[.D116]) &gt;= [.B116];&quot;It's okay.&quot;;&quot;Must buy!&quot;)" office:value-type="string" office:string-value="It's okay." calcext:value-type="string">
            <text:p>It's okay.</text:p>
          </table:table-cell>
          <table:table-cell table:formula="of:=[.B116]-([.C116]+[.D116])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514554" calcext:value-type="float">
            <text:p>45145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M Connector Peg</text:p>
          </table:table-cell>
          <table:table-cell table:style-name="ce4" table:formula="of:=IF(([.B117]+[.D117]) &gt;= ([.C117]+[.D117]);&quot;It's okay.&quot;;&quot;Must buy!&quot;)" office:value-type="string" office:string-value="Must buy!" calcext:value-type="string">
            <text:p>Must buy!</text:p>
          </table:table-cell>
          <table:table-cell table:formula="of:=([.C117]+[.D117])-([.B117]+[.D117])" office:value-type="float" office:value="2" calcext:value-type="float">
            <text:p>2</text:p>
          </table:table-cell>
          <table:table-cell/>
          <table:table-cell table:formula="of:=IF(([.C117]+[.D117]) &gt;= [.B117];&quot;It's okay.&quot;;&quot;Must buy!&quot;)" office:value-type="string" office:string-value="It's okay." calcext:value-type="string">
            <text:p>It's okay.</text:p>
          </table:table-cell>
          <table:table-cell table:formula="of:=[.B117]-([.C117]+[.D117]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4514557" calcext:value-type="float">
            <text:p>4514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vel Gear Z20</text:p>
          </table:table-cell>
          <table:table-cell table:style-name="ce4" table:formula="of:=IF(([.B118]+[.D118]) &gt;= ([.C118]+[.D118]);&quot;It's okay.&quot;;&quot;Must buy!&quot;)" office:value-type="string" office:string-value="It's okay." calcext:value-type="string">
            <text:p>It's okay.</text:p>
          </table:table-cell>
          <table:table-cell table:formula="of:=([.C118]+[.D118])-([.B118]+[.D118])" office:value-type="float" office:value="-1" calcext:value-type="float">
            <text:p>-1</text:p>
          </table:table-cell>
          <table:table-cell/>
          <table:table-cell table:formula="of:=IF(([.C118]+[.D118]) &gt;= [.B118];&quot;It's okay.&quot;;&quot;Must buy!&quot;)" office:value-type="string" office:string-value="It's okay." calcext:value-type="string">
            <text:p>It's okay.</text:p>
          </table:table-cell>
          <table:table-cell table:formula="of:=[.B118]-([.C118]+[.D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4558" calcext:value-type="float">
            <text:p>4514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r Wheel Z24</text:p>
          </table:table-cell>
          <table:table-cell table:style-name="ce4" table:formula="of:=IF(([.B119]+[.D119]) &gt;= ([.C119]+[.D119]);&quot;It's okay.&quot;;&quot;Must buy!&quot;)" office:value-type="string" office:string-value="Must buy!" calcext:value-type="string">
            <text:p>Must buy!</text:p>
          </table:table-cell>
          <table:table-cell table:formula="of:=([.C119]+[.D119])-([.B119]+[.D119])" office:value-type="float" office:value="2" calcext:value-type="float">
            <text:p>2</text:p>
          </table:table-cell>
          <table:table-cell/>
          <table:table-cell table:formula="of:=IF(([.C119]+[.D119]) &gt;= [.B119];&quot;It's okay.&quot;;&quot;Must buy!&quot;)" office:value-type="string" office:string-value="It's okay." calcext:value-type="string">
            <text:p>It's okay.</text:p>
          </table:table-cell>
          <table:table-cell table:formula="of:=[.B119]-([.C119]+[.D119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522933" calcext:value-type="float">
            <text:p>45229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chnic 13M Beam</text:p>
          </table:table-cell>
          <table:table-cell table:style-name="ce4" table:formula="of:=IF(([.B120]+[.D120]) &gt;= ([.C120]+[.D120]);&quot;It's okay.&quot;;&quot;Must buy!&quot;)" office:value-type="string" office:string-value="It's okay." calcext:value-type="string">
            <text:p>It's okay.</text:p>
          </table:table-cell>
          <table:table-cell table:formula="of:=([.C120]+[.D120])-([.B120]+[.D120])" office:value-type="float" office:value="-4" calcext:value-type="float">
            <text:p>-4</text:p>
          </table:table-cell>
          <table:table-cell/>
          <table:table-cell table:formula="of:=IF(([.C120]+[.D120]) &gt;= [.B120];&quot;It's okay.&quot;;&quot;Must buy!&quot;)" office:value-type="string" office:string-value="Must buy!" calcext:value-type="string">
            <text:p>Must buy!</text:p>
          </table:table-cell>
          <table:table-cell table:formula="of:=[.B120]-([.C120]+[.D12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2934" calcext:value-type="float">
            <text:p>45229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hnic 13M Beam</text:p>
          </table:table-cell>
          <table:table-cell table:style-name="ce4" table:formula="of:=IF(([.B121]+[.D121]) &gt;= ([.C121]+[.D121]);&quot;It's okay.&quot;;&quot;Must buy!&quot;)" office:value-type="string" office:string-value="Must buy!" calcext:value-type="string">
            <text:p>Must buy!</text:p>
          </table:table-cell>
          <table:table-cell table:formula="of:=([.C121]+[.D121])-([.B121]+[.D121])" office:value-type="float" office:value="6" calcext:value-type="float">
            <text:p>6</text:p>
          </table:table-cell>
          <table:table-cell/>
          <table:table-cell table:formula="of:=IF(([.C121]+[.D121]) &gt;= [.B121];&quot;It's okay.&quot;;&quot;Must buy!&quot;)" office:value-type="string" office:string-value="It's okay." calcext:value-type="string">
            <text:p>It's okay.</text:p>
          </table:table-cell>
          <table:table-cell table:formula="of:=[.B121]-([.C121]+[.D121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25184" calcext:value-type="float">
            <text:p>452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iale 3M Z 28</text:p>
          </table:table-cell>
          <table:table-cell table:style-name="ce4" table:formula="of:=IF(([.B122]+[.D122]) &gt;= ([.C122]+[.D122]);&quot;It's okay.&quot;;&quot;Must buy!&quot;)" office:value-type="string" office:string-value="It's okay." calcext:value-type="string">
            <text:p>It's okay.</text:p>
          </table:table-cell>
          <table:table-cell table:formula="of:=([.C122]+[.D122])-([.B122]+[.D122])" office:value-type="float" office:value="0" calcext:value-type="float">
            <text:p>0</text:p>
          </table:table-cell>
          <table:table-cell/>
          <table:table-cell table:formula="of:=IF(([.C122]+[.D122]) &gt;= [.B122];&quot;It's okay.&quot;;&quot;Must buy!&quot;)" office:value-type="string" office:string-value="It's okay." calcext:value-type="string">
            <text:p>It's okay.</text:p>
          </table:table-cell>
          <table:table-cell table:formula="of:=[.B122]-([.C122]+[.D122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25904" calcext:value-type="float">
            <text:p>4525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eller Shaft</text:p>
          </table:table-cell>
          <table:table-cell table:style-name="ce4" table:formula="of:=IF(([.B123]+[.D123]) &gt;= ([.C123]+[.D123]);&quot;It's okay.&quot;;&quot;Must buy!&quot;)" office:value-type="string" office:string-value="It's okay." calcext:value-type="string">
            <text:p>It's okay.</text:p>
          </table:table-cell>
          <table:table-cell table:formula="of:=([.C123]+[.D123])-([.B123]+[.D123])" office:value-type="float" office:value="0" calcext:value-type="float">
            <text:p>0</text:p>
          </table:table-cell>
          <table:table-cell/>
          <table:table-cell table:formula="of:=IF(([.C123]+[.D123]) &gt;= [.B123];&quot;It's okay.&quot;;&quot;Must buy!&quot;)" office:value-type="string" office:string-value="It's okay." calcext:value-type="string">
            <text:p>It's okay.</text:p>
          </table:table-cell>
          <table:table-cell table:formula="of:=[.B123]-([.C123]+[.D12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26985" calcext:value-type="float">
            <text:p>45269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be W/Double Ø4.85</text:p>
          </table:table-cell>
          <table:table-cell table:style-name="ce4" table:formula="of:=IF(([.B124]+[.D124]) &gt;= ([.C124]+[.D124]);&quot;It's okay.&quot;;&quot;Must buy!&quot;)" office:value-type="string" office:string-value="Must buy!" calcext:value-type="string">
            <text:p>Must buy!</text:p>
          </table:table-cell>
          <table:table-cell table:formula="of:=([.C124]+[.D124])-([.B124]+[.D124])" office:value-type="float" office:value="2" calcext:value-type="float">
            <text:p>2</text:p>
          </table:table-cell>
          <table:table-cell/>
          <table:table-cell table:formula="of:=IF(([.C124]+[.D124]) &gt;= [.B124];&quot;It's okay.&quot;;&quot;Must buy!&quot;)" office:value-type="string" office:string-value="It's okay." calcext:value-type="string">
            <text:p>It's okay.</text:p>
          </table:table-cell>
          <table:table-cell table:formula="of:=[.B124]-([.C124]+[.D12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530733" calcext:value-type="float">
            <text:p>45307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ck Rod 6M,</text:p>
          </table:table-cell>
          <table:table-cell table:style-name="ce4" table:formula="of:=IF(([.B125]+[.D125]) &gt;= ([.C125]+[.D125]);&quot;It's okay.&quot;;&quot;Must buy!&quot;)" office:value-type="string" office:string-value="It's okay." calcext:value-type="string">
            <text:p>It's okay.</text:p>
          </table:table-cell>
          <table:table-cell table:formula="of:=([.C125]+[.D125])-([.B125]+[.D125])" office:value-type="float" office:value="-2" calcext:value-type="float">
            <text:p>-2</text:p>
          </table:table-cell>
          <table:table-cell/>
          <table:table-cell table:formula="of:=IF(([.C125]+[.D125]) &gt;= [.B125];&quot;It's okay.&quot;;&quot;Must buy!&quot;)" office:value-type="string" office:string-value="Must buy!" calcext:value-type="string">
            <text:p>Must buy!</text:p>
          </table:table-cell>
          <table:table-cell table:formula="of:=[.B125]-([.C125]+[.D12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35768" calcext:value-type="float">
            <text:p>4535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oss Axle 9M</text:p>
          </table:table-cell>
          <table:table-cell table:style-name="ce4" table:formula="of:=IF(([.B126]+[.D126]) &gt;= ([.C126]+[.D126]);&quot;It's okay.&quot;;&quot;Must buy!&quot;)" office:value-type="string" office:string-value="Must buy!" calcext:value-type="string">
            <text:p>Must buy!</text:p>
          </table:table-cell>
          <table:table-cell table:formula="of:=([.C126]+[.D126])-([.B126]+[.D126])" office:value-type="float" office:value="1" calcext:value-type="float">
            <text:p>1</text:p>
          </table:table-cell>
          <table:table-cell/>
          <table:table-cell table:formula="of:=IF(([.C126]+[.D126]) &gt;= [.B126];&quot;It's okay.&quot;;&quot;Must buy!&quot;)" office:value-type="string" office:string-value="It's okay." calcext:value-type="string">
            <text:p>It's okay.</text:p>
          </table:table-cell>
          <table:table-cell table:formula="of:=[.B126]-([.C126]+[.D126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38007" calcext:value-type="float">
            <text:p>45380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ss Block 3X2</text:p>
          </table:table-cell>
          <table:table-cell table:style-name="ce4" table:formula="of:=IF(([.B127]+[.D127]) &gt;= ([.C127]+[.D127]);&quot;It's okay.&quot;;&quot;Must buy!&quot;)" office:value-type="string" office:string-value="Must buy!" calcext:value-type="string">
            <text:p>Must buy!</text:p>
          </table:table-cell>
          <table:table-cell table:formula="of:=([.C127]+[.D127])-([.B127]+[.D127])" office:value-type="float" office:value="4" calcext:value-type="float">
            <text:p>4</text:p>
          </table:table-cell>
          <table:table-cell/>
          <table:table-cell table:formula="of:=IF(([.C127]+[.D127]) &gt;= [.B127];&quot;It's okay.&quot;;&quot;Must buy!&quot;)" office:value-type="string" office:string-value="It's okay." calcext:value-type="string">
            <text:p>It's okay.</text:p>
          </table:table-cell>
          <table:table-cell table:formula="of:=[.B127]-([.C127]+[.D127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39880" calcext:value-type="float">
            <text:p>45398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am Frame 5X7 Ø 4.85</text:p>
          </table:table-cell>
          <table:table-cell table:style-name="ce4" table:formula="of:=IF(([.B128]+[.D128]) &gt;= ([.C128]+[.D128]);&quot;It's okay.&quot;;&quot;Must buy!&quot;)" office:value-type="string" office:string-value="Must buy!" calcext:value-type="string">
            <text:p>Must buy!</text:p>
          </table:table-cell>
          <table:table-cell table:formula="of:=([.C128]+[.D128])-([.B128]+[.D128])" office:value-type="float" office:value="1" calcext:value-type="float">
            <text:p>1</text:p>
          </table:table-cell>
          <table:table-cell/>
          <table:table-cell table:formula="of:=IF(([.C128]+[.D128]) &gt;= [.B128];&quot;It's okay.&quot;;&quot;Must buy!&quot;)" office:value-type="string" office:string-value="It's okay." calcext:value-type="string">
            <text:p>It's okay.</text:p>
          </table:table-cell>
          <table:table-cell table:formula="of:=[.B128]-([.C128]+[.D128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540100" calcext:value-type="float">
            <text:p>4540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ght Screen Ø 4.85 4X7X4</text:p>
          </table:table-cell>
          <table:table-cell table:style-name="ce4" table:formula="of:=IF(([.B129]+[.D129]) &gt;= ([.C129]+[.D129]);&quot;It's okay.&quot;;&quot;Must buy!&quot;)" office:value-type="string" office:string-value="It's okay." calcext:value-type="string">
            <text:p>It's okay.</text:p>
          </table:table-cell>
          <table:table-cell table:formula="of:=([.C129]+[.D129])-([.B129]+[.D129])" office:value-type="float" office:value="-1" calcext:value-type="float">
            <text:p>-1</text:p>
          </table:table-cell>
          <table:table-cell/>
          <table:table-cell table:formula="of:=IF(([.C129]+[.D129]) &gt;= [.B129];&quot;It's okay.&quot;;&quot;Must buy!&quot;)" office:value-type="string" office:string-value="Must buy!" calcext:value-type="string">
            <text:p>Must buy!</text:p>
          </table:table-cell>
          <table:table-cell table:formula="of:=[.B129]-([.C129]+[.D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0797" calcext:value-type="float">
            <text:p>45407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am R. Frame 5X11 Ø4.85</text:p>
          </table:table-cell>
          <table:table-cell table:style-name="ce4" table:formula="of:=IF(([.B130]+[.D130]) &gt;= ([.C130]+[.D130]);&quot;It's okay.&quot;;&quot;Must buy!&quot;)" office:value-type="string" office:string-value="It's okay." calcext:value-type="string">
            <text:p>It's okay.</text:p>
          </table:table-cell>
          <table:table-cell table:formula="of:=([.C130]+[.D130])-([.B130]+[.D130])" office:value-type="float" office:value="-1" calcext:value-type="float">
            <text:p>-1</text:p>
          </table:table-cell>
          <table:table-cell/>
          <table:table-cell table:formula="of:=IF(([.C130]+[.D130]) &gt;= [.B130];&quot;It's okay.&quot;;&quot;Must buy!&quot;)" office:value-type="string" office:string-value="It's okay." calcext:value-type="string">
            <text:p>It's okay.</text:p>
          </table:table-cell>
          <table:table-cell table:formula="of:=[.B130]-([.C130]+[.D130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540906" calcext:value-type="float">
            <text:p>4540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k 13 M</text:p>
          </table:table-cell>
          <table:table-cell table:style-name="ce4" table:formula="of:=IF(([.B131]+[.D131]) &gt;= ([.C131]+[.D131]);&quot;It's okay.&quot;;&quot;Must buy!&quot;)" office:value-type="string" office:string-value="It's okay." calcext:value-type="string">
            <text:p>It's okay.</text:p>
          </table:table-cell>
          <table:table-cell table:formula="of:=([.C131]+[.D131])-([.B131]+[.D131])" office:value-type="float" office:value="0" calcext:value-type="float">
            <text:p>0</text:p>
          </table:table-cell>
          <table:table-cell/>
          <table:table-cell table:formula="of:=IF(([.C131]+[.D131]) &gt;= [.B131];&quot;It's okay.&quot;;&quot;Must buy!&quot;)" office:value-type="string" office:string-value="It's okay." calcext:value-type="string">
            <text:p>It's okay.</text:p>
          </table:table-cell>
          <table:table-cell table:formula="of:=[.B131]-([.C131]+[.D131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41325" calcext:value-type="float">
            <text:p>4541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Panel 3X7</text:p>
          </table:table-cell>
          <table:table-cell table:style-name="ce4" table:formula="of:=IF(([.B132]+[.D132]) &gt;= ([.C132]+[.D132]);&quot;It's okay.&quot;;&quot;Must buy!&quot;)" office:value-type="string" office:string-value="It's okay." calcext:value-type="string">
            <text:p>It's okay.</text:p>
          </table:table-cell>
          <table:table-cell table:formula="of:=([.C132]+[.D132])-([.B132]+[.D132])" office:value-type="float" office:value="0" calcext:value-type="float">
            <text:p>0</text:p>
          </table:table-cell>
          <table:table-cell/>
          <table:table-cell table:formula="of:=IF(([.C132]+[.D132]) &gt;= [.B132];&quot;It's okay.&quot;;&quot;Must buy!&quot;)" office:value-type="string" office:string-value="It's okay." calcext:value-type="string">
            <text:p>It's okay.</text:p>
          </table:table-cell>
          <table:table-cell table:formula="of:=[.B132]-([.C132]+[.D132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41326" calcext:value-type="float">
            <text:p>4541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t Panel 5X11</text:p>
          </table:table-cell>
          <table:table-cell table:style-name="ce4" table:formula="of:=IF(([.B133]+[.D133]) &gt;= ([.C133]+[.D133]);&quot;It's okay.&quot;;&quot;Must buy!&quot;)" office:value-type="string" office:string-value="Must buy!" calcext:value-type="string">
            <text:p>Must buy!</text:p>
          </table:table-cell>
          <table:table-cell table:formula="of:=([.C133]+[.D133])-([.B133]+[.D133])" office:value-type="float" office:value="1" calcext:value-type="float">
            <text:p>1</text:p>
          </table:table-cell>
          <table:table-cell/>
          <table:table-cell table:formula="of:=IF(([.C133]+[.D133]) &gt;= [.B133];&quot;It's okay.&quot;;&quot;Must buy!&quot;)" office:value-type="string" office:string-value="It's okay." calcext:value-type="string">
            <text:p>It's okay.</text:p>
          </table:table-cell>
          <table:table-cell table:formula="of:=[.B133]-([.C133]+[.D133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41924" calcext:value-type="float">
            <text:p>454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Panel 3X7</text:p>
          </table:table-cell>
          <table:table-cell table:style-name="ce4" table:formula="of:=IF(([.B134]+[.D134]) &gt;= ([.C134]+[.D134]);&quot;It's okay.&quot;;&quot;Must buy!&quot;)" office:value-type="string" office:string-value="It's okay." calcext:value-type="string">
            <text:p>It's okay.</text:p>
          </table:table-cell>
          <table:table-cell table:formula="of:=([.C134]+[.D134])-([.B134]+[.D134])" office:value-type="float" office:value="0" calcext:value-type="float">
            <text:p>0</text:p>
          </table:table-cell>
          <table:table-cell/>
          <table:table-cell table:formula="of:=IF(([.C134]+[.D134]) &gt;= [.B134];&quot;It's okay.&quot;;&quot;Must buy!&quot;)" office:value-type="string" office:string-value="It's okay." calcext:value-type="string">
            <text:p>It's okay.</text:p>
          </table:table-cell>
          <table:table-cell table:formula="of:=[.B134]-([.C134]+[.D13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42573" calcext:value-type="float">
            <text:p>45425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chnic 15M Beam</text:p>
          </table:table-cell>
          <table:table-cell table:style-name="ce4" table:formula="of:=IF(([.B135]+[.D135]) &gt;= ([.C135]+[.D135]);&quot;It's okay.&quot;;&quot;Must buy!&quot;)" office:value-type="string" office:string-value="It's okay." calcext:value-type="string">
            <text:p>It's okay.</text:p>
          </table:table-cell>
          <table:table-cell table:formula="of:=([.C135]+[.D135])-([.B135]+[.D135])" office:value-type="float" office:value="-4" calcext:value-type="float">
            <text:p>-4</text:p>
          </table:table-cell>
          <table:table-cell/>
          <table:table-cell table:formula="of:=IF(([.C135]+[.D135]) &gt;= [.B135];&quot;It's okay.&quot;;&quot;Must buy!&quot;)" office:value-type="string" office:string-value="Must buy!" calcext:value-type="string">
            <text:p>Must buy!</text:p>
          </table:table-cell>
          <table:table-cell table:formula="of:=[.B135]-([.C135]+[.D13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2578" calcext:value-type="float">
            <text:p>45425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chnic 15M Beam</text:p>
          </table:table-cell>
          <table:table-cell table:style-name="ce4" table:formula="of:=IF(([.B136]+[.D136]) &gt;= ([.C136]+[.D136]);&quot;It's okay.&quot;;&quot;Must buy!&quot;)" office:value-type="string" office:string-value="Must buy!" calcext:value-type="string">
            <text:p>Must buy!</text:p>
          </table:table-cell>
          <table:table-cell table:formula="of:=([.C136]+[.D136])-([.B136]+[.D136])" office:value-type="float" office:value="6" calcext:value-type="float">
            <text:p>6</text:p>
          </table:table-cell>
          <table:table-cell/>
          <table:table-cell table:formula="of:=IF(([.C136]+[.D136]) &gt;= [.B136];&quot;It's okay.&quot;;&quot;Must buy!&quot;)" office:value-type="string" office:string-value="It's okay." calcext:value-type="string">
            <text:p>It's okay.</text:p>
          </table:table-cell>
          <table:table-cell table:formula="of:=[.B136]-([.C136]+[.D136]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4543490" calcext:value-type="float">
            <text:p>45434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ht Panel 5X11</text:p>
          </table:table-cell>
          <table:table-cell table:style-name="ce4" table:formula="of:=IF(([.B137]+[.D137]) &gt;= ([.C137]+[.D137]);&quot;It's okay.&quot;;&quot;Must buy!&quot;)" office:value-type="string" office:string-value="Must buy!" calcext:value-type="string">
            <text:p>Must buy!</text:p>
          </table:table-cell>
          <table:table-cell table:formula="of:=([.C137]+[.D137])-([.B137]+[.D137])" office:value-type="float" office:value="1" calcext:value-type="float">
            <text:p>1</text:p>
          </table:table-cell>
          <table:table-cell/>
          <table:table-cell table:formula="of:=IF(([.C137]+[.D137]) &gt;= [.B137];&quot;It's okay.&quot;;&quot;Must buy!&quot;)" office:value-type="string" office:string-value="It's okay." calcext:value-type="string">
            <text:p>It's okay.</text:p>
          </table:table-cell>
          <table:table-cell table:formula="of:=[.B137]-([.C137]+[.D13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44140" calcext:value-type="float">
            <text:p>4544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-Belt Ø15, White</text:p>
          </table:table-cell>
          <table:table-cell table:style-name="ce4" table:formula="of:=IF(([.B138]+[.D138]) &gt;= ([.C138]+[.D138]);&quot;It's okay.&quot;;&quot;Must buy!&quot;)" office:value-type="string" office:string-value="It's okay." calcext:value-type="string">
            <text:p>It's okay.</text:p>
          </table:table-cell>
          <table:table-cell table:formula="of:=([.C138]+[.D138])-([.B138]+[.D138])" office:value-type="float" office:value="0" calcext:value-type="float">
            <text:p>0</text:p>
          </table:table-cell>
          <table:table-cell/>
          <table:table-cell table:formula="of:=IF(([.C138]+[.D138]) &gt;= [.B138];&quot;It's okay.&quot;;&quot;Must buy!&quot;)" office:value-type="string" office:string-value="It's okay." calcext:value-type="string">
            <text:p>It's okay.</text:p>
          </table:table-cell>
          <table:table-cell table:formula="of:=[.B138]-([.C138]+[.D138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44143" calcext:value-type="float">
            <text:p>4544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-Belt Ø 24, Red</text:p>
          </table:table-cell>
          <table:table-cell table:style-name="ce4" table:formula="of:=IF(([.B139]+[.D139]) &gt;= ([.C139]+[.D139]);&quot;It's okay.&quot;;&quot;Must buy!&quot;)" office:value-type="string" office:string-value="It's okay." calcext:value-type="string">
            <text:p>It's okay.</text:p>
          </table:table-cell>
          <table:table-cell table:formula="of:=([.C139]+[.D139])-([.B139]+[.D139])" office:value-type="float" office:value="-1" calcext:value-type="float">
            <text:p>-1</text:p>
          </table:table-cell>
          <table:table-cell/>
          <table:table-cell table:formula="of:=IF(([.C139]+[.D139]) &gt;= [.B139];&quot;It's okay.&quot;;&quot;Must buy!&quot;)" office:value-type="string" office:string-value="It's okay." calcext:value-type="string">
            <text:p>It's okay.</text:p>
          </table:table-cell>
          <table:table-cell table:formula="of:=[.B139]-([.C139]+[.D13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44147" calcext:value-type="float">
            <text:p>4544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-Belt Ø26, Blue</text:p>
          </table:table-cell>
          <table:table-cell table:style-name="ce4" table:formula="of:=IF(([.B140]+[.D140]) &gt;= ([.C140]+[.D140]);&quot;It's okay.&quot;;&quot;Must buy!&quot;)" office:value-type="string" office:string-value="It's okay." calcext:value-type="string">
            <text:p>It's okay.</text:p>
          </table:table-cell>
          <table:table-cell table:formula="of:=([.C140]+[.D140])-([.B140]+[.D140])" office:value-type="float" office:value="0" calcext:value-type="float">
            <text:p>0</text:p>
          </table:table-cell>
          <table:table-cell/>
          <table:table-cell table:formula="of:=IF(([.C140]+[.D140]) &gt;= [.B140];&quot;It's okay.&quot;;&quot;Must buy!&quot;)" office:value-type="string" office:string-value="It's okay." calcext:value-type="string">
            <text:p>It's okay.</text:p>
          </table:table-cell>
          <table:table-cell table:formula="of:=[.B140]-([.C140]+[.D14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44151" calcext:value-type="float">
            <text:p>4544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-Belt Ø33, Yellow</text:p>
          </table:table-cell>
          <table:table-cell table:style-name="ce4" table:formula="of:=IF(([.B141]+[.D141]) &gt;= ([.C141]+[.D141]);&quot;It's okay.&quot;;&quot;Must buy!&quot;)" office:value-type="string" office:string-value="It's okay." calcext:value-type="string">
            <text:p>It's okay.</text:p>
          </table:table-cell>
          <table:table-cell table:formula="of:=([.C141]+[.D141])-([.B141]+[.D141])" office:value-type="float" office:value="0" calcext:value-type="float">
            <text:p>0</text:p>
          </table:table-cell>
          <table:table-cell/>
          <table:table-cell table:formula="of:=IF(([.C141]+[.D141]) &gt;= [.B141];&quot;It's okay.&quot;;&quot;Must buy!&quot;)" office:value-type="string" office:string-value="It's okay." calcext:value-type="string">
            <text:p>It's okay.</text:p>
          </table:table-cell>
          <table:table-cell table:formula="of:=[.B141]-([.C141]+[.D141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44720" calcext:value-type="float">
            <text:p>4544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se Cone Small 1X1 - Tr</text:p>
          </table:table-cell>
          <table:table-cell table:style-name="ce4" table:formula="of:=IF(([.B142]+[.D142]) &gt;= ([.C142]+[.D142]);&quot;It's okay.&quot;;&quot;Must buy!&quot;)" office:value-type="string" office:string-value="It's okay." calcext:value-type="string">
            <text:p>It's okay.</text:p>
          </table:table-cell>
          <table:table-cell table:formula="of:=([.C142]+[.D142])-([.B142]+[.D142])" office:value-type="float" office:value="0" calcext:value-type="float">
            <text:p>0</text:p>
          </table:table-cell>
          <table:table-cell/>
          <table:table-cell table:formula="of:=IF(([.C142]+[.D142]) &gt;= [.B142];&quot;It's okay.&quot;;&quot;Must buy!&quot;)" office:value-type="string" office:string-value="It's okay." calcext:value-type="string">
            <text:p>It's okay.</text:p>
          </table:table-cell>
          <table:table-cell table:formula="of:=[.B142]-([.C142]+[.D142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545430" calcext:value-type="float">
            <text:p>45454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ll Ø16,5</text:p>
          </table:table-cell>
          <table:table-cell table:style-name="ce4" table:formula="of:=IF(([.B143]+[.D143]) &gt;= ([.C143]+[.D143]);&quot;It's okay.&quot;;&quot;Must buy!&quot;)" office:value-type="string" office:string-value="It's okay." calcext:value-type="string">
            <text:p>It's okay.</text:p>
          </table:table-cell>
          <table:table-cell table:formula="of:=([.C143]+[.D143])-([.B143]+[.D143])" office:value-type="float" office:value="-3" calcext:value-type="float">
            <text:p>-3</text:p>
          </table:table-cell>
          <table:table-cell/>
          <table:table-cell table:formula="of:=IF(([.C143]+[.D143]) &gt;= [.B143];&quot;It's okay.&quot;;&quot;Must buy!&quot;)" office:value-type="string" office:string-value="Must buy!" calcext:value-type="string">
            <text:p>Must buy!</text:p>
          </table:table-cell>
          <table:table-cell table:formula="of:=[.B143]-([.C143]+[.D14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7581" calcext:value-type="float">
            <text:p>45475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ft Panel 3X7</text:p>
          </table:table-cell>
          <table:table-cell table:style-name="ce4" table:formula="of:=IF(([.B144]+[.D144]) &gt;= ([.C144]+[.D144]);&quot;It's okay.&quot;;&quot;Must buy!&quot;)" office:value-type="string" office:string-value="It's okay." calcext:value-type="string">
            <text:p>It's okay.</text:p>
          </table:table-cell>
          <table:table-cell table:formula="of:=([.C144]+[.D144])-([.B144]+[.D144])" office:value-type="float" office:value="-3" calcext:value-type="float">
            <text:p>-3</text:p>
          </table:table-cell>
          <table:table-cell/>
          <table:table-cell table:formula="of:=IF(([.C144]+[.D144]) &gt;= [.B144];&quot;It's okay.&quot;;&quot;Must buy!&quot;)" office:value-type="string" office:string-value="Must buy!" calcext:value-type="string">
            <text:p>Must buy!</text:p>
          </table:table-cell>
          <table:table-cell table:formula="of:=[.B144]-([.C144]+[.D14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7582" calcext:value-type="float">
            <text:p>45475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ght Panel 3X7</text:p>
          </table:table-cell>
          <table:table-cell table:style-name="ce4" table:formula="of:=IF(([.B145]+[.D145]) &gt;= ([.C145]+[.D145]);&quot;It's okay.&quot;;&quot;Must buy!&quot;)" office:value-type="string" office:string-value="It's okay." calcext:value-type="string">
            <text:p>It's okay.</text:p>
          </table:table-cell>
          <table:table-cell table:formula="of:=([.C145]+[.D145])-([.B145]+[.D145])" office:value-type="float" office:value="-3" calcext:value-type="float">
            <text:p>-3</text:p>
          </table:table-cell>
          <table:table-cell/>
          <table:table-cell table:formula="of:=IF(([.C145]+[.D145]) &gt;= [.B145];&quot;It's okay.&quot;;&quot;Must buy!&quot;)" office:value-type="string" office:string-value="Must buy!" calcext:value-type="string">
            <text:p>Must buy!</text:p>
          </table:table-cell>
          <table:table-cell table:formula="of:=[.B145]-([.C145]+[.D14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52347" calcext:value-type="float">
            <text:p>45523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Beam 3X3 W/Hole Ø4.8</text:p>
          </table:table-cell>
          <table:table-cell table:style-name="ce4" table:formula="of:=IF(([.B146]+[.D146]) &gt;= ([.C146]+[.D146]);&quot;It's okay.&quot;;&quot;Must buy!&quot;)" office:value-type="string" office:string-value="It's okay." calcext:value-type="string">
            <text:p>It's okay.</text:p>
          </table:table-cell>
          <table:table-cell table:formula="of:=([.C146]+[.D146])-([.B146]+[.D146])" office:value-type="float" office:value="0" calcext:value-type="float">
            <text:p>0</text:p>
          </table:table-cell>
          <table:table-cell/>
          <table:table-cell table:formula="of:=IF(([.C146]+[.D146]) &gt;= [.B146];&quot;It's okay.&quot;;&quot;Must buy!&quot;)" office:value-type="string" office:string-value="It's okay." calcext:value-type="string">
            <text:p>It's okay.</text:p>
          </table:table-cell>
          <table:table-cell table:formula="of:=[.B146]-([.C146]+[.D146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58690" calcext:value-type="float">
            <text:p>4558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e Wheel Z20 Ø4.85</text:p>
          </table:table-cell>
          <table:table-cell table:style-name="ce4" table:formula="of:=IF(([.B147]+[.D147]) &gt;= ([.C147]+[.D147]);&quot;It's okay.&quot;;&quot;Must buy!&quot;)" office:value-type="string" office:string-value="It's okay." calcext:value-type="string">
            <text:p>It's okay.</text:p>
          </table:table-cell>
          <table:table-cell table:formula="of:=([.C147]+[.D147])-([.B147]+[.D147])" office:value-type="float" office:value="0" calcext:value-type="float">
            <text:p>0</text:p>
          </table:table-cell>
          <table:table-cell/>
          <table:table-cell table:formula="of:=IF(([.C147]+[.D147]) &gt;= [.B147];&quot;It's okay.&quot;;&quot;Must buy!&quot;)" office:value-type="string" office:string-value="It's okay." calcext:value-type="string">
            <text:p>It's okay.</text:p>
          </table:table-cell>
          <table:table-cell table:formula="of:=[.B147]-([.C147]+[.D147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58692" calcext:value-type="float">
            <text:p>4558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m 3M Ø4.85 W. Fork</text:p>
          </table:table-cell>
          <table:table-cell table:style-name="ce4" table:formula="of:=IF(([.B148]+[.D148]) &gt;= ([.C148]+[.D148]);&quot;It's okay.&quot;;&quot;Must buy!&quot;)" office:value-type="string" office:string-value="It's okay." calcext:value-type="string">
            <text:p>It's okay.</text:p>
          </table:table-cell>
          <table:table-cell table:formula="of:=([.C148]+[.D148])-([.B148]+[.D148])" office:value-type="float" office:value="-1" calcext:value-type="float">
            <text:p>-1</text:p>
          </table:table-cell>
          <table:table-cell/>
          <table:table-cell table:formula="of:=IF(([.C148]+[.D148]) &gt;= [.B148];&quot;It's okay.&quot;;&quot;Must buy!&quot;)" office:value-type="string" office:string-value="It's okay." calcext:value-type="string">
            <text:p>It's okay.</text:p>
          </table:table-cell>
          <table:table-cell table:formula="of:=[.B148]-([.C148]+[.D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8731" calcext:value-type="float">
            <text:p>4558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Panel 3X11</text:p>
          </table:table-cell>
          <table:table-cell table:style-name="ce4" table:formula="of:=IF(([.B149]+[.D149]) &gt;= ([.C149]+[.D149]);&quot;It's okay.&quot;;&quot;Must buy!&quot;)" office:value-type="string" office:string-value="It's okay." calcext:value-type="string">
            <text:p>It's okay.</text:p>
          </table:table-cell>
          <table:table-cell table:formula="of:=([.C149]+[.D149])-([.B149]+[.D149])" office:value-type="float" office:value="0" calcext:value-type="float">
            <text:p>0</text:p>
          </table:table-cell>
          <table:table-cell/>
          <table:table-cell table:formula="of:=IF(([.C149]+[.D149]) &gt;= [.B149];&quot;It's okay.&quot;;&quot;Must buy!&quot;)" office:value-type="string" office:string-value="It's okay." calcext:value-type="string">
            <text:p>It's okay.</text:p>
          </table:table-cell>
          <table:table-cell table:formula="of:=[.B149]-([.C149]+[.D14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58740" calcext:value-type="float">
            <text:p>4558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Panel 5X7</text:p>
          </table:table-cell>
          <table:table-cell table:style-name="ce4" table:formula="of:=IF(([.B150]+[.D150]) &gt;= ([.C150]+[.D150]);&quot;It's okay.&quot;;&quot;Must buy!&quot;)" office:value-type="string" office:string-value="It's okay." calcext:value-type="string">
            <text:p>It's okay.</text:p>
          </table:table-cell>
          <table:table-cell table:formula="of:=([.C150]+[.D150])-([.B150]+[.D150])" office:value-type="float" office:value="0" calcext:value-type="float">
            <text:p>0</text:p>
          </table:table-cell>
          <table:table-cell/>
          <table:table-cell table:formula="of:=IF(([.C150]+[.D150]) &gt;= [.B150];&quot;It's okay.&quot;;&quot;Must buy!&quot;)" office:value-type="string" office:string-value="It's okay." calcext:value-type="string">
            <text:p>It's okay.</text:p>
          </table:table-cell>
          <table:table-cell table:formula="of:=[.B150]-([.C150]+[.D150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58774" calcext:value-type="float">
            <text:p>4558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Panel 3X11</text:p>
          </table:table-cell>
          <table:table-cell table:style-name="ce4" table:formula="of:=IF(([.B151]+[.D151]) &gt;= ([.C151]+[.D151]);&quot;It's okay.&quot;;&quot;Must buy!&quot;)" office:value-type="string" office:string-value="It's okay." calcext:value-type="string">
            <text:p>It's okay.</text:p>
          </table:table-cell>
          <table:table-cell table:formula="of:=([.C151]+[.D151])-([.B151]+[.D151])" office:value-type="float" office:value="0" calcext:value-type="float">
            <text:p>0</text:p>
          </table:table-cell>
          <table:table-cell/>
          <table:table-cell table:formula="of:=IF(([.C151]+[.D151]) &gt;= [.B151];&quot;It's okay.&quot;;&quot;Must buy!&quot;)" office:value-type="string" office:string-value="It's okay." calcext:value-type="string">
            <text:p>It's okay.</text:p>
          </table:table-cell>
          <table:table-cell table:formula="of:=[.B151]-([.C151]+[.D15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58775" calcext:value-type="float">
            <text:p>4558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Panel 5X7</text:p>
          </table:table-cell>
          <table:table-cell table:style-name="ce4" table:formula="of:=IF(([.B152]+[.D152]) &gt;= ([.C152]+[.D152]);&quot;It's okay.&quot;;&quot;Must buy!&quot;)" office:value-type="string" office:string-value="It's okay." calcext:value-type="string">
            <text:p>It's okay.</text:p>
          </table:table-cell>
          <table:table-cell table:formula="of:=([.C152]+[.D152])-([.B152]+[.D152])" office:value-type="float" office:value="0" calcext:value-type="float">
            <text:p>0</text:p>
          </table:table-cell>
          <table:table-cell/>
          <table:table-cell table:formula="of:=IF(([.C152]+[.D152]) &gt;= [.B152];&quot;It's okay.&quot;;&quot;Must buy!&quot;)" office:value-type="string" office:string-value="It's okay." calcext:value-type="string">
            <text:p>It's okay.</text:p>
          </table:table-cell>
          <table:table-cell table:formula="of:=[.B152]-([.C152]+[.D152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58797" calcext:value-type="float">
            <text:p>45587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ght Panel 3X11</text:p>
          </table:table-cell>
          <table:table-cell table:style-name="ce4" table:formula="of:=IF(([.B153]+[.D153]) &gt;= ([.C153]+[.D153]);&quot;It's okay.&quot;;&quot;Must buy!&quot;)" office:value-type="string" office:string-value="It's okay." calcext:value-type="string">
            <text:p>It's okay.</text:p>
          </table:table-cell>
          <table:table-cell table:formula="of:=([.C153]+[.D153])-([.B153]+[.D153])" office:value-type="float" office:value="-3" calcext:value-type="float">
            <text:p>-3</text:p>
          </table:table-cell>
          <table:table-cell/>
          <table:table-cell table:formula="of:=IF(([.C153]+[.D153]) &gt;= [.B153];&quot;It's okay.&quot;;&quot;Must buy!&quot;)" office:value-type="string" office:string-value="Must buy!" calcext:value-type="string">
            <text:p>Must buy!</text:p>
          </table:table-cell>
          <table:table-cell table:formula="of:=[.B153]-([.C153]+[.D15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58802" calcext:value-type="float">
            <text:p>45588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ft Panel 3X11</text:p>
          </table:table-cell>
          <table:table-cell table:style-name="ce4" table:formula="of:=IF(([.B154]+[.D154]) &gt;= ([.C154]+[.D154]);&quot;It's okay.&quot;;&quot;Must buy!&quot;)" office:value-type="string" office:string-value="It's okay." calcext:value-type="string">
            <text:p>It's okay.</text:p>
          </table:table-cell>
          <table:table-cell table:formula="of:=([.C154]+[.D154])-([.B154]+[.D154])" office:value-type="float" office:value="-3" calcext:value-type="float">
            <text:p>-3</text:p>
          </table:table-cell>
          <table:table-cell/>
          <table:table-cell table:formula="of:=IF(([.C154]+[.D154]) &gt;= [.B154];&quot;It's okay.&quot;;&quot;Must buy!&quot;)" office:value-type="string" office:string-value="Must buy!" calcext:value-type="string">
            <text:p>Must buy!</text:p>
          </table:table-cell>
          <table:table-cell table:formula="of:=[.B154]-([.C154]+[.D15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60175" calcext:value-type="float">
            <text:p>456017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Bush 3M Ø4.9</text:p>
          </table:table-cell>
          <table:table-cell table:style-name="ce4" table:formula="of:=IF(([.B155]+[.D155]) &gt;= ([.C155]+[.D155]);&quot;It's okay.&quot;;&quot;Must buy!&quot;)" office:value-type="string" office:string-value="It's okay." calcext:value-type="string">
            <text:p>It's okay.</text:p>
          </table:table-cell>
          <table:table-cell table:formula="of:=([.C155]+[.D155])-([.B155]+[.D155])" office:value-type="float" office:value="-2" calcext:value-type="float">
            <text:p>-2</text:p>
          </table:table-cell>
          <table:table-cell/>
          <table:table-cell table:formula="of:=IF(([.C155]+[.D155]) &gt;= [.B155];&quot;It's okay.&quot;;&quot;Must buy!&quot;)" office:value-type="string" office:string-value="It's okay." calcext:value-type="string">
            <text:p>It's okay.</text:p>
          </table:table-cell>
          <table:table-cell table:formula="of:=[.B155]-([.C155]+[.D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0177" calcext:value-type="float">
            <text:p>45601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xle with stop, 4-module</text:p>
          </table:table-cell>
          <table:table-cell table:style-name="ce4" table:formula="of:=IF(([.B156]+[.D156]) &gt;= ([.C156]+[.D156]);&quot;It's okay.&quot;;&quot;Must buy!&quot;)" office:value-type="string" office:string-value="It's okay." calcext:value-type="string">
            <text:p>It's okay.</text:p>
          </table:table-cell>
          <table:table-cell table:formula="of:=([.C156]+[.D156])-([.B156]+[.D156])" office:value-type="float" office:value="-2" calcext:value-type="float">
            <text:p>-2</text:p>
          </table:table-cell>
          <table:table-cell/>
          <table:table-cell table:formula="of:=IF(([.C156]+[.D156]) &gt;= [.B156];&quot;It's okay.&quot;;&quot;Must buy!&quot;)" office:value-type="string" office:string-value="It's okay." calcext:value-type="string">
            <text:p>It's okay.</text:p>
          </table:table-cell>
          <table:table-cell table:formula="of:=[.B156]-([.C156]+[.D156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62805" calcext:value-type="float">
            <text:p>45628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chnic 11M Beam</text:p>
          </table:table-cell>
          <table:table-cell table:style-name="ce4" table:formula="of:=IF(([.B157]+[.D157]) &gt;= ([.C157]+[.D157]);&quot;It's okay.&quot;;&quot;Must buy!&quot;)" office:value-type="string" office:string-value="It's okay." calcext:value-type="string">
            <text:p>It's okay.</text:p>
          </table:table-cell>
          <table:table-cell table:formula="of:=([.C157]+[.D157])-([.B157]+[.D157])" office:value-type="float" office:value="-4" calcext:value-type="float">
            <text:p>-4</text:p>
          </table:table-cell>
          <table:table-cell/>
          <table:table-cell table:formula="of:=IF(([.C157]+[.D157]) &gt;= [.B157];&quot;It's okay.&quot;;&quot;Must buy!&quot;)" office:value-type="string" office:string-value="Must buy!" calcext:value-type="string">
            <text:p>Must buy!</text:p>
          </table:table-cell>
          <table:table-cell table:formula="of:=[.B157]-([.C157]+[.D15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63044" calcext:value-type="float">
            <text:p>45630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X3 Steering Knuckle Arm</text:p>
          </table:table-cell>
          <table:table-cell table:style-name="ce4" table:formula="of:=IF(([.B158]+[.D158]) &gt;= ([.C158]+[.D158]);&quot;It's okay.&quot;;&quot;Must buy!&quot;)" office:value-type="string" office:string-value="Must buy!" calcext:value-type="string">
            <text:p>Must buy!</text:p>
          </table:table-cell>
          <table:table-cell table:formula="of:=([.C158]+[.D158])-([.B158]+[.D158])" office:value-type="float" office:value="2" calcext:value-type="float">
            <text:p>2</text:p>
          </table:table-cell>
          <table:table-cell/>
          <table:table-cell table:formula="of:=IF(([.C158]+[.D158]) &gt;= [.B158];&quot;It's okay.&quot;;&quot;Must buy!&quot;)" office:value-type="string" office:string-value="It's okay." calcext:value-type="string">
            <text:p>It's okay.</text:p>
          </table:table-cell>
          <table:table-cell table:formula="of:=[.B158]-([.C158]+[.D158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565452" calcext:value-type="float">
            <text:p>45654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ical Wheel Z12</text:p>
          </table:table-cell>
          <table:table-cell table:style-name="ce4" table:formula="of:=IF(([.B159]+[.D159]) &gt;= ([.C159]+[.D159]);&quot;It's okay.&quot;;&quot;Must buy!&quot;)" office:value-type="string" office:string-value="Must buy!" calcext:value-type="string">
            <text:p>Must buy!</text:p>
          </table:table-cell>
          <table:table-cell table:formula="of:=([.C159]+[.D159])-([.B159]+[.D159])" office:value-type="float" office:value="1" calcext:value-type="float">
            <text:p>1</text:p>
          </table:table-cell>
          <table:table-cell/>
          <table:table-cell table:formula="of:=IF(([.C159]+[.D159]) &gt;= [.B159];&quot;It's okay.&quot;;&quot;Must buy!&quot;)" office:value-type="string" office:string-value="It's okay." calcext:value-type="string">
            <text:p>It's okay.</text:p>
          </table:table-cell>
          <table:table-cell table:formula="of:=[.B159]-([.C159]+[.D159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566249" calcext:value-type="float">
            <text:p>4566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ght Panel 3X5</text:p>
          </table:table-cell>
          <table:table-cell table:style-name="ce4" table:formula="of:=IF(([.B160]+[.D160]) &gt;= ([.C160]+[.D160]);&quot;It's okay.&quot;;&quot;Must buy!&quot;)" office:value-type="string" office:string-value="Must buy!" calcext:value-type="string">
            <text:p>Must buy!</text:p>
          </table:table-cell>
          <table:table-cell table:formula="of:=([.C160]+[.D160])-([.B160]+[.D160])" office:value-type="float" office:value="1" calcext:value-type="float">
            <text:p>1</text:p>
          </table:table-cell>
          <table:table-cell/>
          <table:table-cell table:formula="of:=IF(([.C160]+[.D160]) &gt;= [.B160];&quot;It's okay.&quot;;&quot;Must buy!&quot;)" office:value-type="string" office:string-value="It's okay." calcext:value-type="string">
            <text:p>It's okay.</text:p>
          </table:table-cell>
          <table:table-cell table:formula="of:=[.B160]-([.C160]+[.D16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66251" calcext:value-type="float">
            <text:p>45662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ft Panel 3X5</text:p>
          </table:table-cell>
          <table:table-cell table:style-name="ce4" table:formula="of:=IF(([.B161]+[.D161]) &gt;= ([.C161]+[.D161]);&quot;It's okay.&quot;;&quot;Must buy!&quot;)" office:value-type="string" office:string-value="Must buy!" calcext:value-type="string">
            <text:p>Must buy!</text:p>
          </table:table-cell>
          <table:table-cell table:formula="of:=([.C161]+[.D161])-([.B161]+[.D161])" office:value-type="float" office:value="1" calcext:value-type="float">
            <text:p>1</text:p>
          </table:table-cell>
          <table:table-cell/>
          <table:table-cell table:formula="of:=IF(([.C161]+[.D161]) &gt;= [.B161];&quot;It's okay.&quot;;&quot;Must buy!&quot;)" office:value-type="string" office:string-value="It's okay." calcext:value-type="string">
            <text:p>It's okay.</text:p>
          </table:table-cell>
          <table:table-cell table:formula="of:=[.B161]-([.C161]+[.D161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582792" calcext:value-type="float">
            <text:p>45827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ocket, Ø¸40,7</text:p>
          </table:table-cell>
          <table:table-cell table:style-name="ce4" table:formula="of:=IF(([.B162]+[.D162]) &gt;= ([.C162]+[.D162]);&quot;It's okay.&quot;;&quot;Must buy!&quot;)" office:value-type="string" office:string-value="Must buy!" calcext:value-type="string">
            <text:p>Must buy!</text:p>
          </table:table-cell>
          <table:table-cell table:formula="of:=([.C162]+[.D162])-([.B162]+[.D162])" office:value-type="float" office:value="4" calcext:value-type="float">
            <text:p>4</text:p>
          </table:table-cell>
          <table:table-cell/>
          <table:table-cell table:formula="of:=IF(([.C162]+[.D162]) &gt;= [.B162];&quot;It's okay.&quot;;&quot;Must buy!&quot;)" office:value-type="string" office:string-value="It's okay." calcext:value-type="string">
            <text:p>It's okay.</text:p>
          </table:table-cell>
          <table:table-cell table:formula="of:=[.B162]-([.C162]+[.D162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585040" calcext:value-type="float">
            <text:p>45850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hnic Ang. Beam 3X5 90 Deg.</text:p>
          </table:table-cell>
          <table:table-cell table:style-name="ce4" table:formula="of:=IF(([.B163]+[.D163]) &gt;= ([.C163]+[.D163]);&quot;It's okay.&quot;;&quot;Must buy!&quot;)" office:value-type="string" office:string-value="Must buy!" calcext:value-type="string">
            <text:p>Must buy!</text:p>
          </table:table-cell>
          <table:table-cell table:formula="of:=([.C163]+[.D163])-([.B163]+[.D163])" office:value-type="float" office:value="4" calcext:value-type="float">
            <text:p>4</text:p>
          </table:table-cell>
          <table:table-cell/>
          <table:table-cell table:formula="of:=IF(([.C163]+[.D163]) &gt;= [.B163];&quot;It's okay.&quot;;&quot;Must buy!&quot;)" office:value-type="string" office:string-value="It's okay." calcext:value-type="string">
            <text:p>It's okay.</text:p>
          </table:table-cell>
          <table:table-cell table:formula="of:=[.B163]-([.C163]+[.D163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587275" calcext:value-type="float">
            <text:p>45872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dge-Belt Wheel Ø24</text:p>
          </table:table-cell>
          <table:table-cell table:style-name="ce4" table:formula="of:=IF(([.B164]+[.D164]) &gt;= ([.C164]+[.D164]);&quot;It's okay.&quot;;&quot;Must buy!&quot;)" office:value-type="string" office:string-value="Must buy!" calcext:value-type="string">
            <text:p>Must buy!</text:p>
          </table:table-cell>
          <table:table-cell table:formula="of:=([.C164]+[.D164])-([.B164]+[.D164])" office:value-type="float" office:value="4" calcext:value-type="float">
            <text:p>4</text:p>
          </table:table-cell>
          <table:table-cell/>
          <table:table-cell table:formula="of:=IF(([.C164]+[.D164]) &gt;= [.B164];&quot;It's okay.&quot;;&quot;Must buy!&quot;)" office:value-type="string" office:string-value="It's okay." calcext:value-type="string">
            <text:p>It's okay.</text:p>
          </table:table-cell>
          <table:table-cell table:formula="of:=[.B164]-([.C164]+[.D16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610374" calcext:value-type="float">
            <text:p>4610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dan Cup With Cross Axle 2M</text:p>
          </table:table-cell>
          <table:table-cell table:style-name="ce4" table:formula="of:=IF(([.B165]+[.D165]) &gt;= ([.C165]+[.D165]);&quot;It's okay.&quot;;&quot;Must buy!&quot;)" office:value-type="string" office:string-value="It's okay." calcext:value-type="string">
            <text:p>It's okay.</text:p>
          </table:table-cell>
          <table:table-cell table:formula="of:=([.C165]+[.D165])-([.B165]+[.D165])" office:value-type="float" office:value="0" calcext:value-type="float">
            <text:p>0</text:p>
          </table:table-cell>
          <table:table-cell/>
          <table:table-cell table:formula="of:=IF(([.C165]+[.D165]) &gt;= [.B165];&quot;It's okay.&quot;;&quot;Must buy!&quot;)" office:value-type="string" office:string-value="It's okay." calcext:value-type="string">
            <text:p>It's okay.</text:p>
          </table:table-cell>
          <table:table-cell table:formula="of:=[.B165]-([.C165]+[.D165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10377" calcext:value-type="float">
            <text:p>4610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r Block 3½ 6½X3</text:p>
          </table:table-cell>
          <table:table-cell table:style-name="ce4" table:formula="of:=IF(([.B166]+[.D166]) &gt;= ([.C166]+[.D166]);&quot;It's okay.&quot;;&quot;Must buy!&quot;)" office:value-type="string" office:string-value="It's okay." calcext:value-type="string">
            <text:p>It's okay.</text:p>
          </table:table-cell>
          <table:table-cell table:formula="of:=([.C166]+[.D166])-([.B166]+[.D166])" office:value-type="float" office:value="0" calcext:value-type="float">
            <text:p>0</text:p>
          </table:table-cell>
          <table:table-cell/>
          <table:table-cell table:formula="of:=IF(([.C166]+[.D166]) &gt;= [.B166];&quot;It's okay.&quot;;&quot;Must buy!&quot;)" office:value-type="string" office:string-value="It's okay." calcext:value-type="string">
            <text:p>It's okay.</text:p>
          </table:table-cell>
          <table:table-cell table:formula="of:=[.B166]-([.C166]+[.D166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10378" calcext:value-type="float">
            <text:p>4610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Snap Gearblok</text:p>
          </table:table-cell>
          <table:table-cell table:style-name="ce4" table:formula="of:=IF(([.B167]+[.D167]) &gt;= ([.C167]+[.D167]);&quot;It's okay.&quot;;&quot;Must buy!&quot;)" office:value-type="string" office:string-value="It's okay." calcext:value-type="string">
            <text:p>It's okay.</text:p>
          </table:table-cell>
          <table:table-cell table:formula="of:=([.C167]+[.D167])-([.B167]+[.D167])" office:value-type="float" office:value="0" calcext:value-type="float">
            <text:p>0</text:p>
          </table:table-cell>
          <table:table-cell/>
          <table:table-cell table:formula="of:=IF(([.C167]+[.D167]) &gt;= [.B167];&quot;It's okay.&quot;;&quot;Must buy!&quot;)" office:value-type="string" office:string-value="It's okay." calcext:value-type="string">
            <text:p>It's okay.</text:p>
          </table:table-cell>
          <table:table-cell table:formula="of:=[.B167]-([.C167]+[.D167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10379" calcext:value-type="float">
            <text:p>4610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Joint Ballpart</text:p>
          </table:table-cell>
          <table:table-cell table:style-name="ce4" table:formula="of:=IF(([.B168]+[.D168]) &gt;= ([.C168]+[.D168]);&quot;It's okay.&quot;;&quot;Must buy!&quot;)" office:value-type="string" office:string-value="It's okay." calcext:value-type="string">
            <text:p>It's okay.</text:p>
          </table:table-cell>
          <table:table-cell table:formula="of:=([.C168]+[.D168])-([.B168]+[.D168])" office:value-type="float" office:value="0" calcext:value-type="float">
            <text:p>0</text:p>
          </table:table-cell>
          <table:table-cell/>
          <table:table-cell table:formula="of:=IF(([.C168]+[.D168]) &gt;= [.B168];&quot;It's okay.&quot;;&quot;Must buy!&quot;)" office:value-type="string" office:string-value="It's okay." calcext:value-type="string">
            <text:p>It's okay.</text:p>
          </table:table-cell>
          <table:table-cell table:formula="of:=[.B168]-([.C168]+[.D168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10380" calcext:value-type="float">
            <text:p>46103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wer Joint</text:p>
          </table:table-cell>
          <table:table-cell table:style-name="ce4" table:formula="of:=IF(([.B169]+[.D169]) &gt;= ([.C169]+[.D169]);&quot;It's okay.&quot;;&quot;Must buy!&quot;)" office:value-type="string" office:string-value="Must buy!" calcext:value-type="string">
            <text:p>Must buy!</text:p>
          </table:table-cell>
          <table:table-cell table:formula="of:=([.C169]+[.D169])-([.B169]+[.D169])" office:value-type="float" office:value="1" calcext:value-type="float">
            <text:p>1</text:p>
          </table:table-cell>
          <table:table-cell/>
          <table:table-cell table:formula="of:=IF(([.C169]+[.D169]) &gt;= [.B169];&quot;It's okay.&quot;;&quot;Must buy!&quot;)" office:value-type="string" office:string-value="It's okay." calcext:value-type="string">
            <text:p>It's okay.</text:p>
          </table:table-cell>
          <table:table-cell table:formula="of:=[.B169]-([.C169]+[.D169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11705" calcext:value-type="float">
            <text:p>46117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chnic 11M Beam</text:p>
          </table:table-cell>
          <table:table-cell table:style-name="ce4" table:formula="of:=IF(([.B170]+[.D170]) &gt;= ([.C170]+[.D170]);&quot;It's okay.&quot;;&quot;Must buy!&quot;)" office:value-type="string" office:string-value="Must buy!" calcext:value-type="string">
            <text:p>Must buy!</text:p>
          </table:table-cell>
          <table:table-cell table:formula="of:=([.C170]+[.D170])-([.B170]+[.D170])" office:value-type="float" office:value="4" calcext:value-type="float">
            <text:p>4</text:p>
          </table:table-cell>
          <table:table-cell/>
          <table:table-cell table:formula="of:=IF(([.C170]+[.D170]) &gt;= [.B170];&quot;It's okay.&quot;;&quot;Must buy!&quot;)" office:value-type="string" office:string-value="It's okay." calcext:value-type="string">
            <text:p>It's okay.</text:p>
          </table:table-cell>
          <table:table-cell table:formula="of:=[.B170]-([.C170]+[.D170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614801" calcext:value-type="float">
            <text:p>4614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re Extra-Wide</text:p>
          </table:table-cell>
          <table:table-cell table:style-name="ce4" table:formula="of:=IF(([.B171]+[.D171]) &gt;= ([.C171]+[.D171]);&quot;It's okay.&quot;;&quot;Must buy!&quot;)" office:value-type="string" office:string-value="It's okay." calcext:value-type="string">
            <text:p>It's okay.</text:p>
          </table:table-cell>
          <table:table-cell table:formula="of:=([.C171]+[.D171])-([.B171]+[.D171])" office:value-type="float" office:value="0" calcext:value-type="float">
            <text:p>0</text:p>
          </table:table-cell>
          <table:table-cell/>
          <table:table-cell table:formula="of:=IF(([.C171]+[.D171]) &gt;= [.B171];&quot;It's okay.&quot;;&quot;Must buy!&quot;)" office:value-type="string" office:string-value="It's okay." calcext:value-type="string">
            <text:p>It's okay.</text:p>
          </table:table-cell>
          <table:table-cell table:formula="of:=[.B171]-([.C171]+[.D171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624645" calcext:value-type="float">
            <text:p>4624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table Ø4.85</text:p>
          </table:table-cell>
          <table:table-cell table:style-name="ce4" table:formula="of:=IF(([.B172]+[.D172]) &gt;= ([.C172]+[.D172]);&quot;It's okay.&quot;;&quot;Must buy!&quot;)" office:value-type="string" office:string-value="It's okay." calcext:value-type="string">
            <text:p>It's okay.</text:p>
          </table:table-cell>
          <table:table-cell table:formula="of:=([.C172]+[.D172])-([.B172]+[.D172])" office:value-type="float" office:value="0" calcext:value-type="float">
            <text:p>0</text:p>
          </table:table-cell>
          <table:table-cell/>
          <table:table-cell table:formula="of:=IF(([.C172]+[.D172]) &gt;= [.B172];&quot;It's okay.&quot;;&quot;Must buy!&quot;)" office:value-type="string" office:string-value="It's okay." calcext:value-type="string">
            <text:p>It's okay.</text:p>
          </table:table-cell>
          <table:table-cell table:formula="of:=[.B172]-([.C172]+[.D172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29920" calcext:value-type="float">
            <text:p>4629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ck Rod 6M,</text:p>
          </table:table-cell>
          <table:table-cell table:style-name="ce4" table:formula="of:=IF(([.B173]+[.D173]) &gt;= ([.C173]+[.D173]);&quot;It's okay.&quot;;&quot;Must buy!&quot;)" office:value-type="string" office:string-value="It's okay." calcext:value-type="string">
            <text:p>It's okay.</text:p>
          </table:table-cell>
          <table:table-cell table:formula="of:=([.C173]+[.D173])-([.B173]+[.D173])" office:value-type="float" office:value="0" calcext:value-type="float">
            <text:p>0</text:p>
          </table:table-cell>
          <table:table-cell/>
          <table:table-cell table:formula="of:=IF(([.C173]+[.D173]) &gt;= [.B173];&quot;It's okay.&quot;;&quot;Must buy!&quot;)" office:value-type="string" office:string-value="It's okay." calcext:value-type="string">
            <text:p>It's okay.</text:p>
          </table:table-cell>
          <table:table-cell table:formula="of:=[.B173]-([.C173]+[.D17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29921" calcext:value-type="float">
            <text:p>46299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ck Rod 6M,</text:p>
          </table:table-cell>
          <table:table-cell table:style-name="ce4" table:formula="of:=IF(([.B174]+[.D174]) &gt;= ([.C174]+[.D174]);&quot;It's okay.&quot;;&quot;Must buy!&quot;)" office:value-type="string" office:string-value="It's okay." calcext:value-type="string">
            <text:p>It's okay.</text:p>
          </table:table-cell>
          <table:table-cell table:formula="of:=([.C174]+[.D174])-([.B174]+[.D174])" office:value-type="float" office:value="-2" calcext:value-type="float">
            <text:p>-2</text:p>
          </table:table-cell>
          <table:table-cell/>
          <table:table-cell table:formula="of:=IF(([.C174]+[.D174]) &gt;= [.B174];&quot;It's okay.&quot;;&quot;Must buy!&quot;)" office:value-type="string" office:string-value="Must buy!" calcext:value-type="string">
            <text:p>Must buy!</text:p>
          </table:table-cell>
          <table:table-cell table:formula="of:=[.B174]-([.C174]+[.D17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30114" calcext:value-type="float">
            <text:p>46301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oss Block/Form 2X2X2</text:p>
          </table:table-cell>
          <table:table-cell table:style-name="ce4" table:formula="of:=IF(([.B175]+[.D175]) &gt;= ([.C175]+[.D175]);&quot;It's okay.&quot;;&quot;Must buy!&quot;)" office:value-type="string" office:string-value="It's okay." calcext:value-type="string">
            <text:p>It's okay.</text:p>
          </table:table-cell>
          <table:table-cell table:formula="of:=([.C175]+[.D175])-([.B175]+[.D175])" office:value-type="float" office:value="-2" calcext:value-type="float">
            <text:p>-2</text:p>
          </table:table-cell>
          <table:table-cell/>
          <table:table-cell table:formula="of:=IF(([.C175]+[.D175]) &gt;= [.B175];&quot;It's okay.&quot;;&quot;Must buy!&quot;)" office:value-type="string" office:string-value="Must buy!" calcext:value-type="string">
            <text:p>Must buy!</text:p>
          </table:table-cell>
          <table:table-cell table:formula="of:=[.B175]-([.C175]+[.D17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31648" calcext:value-type="float">
            <text:p>463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rugated Pipe 152Mm</text:p>
          </table:table-cell>
          <table:table-cell table:style-name="ce4" table:formula="of:=IF(([.B176]+[.D176]) &gt;= ([.C176]+[.D176]);&quot;It's okay.&quot;;&quot;Must buy!&quot;)" office:value-type="string" office:string-value="It's okay." calcext:value-type="string">
            <text:p>It's okay.</text:p>
          </table:table-cell>
          <table:table-cell table:formula="of:=([.C176]+[.D176])-([.B176]+[.D176])" office:value-type="float" office:value="0" calcext:value-type="float">
            <text:p>0</text:p>
          </table:table-cell>
          <table:table-cell/>
          <table:table-cell table:formula="of:=IF(([.C176]+[.D176]) &gt;= [.B176];&quot;It's okay.&quot;;&quot;Must buy!&quot;)" office:value-type="string" office:string-value="It's okay." calcext:value-type="string">
            <text:p>It's okay.</text:p>
          </table:table-cell>
          <table:table-cell table:formula="of:=[.B176]-([.C176]+[.D176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634091" calcext:value-type="float">
            <text:p>4634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m Wide 43,2X26 W 6 Hol.Ø 4.8</text:p>
          </table:table-cell>
          <table:table-cell table:style-name="ce4" table:formula="of:=IF(([.B177]+[.D177]) &gt;= ([.C177]+[.D177]);&quot;It's okay.&quot;;&quot;Must buy!&quot;)" office:value-type="string" office:string-value="Must buy!" calcext:value-type="string">
            <text:p>Must buy!</text:p>
          </table:table-cell>
          <table:table-cell table:formula="of:=([.C177]+[.D177])-([.B177]+[.D177])" office:value-type="float" office:value="2" calcext:value-type="float">
            <text:p>2</text:p>
          </table:table-cell>
          <table:table-cell/>
          <table:table-cell table:formula="of:=IF(([.C177]+[.D177]) &gt;= [.B177];&quot;It's okay.&quot;;&quot;Must buy!&quot;)" office:value-type="string" office:string-value="It's okay." calcext:value-type="string">
            <text:p>It's okay.</text:p>
          </table:table-cell>
          <table:table-cell table:formula="of:=[.B177]-([.C177]+[.D177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639695" calcext:value-type="float">
            <text:p>4639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e Low Wide Ø24 X 14</text:p>
          </table:table-cell>
          <table:table-cell table:style-name="ce4" table:formula="of:=IF(([.B178]+[.D178]) &gt;= ([.C178]+[.D178]);&quot;It's okay.&quot;;&quot;Must buy!&quot;)" office:value-type="string" office:string-value="It's okay." calcext:value-type="string">
            <text:p>It's okay.</text:p>
          </table:table-cell>
          <table:table-cell table:formula="of:=([.C178]+[.D178])-([.B178]+[.D178])" office:value-type="float" office:value="0" calcext:value-type="float">
            <text:p>0</text:p>
          </table:table-cell>
          <table:table-cell/>
          <table:table-cell table:formula="of:=IF(([.C178]+[.D178]) &gt;= [.B178];&quot;It's okay.&quot;;&quot;Must buy!&quot;)" office:value-type="string" office:string-value="It's okay." calcext:value-type="string">
            <text:p>It's okay.</text:p>
          </table:table-cell>
          <table:table-cell table:formula="of:=[.B178]-([.C178]+[.D178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40536" calcext:value-type="float">
            <text:p>46405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ar Wheel Z16</text:p>
          </table:table-cell>
          <table:table-cell table:style-name="ce4" table:formula="of:=IF(([.B179]+[.D179]) &gt;= ([.C179]+[.D179]);&quot;It's okay.&quot;;&quot;Must buy!&quot;)" office:value-type="string" office:string-value="Must buy!" calcext:value-type="string">
            <text:p>Must buy!</text:p>
          </table:table-cell>
          <table:table-cell table:formula="of:=([.C179]+[.D179])-([.B179]+[.D179])" office:value-type="float" office:value="4" calcext:value-type="float">
            <text:p>4</text:p>
          </table:table-cell>
          <table:table-cell/>
          <table:table-cell table:formula="of:=IF(([.C179]+[.D179]) &gt;= [.B179];&quot;It's okay.&quot;;&quot;Must buy!&quot;)" office:value-type="string" office:string-value="It's okay." calcext:value-type="string">
            <text:p>It's okay.</text:p>
          </table:table-cell>
          <table:table-cell table:formula="of:=[.B179]-([.C179]+[.D179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645732" calcext:value-type="float">
            <text:p>46457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chnic 9M Beam</text:p>
          </table:table-cell>
          <table:table-cell table:style-name="ce4" table:formula="of:=IF(([.B180]+[.D180]) &gt;= ([.C180]+[.D180]);&quot;It's okay.&quot;;&quot;Must buy!&quot;)" office:value-type="string" office:string-value="It's okay." calcext:value-type="string">
            <text:p>It's okay.</text:p>
          </table:table-cell>
          <table:table-cell table:formula="of:=([.C180]+[.D180])-([.B180]+[.D180])" office:value-type="float" office:value="-8" calcext:value-type="float">
            <text:p>-8</text:p>
          </table:table-cell>
          <table:table-cell/>
          <table:table-cell table:formula="of:=IF(([.C180]+[.D180]) &gt;= [.B180];&quot;It's okay.&quot;;&quot;Must buy!&quot;)" office:value-type="string" office:string-value="Must buy!" calcext:value-type="string">
            <text:p>Must buy!</text:p>
          </table:table-cell>
          <table:table-cell table:formula="of:=[.B180]-([.C180]+[.D18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646864" calcext:value-type="float">
            <text:p>4646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at Tile 1X1, Round</text:p>
          </table:table-cell>
          <table:table-cell table:style-name="ce4" table:formula="of:=IF(([.B181]+[.D181]) &gt;= ([.C181]+[.D181]);&quot;It's okay.&quot;;&quot;Must buy!&quot;)" office:value-type="string" office:string-value="It's okay." calcext:value-type="string">
            <text:p>It's okay.</text:p>
          </table:table-cell>
          <table:table-cell table:formula="of:=([.C181]+[.D181])-([.B181]+[.D181])" office:value-type="float" office:value="0" calcext:value-type="float">
            <text:p>0</text:p>
          </table:table-cell>
          <table:table-cell/>
          <table:table-cell table:formula="of:=IF(([.C181]+[.D181]) &gt;= [.B181];&quot;It's okay.&quot;;&quot;Must buy!&quot;)" office:value-type="string" office:string-value="It's okay." calcext:value-type="string">
            <text:p>It's okay.</text:p>
          </table:table-cell>
          <table:table-cell table:formula="of:=[.B181]-([.C181]+[.D181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652234" calcext:value-type="float">
            <text:p>4652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ydsblok 2X4</text:p>
          </table:table-cell>
          <table:table-cell table:style-name="ce4" table:formula="of:=IF(([.B182]+[.D182]) &gt;= ([.C182]+[.D182]);&quot;It's okay.&quot;;&quot;Must buy!&quot;)" office:value-type="string" office:string-value="It's okay." calcext:value-type="string">
            <text:p>It's okay.</text:p>
          </table:table-cell>
          <table:table-cell table:formula="of:=([.C182]+[.D182])-([.B182]+[.D182])" office:value-type="float" office:value="0" calcext:value-type="float">
            <text:p>0</text:p>
          </table:table-cell>
          <table:table-cell/>
          <table:table-cell table:formula="of:=IF(([.C182]+[.D182]) &gt;= [.B182];&quot;It's okay.&quot;;&quot;Must buy!&quot;)" office:value-type="string" office:string-value="It's okay." calcext:value-type="string">
            <text:p>It's okay.</text:p>
          </table:table-cell>
          <table:table-cell table:formula="of:=[.B182]-([.C182]+[.D182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652235" calcext:value-type="float">
            <text:p>4652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er Part For Turntable Z28</text:p>
          </table:table-cell>
          <table:table-cell table:style-name="ce4" table:formula="of:=IF(([.B183]+[.D183]) &gt;= ([.C183]+[.D183]);&quot;It's okay.&quot;;&quot;Must buy!&quot;)" office:value-type="string" office:string-value="Must buy!" calcext:value-type="string">
            <text:p>Must buy!</text:p>
          </table:table-cell>
          <table:table-cell table:formula="of:=([.C183]+[.D183])-([.B183]+[.D183])" office:value-type="float" office:value="2" calcext:value-type="float">
            <text:p>2</text:p>
          </table:table-cell>
          <table:table-cell/>
          <table:table-cell table:formula="of:=IF(([.C183]+[.D183]) &gt;= [.B183];&quot;It's okay.&quot;;&quot;Must buy!&quot;)" office:value-type="string" office:string-value="It's okay." calcext:value-type="string">
            <text:p>It's okay.</text:p>
          </table:table-cell>
          <table:table-cell table:formula="of:=[.B183]-([.C183]+[.D18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52236" calcext:value-type="float">
            <text:p>46522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per Part For Turntable Z28</text:p>
          </table:table-cell>
          <table:table-cell table:style-name="ce4" table:formula="of:=IF(([.B184]+[.D184]) &gt;= ([.C184]+[.D184]);&quot;It's okay.&quot;;&quot;Must buy!&quot;)" office:value-type="string" office:string-value="Must buy!" calcext:value-type="string">
            <text:p>Must buy!</text:p>
          </table:table-cell>
          <table:table-cell table:formula="of:=([.C184]+[.D184])-([.B184]+[.D184])" office:value-type="float" office:value="2" calcext:value-type="float">
            <text:p>2</text:p>
          </table:table-cell>
          <table:table-cell/>
          <table:table-cell table:formula="of:=IF(([.C184]+[.D184]) &gt;= [.B184];&quot;It's okay.&quot;;&quot;Must buy!&quot;)" office:value-type="string" office:string-value="It's okay." calcext:value-type="string">
            <text:p>It's okay.</text:p>
          </table:table-cell>
          <table:table-cell table:formula="of:=[.B184]-([.C184]+[.D184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54432" calcext:value-type="float">
            <text:p>4654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Barrel</text:p>
          </table:table-cell>
          <table:table-cell table:style-name="ce4" table:formula="of:=IF(([.B185]+[.D185]) &gt;= ([.C185]+[.D185]);&quot;It's okay.&quot;;&quot;Must buy!&quot;)" office:value-type="string" office:string-value="It's okay." calcext:value-type="string">
            <text:p>It's okay.</text:p>
          </table:table-cell>
          <table:table-cell table:formula="of:=([.C185]+[.D185])-([.B185]+[.D185])" office:value-type="float" office:value="0" calcext:value-type="float">
            <text:p>0</text:p>
          </table:table-cell>
          <table:table-cell/>
          <table:table-cell table:formula="of:=IF(([.C185]+[.D185]) &gt;= [.B185];&quot;It's okay.&quot;;&quot;Must buy!&quot;)" office:value-type="string" office:string-value="It's okay." calcext:value-type="string">
            <text:p>It's okay.</text:p>
          </table:table-cell>
          <table:table-cell table:formula="of:=[.B185]-([.C185]+[.D185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656205" calcext:value-type="float">
            <text:p>46562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de W. Technic Hole 1</text:p>
          </table:table-cell>
          <table:table-cell table:style-name="ce4" table:formula="of:=IF(([.B186]+[.D186]) &gt;= ([.C186]+[.D186]);&quot;It's okay.&quot;;&quot;Must buy!&quot;)" office:value-type="string" office:string-value="It's okay." calcext:value-type="string">
            <text:p>It's okay.</text:p>
          </table:table-cell>
          <table:table-cell table:formula="of:=([.C186]+[.D186])-([.B186]+[.D186])" office:value-type="float" office:value="-4" calcext:value-type="float">
            <text:p>-4</text:p>
          </table:table-cell>
          <table:table-cell/>
          <table:table-cell table:formula="of:=IF(([.C186]+[.D186]) &gt;= [.B186];&quot;It's okay.&quot;;&quot;Must buy!&quot;)" office:value-type="string" office:string-value="Must buy!" calcext:value-type="string">
            <text:p>Must buy!</text:p>
          </table:table-cell>
          <table:table-cell table:formula="of:=[.B186]-([.C186]+[.D18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7296" calcext:value-type="float">
            <text:p>46572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ord</text:p>
          </table:table-cell>
          <table:table-cell table:style-name="ce4" table:formula="of:=IF(([.B187]+[.D187]) &gt;= ([.C187]+[.D187]);&quot;It's okay.&quot;;&quot;Must buy!&quot;)" office:value-type="string" office:string-value="It's okay." calcext:value-type="string">
            <text:p>It's okay.</text:p>
          </table:table-cell>
          <table:table-cell table:formula="of:=([.C187]+[.D187])-([.B187]+[.D187])" office:value-type="float" office:value="-6" calcext:value-type="float">
            <text:p>-6</text:p>
          </table:table-cell>
          <table:table-cell/>
          <table:table-cell table:formula="of:=IF(([.C187]+[.D187]) &gt;= [.B187];&quot;It's okay.&quot;;&quot;Must buy!&quot;)" office:value-type="string" office:string-value="Must buy!" calcext:value-type="string">
            <text:p>Must buy!</text:p>
          </table:table-cell>
          <table:table-cell table:formula="of:=[.B187]-([.C187]+[.D18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66579" calcext:value-type="float">
            <text:p>46665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or Peg/Cross Axle</text:p>
          </table:table-cell>
          <table:table-cell table:style-name="ce4" table:formula="of:=IF(([.B188]+[.D188]) &gt;= ([.C188]+[.D188]);&quot;It's okay.&quot;;&quot;Must buy!&quot;)" office:value-type="string" office:string-value="Must buy!" calcext:value-type="string">
            <text:p>Must buy!</text:p>
          </table:table-cell>
          <table:table-cell table:formula="of:=([.C188]+[.D188])-([.B188]+[.D188])" office:value-type="float" office:value="8" calcext:value-type="float">
            <text:p>8</text:p>
          </table:table-cell>
          <table:table-cell/>
          <table:table-cell table:formula="of:=IF(([.C188]+[.D188]) &gt;= [.B188];&quot;It's okay.&quot;;&quot;Must buy!&quot;)" office:value-type="string" office:string-value="It's okay." calcext:value-type="string">
            <text:p>It's okay.</text:p>
          </table:table-cell>
          <table:table-cell table:formula="of:=[.B188]-([.C188]+[.D188]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666999" calcext:value-type="float">
            <text:p>46669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ydsaksel M/Stop 4M</text:p>
          </table:table-cell>
          <table:table-cell table:style-name="ce4" table:formula="of:=IF(([.B189]+[.D189]) &gt;= ([.C189]+[.D189]);&quot;It's okay.&quot;;&quot;Must buy!&quot;)" office:value-type="string" office:string-value="It's okay." calcext:value-type="string">
            <text:p>It's okay.</text:p>
          </table:table-cell>
          <table:table-cell table:formula="of:=([.C189]+[.D189])-([.B189]+[.D189])" office:value-type="float" office:value="-3" calcext:value-type="float">
            <text:p>-3</text:p>
          </table:table-cell>
          <table:table-cell/>
          <table:table-cell table:formula="of:=IF(([.C189]+[.D189]) &gt;= [.B189];&quot;It's okay.&quot;;&quot;Must buy!&quot;)" office:value-type="string" office:string-value="Must buy!" calcext:value-type="string">
            <text:p>Must buy!</text:p>
          </table:table-cell>
          <table:table-cell table:formula="of:=[.B189]-([.C189]+[.D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5331" calcext:value-type="float">
            <text:p>6005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m 1M W. 2 Cross Axles 90°</text:p>
          </table:table-cell>
          <table:table-cell table:style-name="ce4" table:formula="of:=IF(([.B190]+[.D190]) &gt;= ([.C190]+[.D190]);&quot;It's okay.&quot;;&quot;Must buy!&quot;)" office:value-type="string" office:string-value="It's okay." calcext:value-type="string">
            <text:p>It's okay.</text:p>
          </table:table-cell>
          <table:table-cell table:formula="of:=([.C190]+[.D190])-([.B190]+[.D190])" office:value-type="float" office:value="0" calcext:value-type="float">
            <text:p>0</text:p>
          </table:table-cell>
          <table:table-cell/>
          <table:table-cell table:formula="of:=IF(([.C190]+[.D190]) &gt;= [.B190];&quot;It's okay.&quot;;&quot;Must buy!&quot;)" office:value-type="string" office:string-value="It's okay." calcext:value-type="string">
            <text:p>It's okay.</text:p>
          </table:table-cell>
          <table:table-cell table:formula="of:=[.B190]-([.C190]+[.D19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05755" calcext:value-type="float">
            <text:p>6005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 Branch Crosshole W. Hole</text:p>
          </table:table-cell>
          <table:table-cell table:style-name="ce4" table:formula="of:=IF(([.B191]+[.D191]) &gt;= ([.C191]+[.D191]);&quot;It's okay.&quot;;&quot;Must buy!&quot;)" office:value-type="string" office:string-value="It's okay." calcext:value-type="string">
            <text:p>It's okay.</text:p>
          </table:table-cell>
          <table:table-cell table:formula="of:=([.C191]+[.D191])-([.B191]+[.D191])" office:value-type="float" office:value="0" calcext:value-type="float">
            <text:p>0</text:p>
          </table:table-cell>
          <table:table-cell/>
          <table:table-cell table:formula="of:=IF(([.C191]+[.D191]) &gt;= [.B191];&quot;It's okay.&quot;;&quot;Must buy!&quot;)" office:value-type="string" office:string-value="It's okay." calcext:value-type="string">
            <text:p>It's okay.</text:p>
          </table:table-cell>
          <table:table-cell table:formula="of:=[.B191]-([.C191]+[.D191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006140" calcext:value-type="float">
            <text:p>60061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am 1X2 W/Cross And Hole</text:p>
          </table:table-cell>
          <table:table-cell table:style-name="ce4" table:formula="of:=IF(([.B192]+[.D192]) &gt;= ([.C192]+[.D192]);&quot;It's okay.&quot;;&quot;Must buy!&quot;)" office:value-type="string" office:string-value="It's okay." calcext:value-type="string">
            <text:p>It's okay.</text:p>
          </table:table-cell>
          <table:table-cell table:formula="of:=([.C192]+[.D192])-([.B192]+[.D192])" office:value-type="float" office:value="-6" calcext:value-type="float">
            <text:p>-6</text:p>
          </table:table-cell>
          <table:table-cell/>
          <table:table-cell table:formula="of:=IF(([.C192]+[.D192]) &gt;= [.B192];&quot;It's okay.&quot;;&quot;Must buy!&quot;)" office:value-type="string" office:string-value="It's okay." calcext:value-type="string">
            <text:p>It's okay.</text:p>
          </table:table-cell>
          <table:table-cell table:formula="of:=[.B192]-([.C192]+[.D1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7973" calcext:value-type="float">
            <text:p>60079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chnic 3M Beam</text:p>
          </table:table-cell>
          <table:table-cell table:style-name="ce4" table:formula="of:=IF(([.B193]+[.D193]) &gt;= ([.C193]+[.D193]);&quot;It's okay.&quot;;&quot;Must buy!&quot;)" office:value-type="string" office:string-value="Must buy!" calcext:value-type="string">
            <text:p>Must buy!</text:p>
          </table:table-cell>
          <table:table-cell table:formula="of:=([.C193]+[.D193])-([.B193]+[.D193])" office:value-type="float" office:value="4" calcext:value-type="float">
            <text:p>4</text:p>
          </table:table-cell>
          <table:table-cell/>
          <table:table-cell table:formula="of:=IF(([.C193]+[.D193]) &gt;= [.B193];&quot;It's okay.&quot;;&quot;Must buy!&quot;)" office:value-type="string" office:string-value="It's okay." calcext:value-type="string">
            <text:p>It's okay.</text:p>
          </table:table-cell>
          <table:table-cell table:formula="of:=[.B193]-([.C193]+[.D193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008472" calcext:value-type="float">
            <text:p>60084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, Ev3, Touch Sensor</text:p>
          </table:table-cell>
          <table:table-cell table:style-name="ce4" table:formula="of:=IF(([.B194]+[.D194]) &gt;= ([.C194]+[.D194]);&quot;It's okay.&quot;;&quot;Must buy!&quot;)" office:value-type="string" office:string-value="Must buy!" calcext:value-type="string">
            <text:p>Must buy!</text:p>
          </table:table-cell>
          <table:table-cell table:formula="of:=([.C194]+[.D194])-([.B194]+[.D194])" office:value-type="float" office:value="1" calcext:value-type="float">
            <text:p>1</text:p>
          </table:table-cell>
          <table:table-cell/>
          <table:table-cell table:formula="of:=IF(([.C194]+[.D194]) &gt;= [.B194];&quot;It's okay.&quot;;&quot;Must buy!&quot;)" office:value-type="string" office:string-value="It's okay." calcext:value-type="string">
            <text:p>It's okay.</text:p>
          </table:table-cell>
          <table:table-cell table:formula="of:=[.B194]-([.C194]+[.D19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08527" calcext:value-type="float">
            <text:p>60085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o <text:s/>V Beam 90 Degr.</text:p>
          </table:table-cell>
          <table:table-cell table:style-name="ce4" table:formula="of:=IF(([.B195]+[.D195]) &gt;= ([.C195]+[.D195]);&quot;It's okay.&quot;;&quot;Must buy!&quot;)" office:value-type="string" office:string-value="Must buy!" calcext:value-type="string">
            <text:p>Must buy!</text:p>
          </table:table-cell>
          <table:table-cell table:formula="of:=([.C195]+[.D195])-([.B195]+[.D195])" office:value-type="float" office:value="2" calcext:value-type="float">
            <text:p>2</text:p>
          </table:table-cell>
          <table:table-cell/>
          <table:table-cell table:formula="of:=IF(([.C195]+[.D195]) &gt;= [.B195];&quot;It's okay.&quot;;&quot;Must buy!&quot;)" office:value-type="string" office:string-value="It's okay." calcext:value-type="string">
            <text:p>It's okay.</text:p>
          </table:table-cell>
          <table:table-cell table:formula="of:=[.B195]-([.C195]+[.D195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08577" calcext:value-type="float">
            <text:p>6008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-Ev3, Medium Motor</text:p>
          </table:table-cell>
          <table:table-cell table:style-name="ce4" table:formula="of:=IF(([.B196]+[.D196]) &gt;= ([.C196]+[.D196]);&quot;It's okay.&quot;;&quot;Must buy!&quot;)" office:value-type="string" office:string-value="It's okay." calcext:value-type="string">
            <text:p>It's okay.</text:p>
          </table:table-cell>
          <table:table-cell table:formula="of:=([.C196]+[.D196])-([.B196]+[.D196])" office:value-type="float" office:value="0" calcext:value-type="float">
            <text:p>0</text:p>
          </table:table-cell>
          <table:table-cell/>
          <table:table-cell table:formula="of:=IF(([.C196]+[.D196]) &gt;= [.B196];&quot;It's okay.&quot;;&quot;Must buy!&quot;)" office:value-type="string" office:string-value="It's okay." calcext:value-type="string">
            <text:p>It's okay.</text:p>
          </table:table-cell>
          <table:table-cell table:formula="of:=[.B196]-([.C196]+[.D1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8916" calcext:value-type="float">
            <text:p>60089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, Ev3, Gyro Sensor</text:p>
          </table:table-cell>
          <table:table-cell table:style-name="ce4" table:formula="of:=IF(([.B197]+[.D197]) &gt;= ([.C197]+[.D197]);&quot;It's okay.&quot;;&quot;Must buy!&quot;)" office:value-type="string" office:string-value="Must buy!" calcext:value-type="string">
            <text:p>Must buy!</text:p>
          </table:table-cell>
          <table:table-cell table:formula="of:=([.C197]+[.D197])-([.B197]+[.D197])" office:value-type="float" office:value="1" calcext:value-type="float">
            <text:p>1</text:p>
          </table:table-cell>
          <table:table-cell/>
          <table:table-cell table:formula="of:=IF(([.C197]+[.D197]) &gt;= [.B197];&quot;It's okay.&quot;;&quot;Must buy!&quot;)" office:value-type="string" office:string-value="It's okay." calcext:value-type="string">
            <text:p>It's okay.</text:p>
          </table:table-cell>
          <table:table-cell table:formula="of:=[.B197]-([.C197]+[.D19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08919" calcext:value-type="float">
            <text:p>60089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, Ev3, Sensor, Colour</text:p>
          </table:table-cell>
          <table:table-cell table:style-name="ce4" table:formula="of:=IF(([.B198]+[.D198]) &gt;= ([.C198]+[.D198]);&quot;It's okay.&quot;;&quot;Must buy!&quot;)" office:value-type="string" office:string-value="It's okay." calcext:value-type="string">
            <text:p>It's okay.</text:p>
          </table:table-cell>
          <table:table-cell table:formula="of:=([.C198]+[.D198])-([.B198]+[.D198])" office:value-type="float" office:value="0" calcext:value-type="float">
            <text:p>0</text:p>
          </table:table-cell>
          <table:table-cell/>
          <table:table-cell table:formula="of:=IF(([.C198]+[.D198]) &gt;= [.B198];&quot;It's okay.&quot;;&quot;Must buy!&quot;)" office:value-type="string" office:string-value="It's okay." calcext:value-type="string">
            <text:p>It's okay.</text:p>
          </table:table-cell>
          <table:table-cell table:formula="of:=[.B198]-([.C198]+[.D1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8924" calcext:value-type="float">
            <text:p>60089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-Ev3, Ultrasonic Sensor</text:p>
          </table:table-cell>
          <table:table-cell table:style-name="ce4" table:formula="of:=IF(([.B199]+[.D199]) &gt;= ([.C199]+[.D199]);&quot;It's okay.&quot;;&quot;Must buy!&quot;)" office:value-type="string" office:string-value="Must buy!" calcext:value-type="string">
            <text:p>Must buy!</text:p>
          </table:table-cell>
          <table:table-cell table:formula="of:=([.C199]+[.D199])-([.B199]+[.D199])" office:value-type="float" office:value="1" calcext:value-type="float">
            <text:p>1</text:p>
          </table:table-cell>
          <table:table-cell/>
          <table:table-cell table:formula="of:=IF(([.C199]+[.D199]) &gt;= [.B199];&quot;It's okay.&quot;;&quot;Must buy!&quot;)" office:value-type="string" office:string-value="It's okay." calcext:value-type="string">
            <text:p>It's okay.</text:p>
          </table:table-cell>
          <table:table-cell table:formula="of:=[.B199]-([.C199]+[.D19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09019" calcext:value-type="float">
            <text:p>60090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angel</text:p>
          </table:table-cell>
          <table:table-cell table:style-name="ce4" table:formula="of:=IF(([.B200]+[.D200]) &gt;= ([.C200]+[.D200]);&quot;It's okay.&quot;;&quot;Must buy!&quot;)" office:value-type="string" office:string-value="Must buy!" calcext:value-type="string">
            <text:p>Must buy!</text:p>
          </table:table-cell>
          <table:table-cell table:formula="of:=([.C200]+[.D200])-([.B200]+[.D200])" office:value-type="float" office:value="4" calcext:value-type="float">
            <text:p>4</text:p>
          </table:table-cell>
          <table:table-cell/>
          <table:table-cell table:formula="of:=IF(([.C200]+[.D200]) &gt;= [.B200];&quot;It's okay.&quot;;&quot;Must buy!&quot;)" office:value-type="string" office:string-value="It's okay." calcext:value-type="string">
            <text:p>It's okay.</text:p>
          </table:table-cell>
          <table:table-cell table:formula="of:=[.B200]-([.C200]+[.D200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6009430" calcext:value-type="float">
            <text:p>60094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-Ev3, Large Motor</text:p>
          </table:table-cell>
          <table:table-cell table:style-name="ce4" table:formula="of:=IF(([.B201]+[.D201]) &gt;= ([.C201]+[.D201]);&quot;It's okay.&quot;;&quot;Must buy!&quot;)" office:value-type="string" office:string-value="It's okay." calcext:value-type="string">
            <text:p>It's okay.</text:p>
          </table:table-cell>
          <table:table-cell table:formula="of:=([.C201]+[.D201])-([.B201]+[.D201])" office:value-type="float" office:value="0" calcext:value-type="float">
            <text:p>0</text:p>
          </table:table-cell>
          <table:table-cell/>
          <table:table-cell table:formula="of:=IF(([.C201]+[.D201]) &gt;= [.B201];&quot;It's okay.&quot;;&quot;Must buy!&quot;)" office:value-type="string" office:string-value="It's okay." calcext:value-type="string">
            <text:p>It's okay.</text:p>
          </table:table-cell>
          <table:table-cell table:formula="of:=[.B201]-([.C201]+[.D2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9811" calcext:value-type="float">
            <text:p>60098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s-Ev3, Ir Sensor</text:p>
          </table:table-cell>
          <table:table-cell table:style-name="ce4" table:formula="of:=IF(([.B202]+[.D202]) &gt;= ([.C202]+[.D202]);&quot;It's okay.&quot;;&quot;Must buy!&quot;)" office:value-type="string" office:string-value="It's okay." calcext:value-type="string">
            <text:p>It's okay.</text:p>
          </table:table-cell>
          <table:table-cell table:formula="of:=([.C202]+[.D202])-([.B202]+[.D202])" office:value-type="float" office:value="-1" calcext:value-type="float">
            <text:p>-1</text:p>
          </table:table-cell>
          <table:table-cell/>
          <table:table-cell table:formula="of:=IF(([.C202]+[.D202]) &gt;= [.B202];&quot;It's okay.&quot;;&quot;Must buy!&quot;)" office:value-type="string" office:string-value="Must buy!" calcext:value-type="string">
            <text:p>Must buy!</text:p>
          </table:table-cell>
          <table:table-cell table:formula="of:=[.B202]-([.C202]+[.D2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9996" calcext:value-type="float">
            <text:p>600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-Ev3, P-Brick</text:p>
          </table:table-cell>
          <table:table-cell table:style-name="ce4" table:formula="of:=IF(([.B203]+[.D203]) &gt;= ([.C203]+[.D203]);&quot;It's okay.&quot;;&quot;Must buy!&quot;)" office:value-type="string" office:string-value="It's okay." calcext:value-type="string">
            <text:p>It's okay.</text:p>
          </table:table-cell>
          <table:table-cell table:formula="of:=([.C203]+[.D203])-([.B203]+[.D203])" office:value-type="float" office:value="0" calcext:value-type="float">
            <text:p>0</text:p>
          </table:table-cell>
          <table:table-cell/>
          <table:table-cell table:formula="of:=IF(([.C203]+[.D203]) &gt;= [.B203];&quot;It's okay.&quot;;&quot;Must buy!&quot;)" office:value-type="string" office:string-value="It's okay." calcext:value-type="string">
            <text:p>It's okay.</text:p>
          </table:table-cell>
          <table:table-cell table:formula="of:=[.B203]-([.C203]+[.D2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2451" calcext:value-type="float">
            <text:p>60124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r Wheel T=8, M=1</text:p>
          </table:table-cell>
          <table:table-cell table:style-name="ce4" table:formula="of:=IF(([.B204]+[.D204]) &gt;= ([.C204]+[.D204]);&quot;It's okay.&quot;;&quot;Must buy!&quot;)" office:value-type="string" office:string-value="Must buy!" calcext:value-type="string">
            <text:p>Must buy!</text:p>
          </table:table-cell>
          <table:table-cell table:formula="of:=([.C204]+[.D204])-([.B204]+[.D204])" office:value-type="float" office:value="4" calcext:value-type="float">
            <text:p>4</text:p>
          </table:table-cell>
          <table:table-cell/>
          <table:table-cell table:formula="of:=IF(([.C204]+[.D204]) &gt;= [.B204];&quot;It's okay.&quot;;&quot;Must buy!&quot;)" office:value-type="string" office:string-value="It's okay." calcext:value-type="string">
            <text:p>It's okay.</text:p>
          </table:table-cell>
          <table:table-cell table:formula="of:=[.B204]-([.C204]+[.D204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012820" calcext:value-type="float">
            <text:p>60128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hargeable Battery</text:p>
          </table:table-cell>
          <table:table-cell table:style-name="ce4" table:formula="of:=IF(([.B205]+[.D205]) &gt;= ([.C205]+[.D205]);&quot;It's okay.&quot;;&quot;Must buy!&quot;)" office:value-type="string" office:string-value="Must buy!" calcext:value-type="string">
            <text:p>Must buy!</text:p>
          </table:table-cell>
          <table:table-cell table:formula="of:=([.C205]+[.D205])-([.B205]+[.D205])" office:value-type="float" office:value="1" calcext:value-type="float">
            <text:p>1</text:p>
          </table:table-cell>
          <table:table-cell/>
          <table:table-cell table:formula="of:=IF(([.C205]+[.D205]) &gt;= [.B205];&quot;It's okay.&quot;;&quot;Must buy!&quot;)" office:value-type="string" office:string-value="It's okay." calcext:value-type="string">
            <text:p>It's okay.</text:p>
          </table:table-cell>
          <table:table-cell table:formula="of:=[.B205]-([.C205]+[.D205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13936" calcext:value-type="float">
            <text:p>60139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chnic Steering-Gear 3M</text:p>
          </table:table-cell>
          <table:table-cell table:style-name="ce4" table:formula="of:=IF(([.B206]+[.D206]) &gt;= ([.C206]+[.D206]);&quot;It's okay.&quot;;&quot;Must buy!&quot;)" office:value-type="string" office:string-value="It's okay." calcext:value-type="string">
            <text:p>It's okay.</text:p>
          </table:table-cell>
          <table:table-cell table:formula="of:=([.C206]+[.D206])-([.B206]+[.D206])" office:value-type="float" office:value="-4" calcext:value-type="float">
            <text:p>-4</text:p>
          </table:table-cell>
          <table:table-cell/>
          <table:table-cell table:formula="of:=IF(([.C206]+[.D206]) &gt;= [.B206];&quot;It's okay.&quot;;&quot;Must buy!&quot;)" office:value-type="string" office:string-value="Must buy!" calcext:value-type="string">
            <text:p>Must buy!</text:p>
          </table:table-cell>
          <table:table-cell table:formula="of:=[.B206]-([.C206]+[.D20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13938" calcext:value-type="float">
            <text:p>6013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1/2 M Connecting Bush</text:p>
          </table:table-cell>
          <table:table-cell table:style-name="ce4" table:formula="of:=IF(([.B207]+[.D207]) &gt;= ([.C207]+[.D207]);&quot;It's okay.&quot;;&quot;Must buy!&quot;)" office:value-type="string" office:string-value="It's okay." calcext:value-type="string">
            <text:p>It's okay.</text:p>
          </table:table-cell>
          <table:table-cell table:formula="of:=([.C207]+[.D207])-([.B207]+[.D207])" office:value-type="float" office:value="0" calcext:value-type="float">
            <text:p>0</text:p>
          </table:table-cell>
          <table:table-cell/>
          <table:table-cell table:formula="of:=IF(([.C207]+[.D207]) &gt;= [.B207];&quot;It's okay.&quot;;&quot;Must buy!&quot;)" office:value-type="string" office:string-value="It's okay." calcext:value-type="string">
            <text:p>It's okay.</text:p>
          </table:table-cell>
          <table:table-cell table:formula="of:=[.B207]-([.C207]+[.D207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014051" calcext:value-type="float">
            <text:p>60140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s-Ev3, Ir Beacon</text:p>
          </table:table-cell>
          <table:table-cell table:style-name="ce4" table:formula="of:=IF(([.B208]+[.D208]) &gt;= ([.C208]+[.D208]);&quot;It's okay.&quot;;&quot;Must buy!&quot;)" office:value-type="string" office:string-value="It's okay." calcext:value-type="string">
            <text:p>It's okay.</text:p>
          </table:table-cell>
          <table:table-cell table:formula="of:=([.C208]+[.D208])-([.B208]+[.D208])" office:value-type="float" office:value="-1" calcext:value-type="float">
            <text:p>-1</text:p>
          </table:table-cell>
          <table:table-cell/>
          <table:table-cell table:formula="of:=IF(([.C208]+[.D208]) &gt;= [.B208];&quot;It's okay.&quot;;&quot;Must buy!&quot;)" office:value-type="string" office:string-value="Must buy!" calcext:value-type="string">
            <text:p>Must buy!</text:p>
          </table:table-cell>
          <table:table-cell table:formula="of:=[.B208]-([.C208]+[.D2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4648" calcext:value-type="float">
            <text:p>601464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ck Element, 5X1,5</text:p>
          </table:table-cell>
          <table:table-cell table:style-name="ce4" table:formula="of:=IF(([.B209]+[.D209]) &gt;= ([.C209]+[.D209]);&quot;It's okay.&quot;;&quot;Must buy!&quot;)" office:value-type="string" office:string-value="Must buy!" calcext:value-type="string">
            <text:p>Must buy!</text:p>
          </table:table-cell>
          <table:table-cell table:formula="of:=([.C209]+[.D209])-([.B209]+[.D209])" office:value-type="float" office:value="54" calcext:value-type="float">
            <text:p>54</text:p>
          </table:table-cell>
          <table:table-cell/>
          <table:table-cell table:formula="of:=IF(([.C209]+[.D209]) &gt;= [.B209];&quot;It's okay.&quot;;&quot;Must buy!&quot;)" office:value-type="string" office:string-value="It's okay." calcext:value-type="string">
            <text:p>It's okay.</text:p>
          </table:table-cell>
          <table:table-cell table:formula="of:=[.B209]-([.C209]+[.D209])"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6015596" calcext:value-type="float">
            <text:p>60155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ght Screen Ø 4.85 4X7X4</text:p>
          </table:table-cell>
          <table:table-cell table:style-name="ce4" table:formula="of:=IF(([.B210]+[.D210]) &gt;= ([.C210]+[.D210]);&quot;It's okay.&quot;;&quot;Must buy!&quot;)" office:value-type="string" office:string-value="It's okay." calcext:value-type="string">
            <text:p>It's okay.</text:p>
          </table:table-cell>
          <table:table-cell table:formula="of:=([.C210]+[.D210])-([.B210]+[.D210])" office:value-type="float" office:value="-1" calcext:value-type="float">
            <text:p>-1</text:p>
          </table:table-cell>
          <table:table-cell/>
          <table:table-cell table:formula="of:=IF(([.C210]+[.D210]) &gt;= [.B210];&quot;It's okay.&quot;;&quot;Must buy!&quot;)" office:value-type="string" office:string-value="Must buy!" calcext:value-type="string">
            <text:p>Must buy!</text:p>
          </table:table-cell>
          <table:table-cell table:formula="of:=[.B210]-([.C210]+[.D2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5597" calcext:value-type="float">
            <text:p>60155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ft Screen Ø 4.85 4X7X4</text:p>
          </table:table-cell>
          <table:table-cell table:style-name="ce4" table:formula="of:=IF(([.B211]+[.D211]) &gt;= ([.C211]+[.D211]);&quot;It's okay.&quot;;&quot;Must buy!&quot;)" office:value-type="string" office:string-value="It's okay." calcext:value-type="string">
            <text:p>It's okay.</text:p>
          </table:table-cell>
          <table:table-cell table:formula="of:=([.C211]+[.D211])-([.B211]+[.D211])" office:value-type="float" office:value="-1" calcext:value-type="float">
            <text:p>-1</text:p>
          </table:table-cell>
          <table:table-cell/>
          <table:table-cell table:formula="of:=IF(([.C211]+[.D211]) &gt;= [.B211];&quot;It's okay.&quot;;&quot;Must buy!&quot;)" office:value-type="string" office:string-value="Must buy!" calcext:value-type="string">
            <text:p>Must buy!</text:p>
          </table:table-cell>
          <table:table-cell table:formula="of:=[.B211]-([.C211]+[.D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2750" calcext:value-type="float">
            <text:p>6022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Panel 2X5 (N0 21)</text:p>
          </table:table-cell>
          <table:table-cell table:style-name="ce4" table:formula="of:=IF(([.B212]+[.D212]) &gt;= ([.C212]+[.D212]);&quot;It's okay.&quot;;&quot;Must buy!&quot;)" office:value-type="string" office:string-value="It's okay." calcext:value-type="string">
            <text:p>It's okay.</text:p>
          </table:table-cell>
          <table:table-cell table:formula="of:=([.C212]+[.D212])-([.B212]+[.D212])" office:value-type="float" office:value="0" calcext:value-type="float">
            <text:p>0</text:p>
          </table:table-cell>
          <table:table-cell/>
          <table:table-cell table:formula="of:=IF(([.C212]+[.D212]) &gt;= [.B212];&quot;It's okay.&quot;;&quot;Must buy!&quot;)" office:value-type="string" office:string-value="It's okay." calcext:value-type="string">
            <text:p>It's okay.</text:p>
          </table:table-cell>
          <table:table-cell table:formula="of:=[.B212]-([.C212]+[.D212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22752" calcext:value-type="float">
            <text:p>6022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 Panel 2X5 (Nr 22)</text:p>
          </table:table-cell>
          <table:table-cell table:style-name="ce4" table:formula="of:=IF(([.B213]+[.D213]) &gt;= ([.C213]+[.D213]);&quot;It's okay.&quot;;&quot;Must buy!&quot;)" office:value-type="string" office:string-value="It's okay." calcext:value-type="string">
            <text:p>It's okay.</text:p>
          </table:table-cell>
          <table:table-cell table:formula="of:=([.C213]+[.D213])-([.B213]+[.D213])" office:value-type="float" office:value="0" calcext:value-type="float">
            <text:p>0</text:p>
          </table:table-cell>
          <table:table-cell/>
          <table:table-cell table:formula="of:=IF(([.C213]+[.D213]) &gt;= [.B213];&quot;It's okay.&quot;;&quot;Must buy!&quot;)" office:value-type="string" office:string-value="It's okay." calcext:value-type="string">
            <text:p>It's okay.</text:p>
          </table:table-cell>
          <table:table-cell table:formula="of:=[.B213]-([.C213]+[.D213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23956" calcext:value-type="float">
            <text:p>6023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el Ball</text:p>
          </table:table-cell>
          <table:table-cell table:style-name="ce4" table:formula="of:=IF(([.B214]+[.D214]) &gt;= ([.C214]+[.D214]);&quot;It's okay.&quot;;&quot;Must buy!&quot;)" office:value-type="string" office:string-value="Must buy!" calcext:value-type="string">
            <text:p>Must buy!</text:p>
          </table:table-cell>
          <table:table-cell table:formula="of:=([.C214]+[.D214])-([.B214]+[.D214])" office:value-type="float" office:value="1" calcext:value-type="float">
            <text:p>1</text:p>
          </table:table-cell>
          <table:table-cell/>
          <table:table-cell table:formula="of:=IF(([.C214]+[.D214]) &gt;= [.B214];&quot;It's okay.&quot;;&quot;Must buy!&quot;)" office:value-type="string" office:string-value="It's okay." calcext:value-type="string">
            <text:p>It's okay.</text:p>
          </table:table-cell>
          <table:table-cell table:formula="of:=[.B214]-([.C214]+[.D21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24106" calcext:value-type="float">
            <text:p>6024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ooter</text:p>
          </table:table-cell>
          <table:table-cell table:style-name="ce4" table:formula="of:=IF(([.B215]+[.D215]) &gt;= ([.C215]+[.D215]);&quot;It's okay.&quot;;&quot;Must buy!&quot;)" office:value-type="string" office:string-value="It's okay." calcext:value-type="string">
            <text:p>It's okay.</text:p>
          </table:table-cell>
          <table:table-cell table:formula="of:=([.C215]+[.D215])-([.B215]+[.D215])" office:value-type="float" office:value="-1" calcext:value-type="float">
            <text:p>-1</text:p>
          </table:table-cell>
          <table:table-cell/>
          <table:table-cell table:formula="of:=IF(([.C215]+[.D215]) &gt;= [.B215];&quot;It's okay.&quot;;&quot;Must buy!&quot;)" office:value-type="string" office:string-value="Must buy!" calcext:value-type="string">
            <text:p>Must buy!</text:p>
          </table:table-cell>
          <table:table-cell table:formula="of:=[.B215]-([.C215]+[.D2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4109" calcext:value-type="float">
            <text:p>6024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gasine For Balls Ø16.5</text:p>
          </table:table-cell>
          <table:table-cell table:style-name="ce4" table:formula="of:=IF(([.B216]+[.D216]) &gt;= ([.C216]+[.D216]);&quot;It's okay.&quot;;&quot;Must buy!&quot;)" office:value-type="string" office:string-value="It's okay." calcext:value-type="string">
            <text:p>It's okay.</text:p>
          </table:table-cell>
          <table:table-cell table:formula="of:=([.C216]+[.D216])-([.B216]+[.D216])" office:value-type="float" office:value="-1" calcext:value-type="float">
            <text:p>-1</text:p>
          </table:table-cell>
          <table:table-cell/>
          <table:table-cell table:formula="of:=IF(([.C216]+[.D216]) &gt;= [.B216];&quot;It's okay.&quot;;&quot;Must buy!&quot;)" office:value-type="string" office:string-value="Must buy!" calcext:value-type="string">
            <text:p>Must buy!</text:p>
          </table:table-cell>
          <table:table-cell table:formula="of:=[.B216]-([.C216]+[.D2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4581" calcext:value-type="float">
            <text:p>60245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ble 250 Mm</text:p>
          </table:table-cell>
          <table:table-cell table:style-name="ce4" table:formula="of:=IF(([.B217]+[.D217]) &gt;= ([.C217]+[.D217]);&quot;It's okay.&quot;;&quot;Must buy!&quot;)" office:value-type="string" office:string-value="It's okay." calcext:value-type="string">
            <text:p>It's okay.</text:p>
          </table:table-cell>
          <table:table-cell table:formula="of:=([.C217]+[.D217])-([.B217]+[.D217])" office:value-type="float" office:value="0" calcext:value-type="float">
            <text:p>0</text:p>
          </table:table-cell>
          <table:table-cell/>
          <table:table-cell table:formula="of:=IF(([.C217]+[.D217]) &gt;= [.B217];&quot;It's okay.&quot;;&quot;Must buy!&quot;)" office:value-type="string" office:string-value="It's okay." calcext:value-type="string">
            <text:p>It's okay.</text:p>
          </table:table-cell>
          <table:table-cell table:formula="of:=[.B217]-([.C217]+[.D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4583" calcext:value-type="float">
            <text:p>60245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ble 350 Mm</text:p>
          </table:table-cell>
          <table:table-cell table:style-name="ce4" table:formula="of:=IF(([.B218]+[.D218]) &gt;= ([.C218]+[.D218]);&quot;It's okay.&quot;;&quot;Must buy!&quot;)" office:value-type="string" office:string-value="It's okay." calcext:value-type="string">
            <text:p>It's okay.</text:p>
          </table:table-cell>
          <table:table-cell table:formula="of:=([.C218]+[.D218])-([.B218]+[.D218])" office:value-type="float" office:value="0" calcext:value-type="float">
            <text:p>0</text:p>
          </table:table-cell>
          <table:table-cell/>
          <table:table-cell table:formula="of:=IF(([.C218]+[.D218]) &gt;= [.B218];&quot;It's okay.&quot;;&quot;Must buy!&quot;)" office:value-type="string" office:string-value="It's okay." calcext:value-type="string">
            <text:p>It's okay.</text:p>
          </table:table-cell>
          <table:table-cell table:formula="of:=[.B218]-([.C218]+[.D2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4585" calcext:value-type="float">
            <text:p>6024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ble 500 Mm</text:p>
          </table:table-cell>
          <table:table-cell table:style-name="ce4" table:formula="of:=IF(([.B219]+[.D219]) &gt;= ([.C219]+[.D219]);&quot;It's okay.&quot;;&quot;Must buy!&quot;)" office:value-type="string" office:string-value="It's okay." calcext:value-type="string">
            <text:p>It's okay.</text:p>
          </table:table-cell>
          <table:table-cell table:formula="of:=([.C219]+[.D219])-([.B219]+[.D219])" office:value-type="float" office:value="0" calcext:value-type="float">
            <text:p>0</text:p>
          </table:table-cell>
          <table:table-cell/>
          <table:table-cell table:formula="of:=IF(([.C219]+[.D219]) &gt;= [.B219];&quot;It's okay.&quot;;&quot;Must buy!&quot;)" office:value-type="string" office:string-value="It's okay." calcext:value-type="string">
            <text:p>It's okay.</text:p>
          </table:table-cell>
          <table:table-cell table:formula="of:=[.B219]-([.C219]+[.D2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7626" calcext:value-type="float">
            <text:p>602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 Spike Ball</text:p>
          </table:table-cell>
          <table:table-cell table:style-name="ce4" table:formula="of:=IF(([.B220]+[.D220]) &gt;= ([.C220]+[.D220]);&quot;It's okay.&quot;;&quot;Must buy!&quot;)" office:value-type="string" office:string-value="It's okay." calcext:value-type="string">
            <text:p>It's okay.</text:p>
          </table:table-cell>
          <table:table-cell table:formula="of:=([.C220]+[.D220])-([.B220]+[.D220])" office:value-type="float" office:value="0" calcext:value-type="float">
            <text:p>0</text:p>
          </table:table-cell>
          <table:table-cell/>
          <table:table-cell table:formula="of:=IF(([.C220]+[.D220]) &gt;= [.B220];&quot;It's okay.&quot;;&quot;Must buy!&quot;)" office:value-type="string" office:string-value="It's okay." calcext:value-type="string">
            <text:p>It's okay.</text:p>
          </table:table-cell>
          <table:table-cell table:formula="of:=[.B220]-([.C220]+[.D22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28041" calcext:value-type="float">
            <text:p>60280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re For Wedge-Belt Wheel</text:p>
          </table:table-cell>
          <table:table-cell table:style-name="ce4" table:formula="of:=IF(([.B221]+[.D221]) &gt;= ([.C221]+[.D221]);&quot;It's okay.&quot;;&quot;Must buy!&quot;)" office:value-type="string" office:string-value="Must buy!" calcext:value-type="string">
            <text:p>Must buy!</text:p>
          </table:table-cell>
          <table:table-cell table:formula="of:=([.C221]+[.D221])-([.B221]+[.D221])" office:value-type="float" office:value="1" calcext:value-type="float">
            <text:p>1</text:p>
          </table:table-cell>
          <table:table-cell/>
          <table:table-cell table:formula="of:=IF(([.C221]+[.D221]) &gt;= [.B221];&quot;It's okay.&quot;;&quot;Must buy!&quot;)" office:value-type="string" office:string-value="It's okay." calcext:value-type="string">
            <text:p>It's okay.</text:p>
          </table:table-cell>
          <table:table-cell table:formula="of:=[.B221]-([.C221]+[.D22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30286" calcext:value-type="float">
            <text:p>6030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r 5M</text:p>
          </table:table-cell>
          <table:table-cell table:style-name="ce4" table:formula="of:=IF(([.B222]+[.D222]) &gt;= ([.C222]+[.D222]);&quot;It's okay.&quot;;&quot;Must buy!&quot;)" office:value-type="string" office:string-value="It's okay." calcext:value-type="string">
            <text:p>It's okay.</text:p>
          </table:table-cell>
          <table:table-cell table:formula="of:=([.C222]+[.D222])-([.B222]+[.D222])" office:value-type="float" office:value="0" calcext:value-type="float">
            <text:p>0</text:p>
          </table:table-cell>
          <table:table-cell/>
          <table:table-cell table:formula="of:=IF(([.C222]+[.D222]) &gt;= [.B222];&quot;It's okay.&quot;;&quot;Must buy!&quot;)" office:value-type="string" office:string-value="It's okay." calcext:value-type="string">
            <text:p>It's okay.</text:p>
          </table:table-cell>
          <table:table-cell table:formula="of:=[.B222]-([.C222]+[.D222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031821" calcext:value-type="float">
            <text:p>60318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ossaxle 3M With Knob</text:p>
          </table:table-cell>
          <table:table-cell table:style-name="ce4" table:formula="of:=IF(([.B223]+[.D223]) &gt;= ([.C223]+[.D223]);&quot;It's okay.&quot;;&quot;Must buy!&quot;)" office:value-type="string" office:string-value="It's okay." calcext:value-type="string">
            <text:p>It's okay.</text:p>
          </table:table-cell>
          <table:table-cell table:formula="of:=([.C223]+[.D223])-([.B223]+[.D223])" office:value-type="float" office:value="-2" calcext:value-type="float">
            <text:p>-2</text:p>
          </table:table-cell>
          <table:table-cell/>
          <table:table-cell table:formula="of:=IF(([.C223]+[.D223]) &gt;= [.B223];&quot;It's okay.&quot;;&quot;Must buy!&quot;)" office:value-type="string" office:string-value="It's okay." calcext:value-type="string">
            <text:p>It's okay.</text:p>
          </table:table-cell>
          <table:table-cell table:formula="of:=[.B223]-([.C223]+[.D223]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6031916" calcext:value-type="float">
            <text:p>6031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wed Panel 3X11X2 Ø4,85 (X19)</text:p>
          </table:table-cell>
          <table:table-cell table:style-name="ce4" table:formula="of:=IF(([.B224]+[.D224]) &gt;= ([.C224]+[.D224]);&quot;It's okay.&quot;;&quot;Must buy!&quot;)" office:value-type="string" office:string-value="It's okay." calcext:value-type="string">
            <text:p>It's okay.</text:p>
          </table:table-cell>
          <table:table-cell table:formula="of:=([.C224]+[.D224])-([.B224]+[.D224])" office:value-type="float" office:value="0" calcext:value-type="float">
            <text:p>0</text:p>
          </table:table-cell>
          <table:table-cell/>
          <table:table-cell table:formula="of:=IF(([.C224]+[.D224]) &gt;= [.B224];&quot;It's okay.&quot;;&quot;Must buy!&quot;)" office:value-type="string" office:string-value="It's okay." calcext:value-type="string">
            <text:p>It's okay.</text:p>
          </table:table-cell>
          <table:table-cell table:formula="of:=[.B224]-([.C224]+[.D224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031962" calcext:value-type="float">
            <text:p>60319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vel Gear Z20</text:p>
          </table:table-cell>
          <table:table-cell table:style-name="ce4" table:formula="of:=IF(([.B225]+[.D225]) &gt;= ([.C225]+[.D225]);&quot;It's okay.&quot;;&quot;Must buy!&quot;)" office:value-type="string" office:string-value="It's okay." calcext:value-type="string">
            <text:p>It's okay.</text:p>
          </table:table-cell>
          <table:table-cell table:formula="of:=([.C225]+[.D225])-([.B225]+[.D225])" office:value-type="float" office:value="-1" calcext:value-type="float">
            <text:p>-1</text:p>
          </table:table-cell>
          <table:table-cell/>
          <table:table-cell table:formula="of:=IF(([.C225]+[.D225]) &gt;= [.B225];&quot;It's okay.&quot;;&quot;Must buy!&quot;)" office:value-type="string" office:string-value="It's okay." calcext:value-type="string">
            <text:p>It's okay.</text:p>
          </table:table-cell>
          <table:table-cell table:formula="of:=[.B225]-([.C225]+[.D2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5364" calcext:value-type="float">
            <text:p>6035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yre Low Wide Ø56 X 28</text:p>
          </table:table-cell>
          <table:table-cell table:style-name="ce4" table:formula="of:=IF(([.B226]+[.D226]) &gt;= ([.C226]+[.D226]);&quot;It's okay.&quot;;&quot;Must buy!&quot;)" office:value-type="string" office:string-value="Must buy!" calcext:value-type="string">
            <text:p>Must buy!</text:p>
          </table:table-cell>
          <table:table-cell table:formula="of:=([.C226]+[.D226])-([.B226]+[.D226])" office:value-type="float" office:value="2" calcext:value-type="float">
            <text:p>2</text:p>
          </table:table-cell>
          <table:table-cell/>
          <table:table-cell table:formula="of:=IF(([.C226]+[.D226]) &gt;= [.B226];&quot;It's okay.&quot;;&quot;Must buy!&quot;)" office:value-type="string" office:string-value="It's okay." calcext:value-type="string">
            <text:p>It's okay.</text:p>
          </table:table-cell>
          <table:table-cell table:formula="of:=[.B226]-([.C226]+[.D226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036424" calcext:value-type="float">
            <text:p>6036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bber Attachment For Track Element</text:p>
          </table:table-cell>
          <table:table-cell table:style-name="ce4" table:formula="of:=IF(([.B227]+[.D227]) &gt;= ([.C227]+[.D227]);&quot;It's okay.&quot;;&quot;Must buy!&quot;)" office:value-type="string" office:string-value="It's okay." calcext:value-type="string">
            <text:p>It's okay.</text:p>
          </table:table-cell>
          <table:table-cell table:formula="of:=([.C227]+[.D227])-([.B227]+[.D227])" office:value-type="float" office:value="0" calcext:value-type="float">
            <text:p>0</text:p>
          </table:table-cell>
          <table:table-cell/>
          <table:table-cell table:formula="of:=IF(([.C227]+[.D227]) &gt;= [.B227];&quot;It's okay.&quot;;&quot;Must buy!&quot;)" office:value-type="string" office:string-value="It's okay." calcext:value-type="string">
            <text:p>It's okay.</text:p>
          </table:table-cell>
          <table:table-cell table:formula="of:=[.B227]-([.C227]+[.D227])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6036901" calcext:value-type="float">
            <text:p>6036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 Cable</text:p>
          </table:table-cell>
          <table:table-cell table:style-name="ce4" table:formula="of:=IF(([.B228]+[.D228]) &gt;= ([.C228]+[.D228]);&quot;It's okay.&quot;;&quot;Must buy!&quot;)" office:value-type="string" office:string-value="It's okay." calcext:value-type="string">
            <text:p>It's okay.</text:p>
          </table:table-cell>
          <table:table-cell table:formula="of:=([.C228]+[.D228])-([.B228]+[.D228])" office:value-type="float" office:value="0" calcext:value-type="float">
            <text:p>0</text:p>
          </table:table-cell>
          <table:table-cell/>
          <table:table-cell table:formula="of:=IF(([.C228]+[.D228]) &gt;= [.B228];&quot;It's okay.&quot;;&quot;Must buy!&quot;)" office:value-type="string" office:string-value="It's okay." calcext:value-type="string">
            <text:p>It's okay.</text:p>
          </table:table-cell>
          <table:table-cell table:formula="of:=[.B228]-([.C228]+[.D2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4636" calcext:value-type="float">
            <text:p>6044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x Hose 19M W/3. 18 Stick</text:p>
          </table:table-cell>
          <table:table-cell table:style-name="ce4" table:formula="of:=IF(([.B229]+[.D229]) &gt;= ([.C229]+[.D229]);&quot;It's okay.&quot;;&quot;Must buy!&quot;)" office:value-type="string" office:string-value="It's okay." calcext:value-type="string">
            <text:p>It's okay.</text:p>
          </table:table-cell>
          <table:table-cell table:formula="of:=([.C229]+[.D229])-([.B229]+[.D229])" office:value-type="float" office:value="0" calcext:value-type="float">
            <text:p>0</text:p>
          </table:table-cell>
          <table:table-cell/>
          <table:table-cell table:formula="of:=IF(([.C229]+[.D229]) &gt;= [.B229];&quot;It's okay.&quot;;&quot;Must buy!&quot;)" office:value-type="string" office:string-value="It's okay." calcext:value-type="string">
            <text:p>It's okay.</text:p>
          </table:table-cell>
          <table:table-cell table:formula="of:=[.B229]-([.C229]+[.D229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044688" calcext:value-type="float">
            <text:p>60446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terpillar Track</text:p>
          </table:table-cell>
          <table:table-cell table:style-name="ce4" table:formula="of:=IF(([.B230]+[.D230]) &gt;= ([.C230]+[.D230]);&quot;It's okay.&quot;;&quot;Must buy!&quot;)" office:value-type="string" office:string-value="It's okay." calcext:value-type="string">
            <text:p>It's okay.</text:p>
          </table:table-cell>
          <table:table-cell table:formula="of:=([.C230]+[.D230])-([.B230]+[.D230])" office:value-type="float" office:value="-2" calcext:value-type="float">
            <text:p>-2</text:p>
          </table:table-cell>
          <table:table-cell/>
          <table:table-cell table:formula="of:=IF(([.C230]+[.D230]) &gt;= [.B230];&quot;It's okay.&quot;;&quot;Must buy!&quot;)" office:value-type="string" office:string-value="Must buy!" calcext:value-type="string">
            <text:p>Must buy!</text:p>
          </table:table-cell>
          <table:table-cell table:formula="of:=[.B230]-([.C230]+[.D23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44729" calcext:value-type="float">
            <text:p>6044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m Narrow Ø18X7 W Hole Ø4.8</text:p>
          </table:table-cell>
          <table:table-cell table:style-name="ce4" table:formula="of:=IF(([.B231]+[.D231]) &gt;= ([.C231]+[.D231]);&quot;It's okay.&quot;;&quot;Must buy!&quot;)" office:value-type="string" office:string-value="It's okay." calcext:value-type="string">
            <text:p>It's okay.</text:p>
          </table:table-cell>
          <table:table-cell table:formula="of:=([.C231]+[.D231])-([.B231]+[.D231])" office:value-type="float" office:value="0" calcext:value-type="float">
            <text:p>0</text:p>
          </table:table-cell>
          <table:table-cell/>
          <table:table-cell table:formula="of:=IF(([.C231]+[.D231]) &gt;= [.B231];&quot;It's okay.&quot;;&quot;Must buy!&quot;)" office:value-type="string" office:string-value="It's okay." calcext:value-type="string">
            <text:p>It's okay.</text:p>
          </table:table-cell>
          <table:table-cell table:formula="of:=[.B231]-([.C231]+[.D23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45310" calcext:value-type="float">
            <text:p>6045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m Ø 56 X 34</text:p>
          </table:table-cell>
          <table:table-cell table:style-name="ce4" table:formula="of:=IF(([.B232]+[.D232]) &gt;= ([.C232]+[.D232]);&quot;It's okay.&quot;;&quot;Must buy!&quot;)" office:value-type="string" office:string-value="It's okay." calcext:value-type="string">
            <text:p>It's okay.</text:p>
          </table:table-cell>
          <table:table-cell table:formula="of:=([.C232]+[.D232])-([.B232]+[.D232])" office:value-type="float" office:value="0" calcext:value-type="float">
            <text:p>0</text:p>
          </table:table-cell>
          <table:table-cell/>
          <table:table-cell table:formula="of:=IF(([.C232]+[.D232]) &gt;= [.B232];&quot;It's okay.&quot;;&quot;Must buy!&quot;)" office:value-type="string" office:string-value="It's okay." calcext:value-type="string">
            <text:p>It's okay.</text:p>
          </table:table-cell>
          <table:table-cell table:formula="of:=[.B232]-([.C232]+[.D232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062225" calcext:value-type="float">
            <text:p>6062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e Low Wide Ø68,8 X 36</text:p>
          </table:table-cell>
          <table:table-cell table:style-name="ce4" table:formula="of:=IF(([.B233]+[.D233]) &gt;= ([.C233]+[.D233]);&quot;It's okay.&quot;;&quot;Must buy!&quot;)" office:value-type="string" office:string-value="It's okay." calcext:value-type="string">
            <text:p>It's okay.</text:p>
          </table:table-cell>
          <table:table-cell table:formula="of:=([.C233]+[.D233])-([.B233]+[.D233])" office:value-type="float" office:value="0" calcext:value-type="float">
            <text:p>0</text:p>
          </table:table-cell>
          <table:table-cell/>
          <table:table-cell table:formula="of:=IF(([.C233]+[.D233]) &gt;= [.B233];&quot;It's okay.&quot;;&quot;Must buy!&quot;)" office:value-type="string" office:string-value="It's okay." calcext:value-type="string">
            <text:p>It's okay.</text:p>
          </table:table-cell>
          <table:table-cell table:formula="of:=[.B233]-([.C233]+[.D233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063629" calcext:value-type="float">
            <text:p>60636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-Ev3, Ultrasonic Sensor</text:p>
          </table:table-cell>
          <table:table-cell table:style-name="ce4" table:formula="of:=IF(([.B234]+[.D234]) &gt;= ([.C234]+[.D234]);&quot;It's okay.&quot;;&quot;Must buy!&quot;)" office:value-type="string" office:string-value="Must buy!" calcext:value-type="string">
            <text:p>Must buy!</text:p>
          </table:table-cell>
          <table:table-cell table:formula="of:=([.C234]+[.D234])-([.B234]+[.D234])" office:value-type="float" office:value="1" calcext:value-type="float">
            <text:p>1</text:p>
          </table:table-cell>
          <table:table-cell/>
          <table:table-cell table:formula="of:=IF(([.C234]+[.D234]) &gt;= [.B234];&quot;It's okay.&quot;;&quot;Must buy!&quot;)" office:value-type="string" office:string-value="It's okay." calcext:value-type="string">
            <text:p>It's okay.</text:p>
          </table:table-cell>
          <table:table-cell table:formula="of:=[.B234]-([.C234]+[.D234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79570" calcext:value-type="float">
            <text:p>60795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el Ball</text:p>
          </table:table-cell>
          <table:table-cell table:style-name="ce4" table:formula="of:=IF(([.B235]+[.D235]) &gt;= ([.C235]+[.D235]);&quot;It's okay.&quot;;&quot;Must buy!&quot;)" office:value-type="string" office:string-value="Must buy!" calcext:value-type="string">
            <text:p>Must buy!</text:p>
          </table:table-cell>
          <table:table-cell table:formula="of:=([.C235]+[.D235])-([.B235]+[.D235])" office:value-type="float" office:value="1" calcext:value-type="float">
            <text:p>1</text:p>
          </table:table-cell>
          <table:table-cell/>
          <table:table-cell table:formula="of:=IF(([.C235]+[.D235]) &gt;= [.B235];&quot;It's okay.&quot;;&quot;Must buy!&quot;)" office:value-type="string" office:string-value="It's okay." calcext:value-type="string">
            <text:p>It's okay.</text:p>
          </table:table-cell>
          <table:table-cell table:formula="of:=[.B235]-([.C235]+[.D235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83620" calcext:value-type="float">
            <text:p>60836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oss Axle 4M With End Stop</text:p>
          </table:table-cell>
          <table:table-cell table:style-name="ce4" table:formula="of:=IF(([.B236]+[.D236]) &gt;= ([.C236]+[.D236]);&quot;It's okay.&quot;;&quot;Must buy!&quot;)" office:value-type="string" office:string-value="It's okay." calcext:value-type="string">
            <text:p>It's okay.</text:p>
          </table:table-cell>
          <table:table-cell table:formula="of:=([.C236]+[.D236])-([.B236]+[.D236])" office:value-type="float" office:value="-2" calcext:value-type="float">
            <text:p>-2</text:p>
          </table:table-cell>
          <table:table-cell/>
          <table:table-cell table:formula="of:=IF(([.C236]+[.D236]) &gt;= [.B236];&quot;It's okay.&quot;;&quot;Must buy!&quot;)" office:value-type="string" office:string-value="It's okay." calcext:value-type="string">
            <text:p>It's okay.</text:p>
          </table:table-cell>
          <table:table-cell table:formula="of:=[.B236]-([.C236]+[.D236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093977" calcext:value-type="float">
            <text:p>60939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 Conical Wheel Z20 1M</text:p>
          </table:table-cell>
          <table:table-cell table:style-name="ce4" table:formula="of:=IF(([.B237]+[.D237]) &gt;= ([.C237]+[.D237]);&quot;It's okay.&quot;;&quot;Must buy!&quot;)" office:value-type="string" office:string-value="It's okay." calcext:value-type="string">
            <text:p>It's okay.</text:p>
          </table:table-cell>
          <table:table-cell table:formula="of:=([.C237]+[.D237])-([.B237]+[.D237])" office:value-type="float" office:value="-2" calcext:value-type="float">
            <text:p>-2</text:p>
          </table:table-cell>
          <table:table-cell/>
          <table:table-cell table:formula="of:=IF(([.C237]+[.D237]) &gt;= [.B237];&quot;It's okay.&quot;;&quot;Must buy!&quot;)" office:value-type="string" office:string-value="Must buy!" calcext:value-type="string">
            <text:p>Must buy!</text:p>
          </table:table-cell>
          <table:table-cell table:formula="of:=[.B237]-([.C237]+[.D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9696" calcext:value-type="float">
            <text:p>609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 Change-Over Catch</text:p>
          </table:table-cell>
          <table:table-cell table:style-name="ce4" table:formula="of:=IF(([.B238]+[.D238]) &gt;= ([.C238]+[.D238]);&quot;It's okay.&quot;;&quot;Must buy!&quot;)" office:value-type="string" office:string-value="It's okay." calcext:value-type="string">
            <text:p>It's okay.</text:p>
          </table:table-cell>
          <table:table-cell table:formula="of:=([.C238]+[.D238])-([.B238]+[.D238])" office:value-type="float" office:value="0" calcext:value-type="float">
            <text:p>0</text:p>
          </table:table-cell>
          <table:table-cell/>
          <table:table-cell table:formula="of:=IF(([.C238]+[.D238]) &gt;= [.B238];&quot;It's okay.&quot;;&quot;Must buy!&quot;)" office:value-type="string" office:string-value="It's okay." calcext:value-type="string">
            <text:p>It's okay.</text:p>
          </table:table-cell>
          <table:table-cell table:formula="of:=[.B238]-([.C238]+[.D238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102449" calcext:value-type="float">
            <text:p>61024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chnic 9M Beam</text:p>
          </table:table-cell>
          <table:table-cell table:style-name="ce4" table:formula="of:=IF(([.B239]+[.D239]) &gt;= ([.C239]+[.D239]);&quot;It's okay.&quot;;&quot;Must buy!&quot;)" office:value-type="string" office:string-value="Must buy!" calcext:value-type="string">
            <text:p>Must buy!</text:p>
          </table:table-cell>
          <table:table-cell table:formula="of:=([.C239]+[.D239])-([.B239]+[.D239])" office:value-type="float" office:value="6" calcext:value-type="float">
            <text:p>6</text:p>
          </table:table-cell>
          <table:table-cell/>
          <table:table-cell table:formula="of:=IF(([.C239]+[.D239]) &gt;= [.B239];&quot;It's okay.&quot;;&quot;Must buy!&quot;)" office:value-type="string" office:string-value="It's okay." calcext:value-type="string">
            <text:p>It's okay.</text:p>
          </table:table-cell>
          <table:table-cell table:formula="of:=[.B239]-([.C239]+[.D239]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6122217" calcext:value-type="float">
            <text:p>6122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 Cardan Ball</text:p>
          </table:table-cell>
          <table:table-cell table:style-name="ce4" table:formula="of:=IF(([.B240]+[.D240]) &gt;= ([.C240]+[.D240]);&quot;It's okay.&quot;;&quot;Must buy!&quot;)" office:value-type="string" office:string-value="It's okay." calcext:value-type="string">
            <text:p>It's okay.</text:p>
          </table:table-cell>
          <table:table-cell table:formula="of:=([.C240]+[.D240])-([.B240]+[.D240])" office:value-type="float" office:value="0" calcext:value-type="float">
            <text:p>0</text:p>
          </table:table-cell>
          <table:table-cell/>
          <table:table-cell table:formula="of:=IF(([.C240]+[.D240]) &gt;= [.B240];&quot;It's okay.&quot;;&quot;Must buy!&quot;)" office:value-type="string" office:string-value="It's okay." calcext:value-type="string">
            <text:p>It's okay.</text:p>
          </table:table-cell>
          <table:table-cell table:formula="of:=[.B240]-([.C240]+[.D240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132629" calcext:value-type="float">
            <text:p>61326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s-Ev3, Ir Sensor</text:p>
          </table:table-cell>
          <table:table-cell table:style-name="ce4" table:formula="of:=IF(([.B241]+[.D241]) &gt;= ([.C241]+[.D241]);&quot;It's okay.&quot;;&quot;Must buy!&quot;)" office:value-type="string" office:string-value="It's okay." calcext:value-type="string">
            <text:p>It's okay.</text:p>
          </table:table-cell>
          <table:table-cell table:formula="of:=([.C241]+[.D241])-([.B241]+[.D241])" office:value-type="float" office:value="-1" calcext:value-type="float">
            <text:p>-1</text:p>
          </table:table-cell>
          <table:table-cell/>
          <table:table-cell table:formula="of:=IF(([.C241]+[.D241]) &gt;= [.B241];&quot;It's okay.&quot;;&quot;Must buy!&quot;)" office:value-type="string" office:string-value="Must buy!" calcext:value-type="string">
            <text:p>Must buy!</text:p>
          </table:table-cell>
          <table:table-cell table:formula="of:=[.B241]-([.C241]+[.D241])" office:value-type="float" office:value="1" calcext:value-type="float">
            <text:p>1</text:p>
          </table:table-cell>
        </table:table-row>
        <table:table-row table:style-name="ro1" table:number-rows-repeated="1048334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'EV3 Combined List'.F1:'EV3 Combined List'.F1048576">
            <calcext:condition calcext:apply-style-name="Alarm!" calcext:value="=&quot;Must buy!&quot;" calcext:base-cell-address="'EV3 Combined List'.F1"/>
            <calcext:condition calcext:apply-style-name="Good." calcext:value="=&quot;It's okay.&quot;" calcext:base-cell-address="'EV3 Combined List'.F1"/>
          </calcext:conditional-format>
          <calcext:conditional-format calcext:target-range-address="'EV3 Combined List'.G1:'EV3 Combined List'.G1048576">
            <calcext:condition calcext:apply-style-name="Fast transparent" calcext:value="=0" calcext:base-cell-address="'EV3 Combined List'.G1"/>
            <calcext:condition calcext:apply-style-name="Fettes Brot" calcext:value="&gt;0" calcext:base-cell-address="'EV3 Combined List'.G1"/>
            <calcext:condition calcext:apply-style-name="Leicht wie Wolken" calcext:value="&lt;0" calcext:base-cell-address="'EV3 Combined List'.G1"/>
          </calcext:conditional-format>
          <calcext:conditional-format calcext:target-range-address="'EV3 Combined List'.J1:'EV3 Combined List'.J1048576">
            <calcext:condition calcext:apply-style-name="Fast transparent" calcext:value="=0" calcext:base-cell-address="'EV3 Combined List'.J1"/>
            <calcext:condition calcext:apply-style-name="Leicht wie Wolken" calcext:value="&lt;0" calcext:base-cell-address="'EV3 Combined List'.J1"/>
            <calcext:condition calcext:apply-style-name="Fettes Brot" calcext:value="&gt;0" calcext:base-cell-address="'EV3 Combined List'.J1"/>
          </calcext:conditional-format>
          <calcext:conditional-format calcext:target-range-address="'EV3 Combined List'.I1:'EV3 Combined List'.I1048576">
            <calcext:condition calcext:apply-style-name="Alarm!" calcext:value="=&quot;Must buy!&quot;" calcext:base-cell-address="'EV3 Combined List'.I1"/>
            <calcext:condition calcext:apply-style-name="Good." calcext:value="=&quot;It's okay.&quot;" calcext:base-cell-address="'EV3 Combined List'.I1"/>
          </calcext:conditional-format>
        </calcext:conditional-formats>
      </table:table>
      <table:named-expressions/>
      <table:database-ranges>
        <table:database-range table:name="__Anonymous_Sheet_DB__0" table:target-range-address="'EV3 Combined List'.A1:'EV3 Combined List'.J24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_21_" style:display-name="Alarm!" style:family="table-cell" style:parent-style-name="Default">
      <style:table-cell-properties fo:background-color="#ff3333"/>
      <style:text-properties fo:color="#ffff99" fo:text-shadow="1pt 1pt"/>
    </style:style>
    <style:style style:name="Good." style:family="table-cell" style:parent-style-name="Default">
      <style:table-cell-properties fo:background-color="#66cc00"/>
      <style:text-properties fo:color="#ffff99" fo:text-shadow="1pt 1pt"/>
    </style:style>
    <style:style style:name="Fettes_20_Brot" style:display-name="Fettes Brot" style:family="table-cell" style:parent-style-name="Default">
      <style:text-properties fo:font-weight="bold"/>
    </style:style>
    <style:style style:name="Fast_20_transparent" style:display-name="Fast transparent" style:family="table-cell" style:parent-style-name="Default">
      <style:text-properties fo:color="#dddddd"/>
    </style:style>
    <style:style style:name="Leicht_20_wie_20_Wolken" style:display-name="Leicht wie Wolken" style:family="table-cell" style:parent-style-name="Default">
      <style:text-properties fo:color="#00ccff"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02:10:55.503293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9:15:26.043443857</meta:creation-date>
    <dc:date>2015-12-28T03:58:07.535949109</dc:date>
    <meta:editing-duration>P1DT5H5M</meta:editing-duration>
    <meta:editing-cycles>17</meta:editing-cycles>
    <meta:generator>LibreOffice/4.2.8.2$Linux_X86_64 LibreOffice_project/420m0$Build-2</meta:generator>
    <meta:document-statistic meta:table-count="1" meta:cell-count="2170" meta:object-count="0"/>
  </office:meta>
</office:document-meta>
</file>